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76mm"/>
    </style:style>
    <style:style style:name="co2" style:family="table-column">
      <style:table-column-properties fo:break-before="auto" style:column-width="46.57mm"/>
    </style:style>
    <style:style style:name="co3" style:family="table-column">
      <style:table-column-properties fo:break-before="auto" style:column-width="5.59mm"/>
    </style:style>
    <style:style style:name="co4" style:family="table-column">
      <style:table-column-properties fo:break-before="auto" style:column-width="21.08mm"/>
    </style:style>
    <style:style style:name="co5" style:family="table-column">
      <style:table-column-properties fo:break-before="auto" style:column-width="49.74mm"/>
    </style:style>
    <style:style style:name="co6" style:family="table-column">
      <style:table-column-properties fo:break-before="auto" style:column-width="5.34mm"/>
    </style:style>
    <style:style style:name="co7" style:family="table-column">
      <style:table-column-properties fo:break-before="auto" style:column-width="184.1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3.42mm"/>
    </style:style>
    <style:style style:name="co10" style:family="table-column">
      <style:table-column-properties fo:break-before="auto" style:column-width="40.92mm"/>
    </style:style>
    <style:style style:name="co11" style:family="table-column">
      <style:table-column-properties fo:break-before="auto" style:column-width="11.71mm"/>
    </style:style>
    <style:style style:name="co12" style:family="table-column">
      <style:table-column-properties fo:break-before="auto" style:column-width="53.92mm"/>
    </style:style>
    <style:style style:name="co13" style:family="table-column">
      <style:table-column-properties fo:break-before="auto" style:column-width="94.26mm"/>
    </style:style>
    <style:style style:name="co14" style:family="table-column">
      <style:table-column-properties fo:break-before="auto" style:column-width="9.67mm"/>
    </style:style>
    <style:style style:name="co15" style:family="table-column">
      <style:table-column-properties fo:break-before="auto" style:column-width="59.62mm"/>
    </style:style>
    <style:style style:name="co16" style:family="table-column">
      <style:table-column-properties fo:break-before="auto" style:column-width="78.69mm"/>
    </style:style>
    <style:style style:name="co17" style:family="table-column">
      <style:table-column-properties fo:break-before="auto" style:column-width="80.98mm"/>
    </style:style>
    <style:style style:name="co18" style:family="table-column">
      <style:table-column-properties fo:break-before="auto" style:column-width="4.07mm"/>
    </style:style>
    <style:style style:name="co19" style:family="table-column">
      <style:table-column-properties fo:break-before="auto" style:column-width="71.08mm"/>
    </style:style>
    <style:style style:name="co20" style:family="table-column">
      <style:table-column-properties fo:break-before="auto" style:column-width="8.91mm"/>
    </style:style>
    <style:style style:name="co21" style:family="table-column">
      <style:table-column-properties fo:break-before="auto" style:column-width="89.64mm"/>
    </style:style>
    <style:style style:name="co22" style:family="table-column">
      <style:table-column-properties fo:break-before="auto" style:column-width="11.2mm"/>
    </style:style>
    <style:style style:name="co23" style:family="table-column">
      <style:table-column-properties fo:break-before="auto" style:column-width="30.3mm"/>
    </style:style>
    <style:style style:name="co24" style:family="table-column">
      <style:table-column-properties fo:break-before="auto" style:column-width="33.58mm"/>
    </style:style>
    <style:style style:name="co25" style:family="table-column">
      <style:table-column-properties fo:break-before="auto" style:column-width="188.26mm"/>
    </style:style>
    <style:style style:name="co26" style:family="table-column">
      <style:table-column-properties fo:break-before="auto" style:column-width="95.85mm"/>
    </style:style>
    <style:style style:name="co27" style:family="table-column">
      <style:table-column-properties fo:break-before="auto" style:column-width="16.55mm"/>
    </style:style>
    <style:style style:name="co28" style:family="table-column">
      <style:table-column-properties fo:break-before="auto" style:column-width="36.12mm"/>
    </style:style>
    <style:style style:name="co29" style:family="table-column">
      <style:table-column-properties fo:break-before="auto" style:column-width="28.49mm"/>
    </style:style>
    <style:style style:name="co30" style:family="table-column">
      <style:table-column-properties fo:break-before="auto" style:column-width="48.8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6.84mm" fo:break-before="auto" style:use-optimal-row-height="false"/>
    </style:style>
    <style:style style:name="ro4" style:family="table-row">
      <style:table-row-properties style:row-height="4.99mm" fo:break-before="auto" style:use-optimal-row-height="false"/>
    </style:style>
    <style:style style:name="ro5" style:family="table-row">
      <style:table-row-properties style:row-height="6.58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1" style:family="table-cell" style:parent-style-name="Default">
      <style:table-cell-properties fo:background-color="#00a933" style:rotation-align="none"/>
      <style:text-properties fo:color="#ffffff" style:font-name="Liberation Mono" fo:font-weight="bold" style:font-weight-asian="bold" style:font-weight-complex="bold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font-name="Liberation Mono"/>
    </style:style>
    <style:style style:name="ce40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Liberation Mono"/>
    </style:style>
    <style:style style:name="ce41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Liberation Mono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font-name="Liberation Mono"/>
    </style:style>
    <style:style style:name="ce45" style:family="table-cell" style:parent-style-name="Default" style:data-style-name="N11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/>
    </style:style>
    <style:style style:name="ce46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Liberation Mono"/>
    </style:style>
    <style:style style:name="ce47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font-name="Liberation Mono"/>
    </style:style>
    <style:style style:name="ce48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Liberation Mono"/>
    </style:style>
    <style:style style:name="ce49" style:family="table-cell" style:parent-style-name="Default" style:data-style-name="N113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Liberation Mono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style:rotation-align="none"/>
      <style:text-properties style:font-name="Liberation Mono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 style:data-style-name="N113">
      <style:table-cell-properties style:rotation-align="none"/>
      <style:text-properties style:font-name="Liberation Mono"/>
    </style:style>
    <style:style style:name="ce63" style:family="table-cell" style:parent-style-name="Default">
      <style:table-cell-properties fo:background-color="#00a933"/>
      <style:text-properties fo:color="#ffffff" fo:font-weight="bold" style:font-weight-asian="bold" style:font-weight-complex="bold"/>
    </style:style>
    <style:style style:name="ce64" style:family="table-cell" style:parent-style-name="Default">
      <style:table-cell-properties fo:background-color="#00a933" style:vertical-align="middle"/>
      <style:text-properties fo:color="#ffffff" style:font-name="Liberation Mono"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fo:background-color="#eeeeee"/>
      <style:text-properties style:font-name="Liberation Mono" fo:font-size="11pt" style:font-size-asian="11pt" style:font-size-complex="11pt"/>
    </style:style>
    <style:style style:name="ce66" style:family="table-cell" style:parent-style-name="Default">
      <style:text-properties style:font-name="Liberation Mono" fo:font-size="11pt" style:font-size-asian="11pt" style:font-size-complex="11pt"/>
    </style:style>
    <style:style style:name="ce32" style:family="table-cell" style:parent-style-name="Default">
      <style:table-cell-properties fo:background-color="#dddddd"/>
      <style:text-properties style:font-name="Liberation Mono" fo:font-size="11pt" style:font-size-asian="11pt" style:font-size-complex="11pt"/>
    </style:style>
    <style:style style:name="ce68" style:family="table-cell" style:parent-style-name="Default">
      <style:table-cell-properties fo:background-color="#dddddd"/>
      <style:text-properties fo:color="#000000" style:font-name="Liberation Mono" fo:font-size="11pt" style:font-size-asian="11pt" style:font-size-complex="11pt"/>
    </style:style>
    <style:style style:name="ce69" style:family="table-cell" style:parent-style-name="Default">
      <style:table-cell-properties fo:background-color="transparent"/>
      <style:text-properties fo:color="#000000" style:font-name="Liberation Mono" fo:font-size="11pt" style:font-size-asian="11pt" style:font-size-complex="11pt"/>
    </style:style>
    <style:style style:name="ce70" style:family="table-cell" style:parent-style-name="Default">
      <style:table-cell-properties fo:background-color="transparent"/>
      <style:text-properties style:font-name="Liberation Mono" fo:font-size="11pt" style:font-size-asian="11pt" style:font-size-complex="11pt"/>
    </style:style>
    <style:style style:name="ce36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Mono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transparent"/>
      <style:text-properties fo:color="#000000" style:font-name="Liberation Mono" fo:font-size="11pt" style:font-size-asian="11pt" style:font-name-complex="Lohit Devanagari" style:font-size-complex="11pt"/>
    </style:style>
    <style:style style:name="ce73" style:family="table-cell" style:parent-style-name="Default">
      <style:text-properties style:font-name="Liberation Mono" fo:font-size="11pt" style:font-size-asian="11pt" style:font-name-complex="Lohit Devanagari" style:font-size-complex="11pt"/>
    </style:style>
    <style:style style:name="ce74" style:family="table-cell" style:parent-style-name="Default">
      <style:text-properties style:text-outline="false" style:text-line-through-style="none" style:text-line-through-type="none" style:font-name="Liberation Mono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fo:color="#000000" style:text-outline="false" style:text-line-through-style="none" style:text-line-through-type="none" style:font-name="Liberation Mono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style:font-name="Liberation Mono" fo:font-size="12pt" style:font-size-asian="12pt" style:font-size-complex="12pt"/>
    </style:style>
    <style:style style:name="ce77" style:family="table-cell" style:parent-style-name="Default">
      <style:table-cell-properties fo:background-color="#00a933" style:text-align-source="fix" style:repeat-content="false" style:vertical-align="middle"/>
      <style:paragraph-properties fo:text-align="end" fo:margin-left="0mm"/>
      <style:text-properties fo:color="#ffffff" style:font-name="Liberation Mono"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Mono" fo:font-size="11pt" style:font-size-asian="11pt" style:font-size-complex="11pt"/>
    </style:style>
    <style:style style:name="ce79" style:family="table-cell" style:parent-style-name="Default">
      <style:table-cell-properties style:vertical-align="middle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  <style:text-properties fo:color="#ffffff" style:font-name="Liberation Mono"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style:font-name="Liberation Mono" fo:font-size="11pt" fo:font-weight="bold" style:font-size-asian="11pt" style:font-weight-asian="bold" style:font-name-complex="Lohit Devanagari" style:font-size-complex="11pt" style:font-weight-complex="bold"/>
    </style:style>
    <style:style style:name="ce82" style:family="table-cell" style:parent-style-name="Default">
      <style:table-cell-properties fo:background-color="#999999" style:vertical-align="middle"/>
      <style:text-properties fo:color="#ffffff" style:font-name="Liberation Mono"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mm"/>
      <style:text-properties fo:color="#ffffff" style:font-name="Liberation Mono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>
      <style:table-cell-properties style:vertical-align="middle"/>
      <style:text-properties style:font-name="Liberation Mono" fo:font-size="11pt" style:font-size-asian="11pt" style:font-size-complex="11pt"/>
    </style:style>
    <style:style style:name="ce85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  <style:text-properties fo:color="#ffffff" style:font-name="Liberation Mono" fo:font-size="12pt" style:font-size-asian="12pt" style:font-size-complex="12pt"/>
    </style:style>
    <style:style style:name="ce86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  <style:text-properties fo:color="#ffffff" style:font-name="Liberation Mono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0000" style:font-name="Liberation Mono" fo:font-size="12pt" fo:font-weight="bold" style:font-size-asian="12pt" style:font-weight-asian="bold" style:font-name-complex="Lohit Devanagari" style:font-size-complex="12pt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Liberation Mono" fo:font-size="12pt" fo:font-weight="bold" style:font-size-asian="12pt" style:font-weight-asian="bold" style:font-name-complex="Lohit Devanagari" style:font-size-complex="12pt" style:font-weight-complex="bold"/>
    </style:style>
    <style:style style:name="ce89" style:family="table-cell" style:parent-style-name="Default">
      <style:table-cell-properties fo:background-color="#999999" style:vertical-align="middle"/>
      <style:text-properties fo:color="#ffffff" style:font-name="Liberation Mono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mm"/>
      <style:text-properties fo:color="#ffffff" style:font-name="Liberation Mono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Liberation Mono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style:vertical-align="middle"/>
    </style:style>
    <style:style style:name="ce112" style:family="table-cell" style:parent-style-name="Default" style:data-style-name="N84">
      <style:table-cell-properties fo:background-color="#00a933" style:vertical-align="middle"/>
      <style:text-properties fo:color="#ffffff" style:font-name="Liberation Mono"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84">
      <style:text-properties style:font-name="Liberation Mono" fo:font-size="12pt" style:font-size-asian="12pt" style:font-size-complex="12pt"/>
    </style:style>
    <style:style style:name="ce114" style:family="table-cell" style:parent-style-name="Default">
      <style:table-cell-properties fo:background-color="#00a933" style:vertical-align="middle"/>
      <style:text-properties fo:color="#ffffff" style:font-name="Liberation Mono"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style:vertical-align="middle"/>
      <style:text-properties style:font-name="Liberation Mono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Category.$E$2:$Category.$E$40])" table:allow-empty-cell="false" table:display-list="unsorted" table:base-cell-address="Keywords.C2">
          <table:error-message table:message-type="stop" table:display="true"/>
        </table:content-validation>
        <table:content-validation table:name="val2" table:condition="of:cell-content-is-in-list(#REF!)" table:allow-empty-cell="false" table:display-list="unsorted" table:base-cell-address="category_lists.I45">
          <table:error-message table:message-type="stop" table:display="true"/>
        </table:content-validation>
        <table:content-validation table:name="val3" table:condition="of:cell-content-is-in-list([$Category.$E$2:$Category.$E$43])" table:allow-empty-cell="false" table:display-list="unsorted" table:base-cell-address="Keywords.B2">
          <table:error-message table:message-type="stop" table:display="true"/>
        </table:content-validation>
        <table:content-validation table:name="val4" table:condition="of:cell-content-is-in-list([$Category.$E$2:$Category.$E$43])" table:allow-empty-cell="false" table:display-list="unsorted" table:base-cell-address="Keywords.B37">
          <table:error-message table:message-type="stop" table:display="true"/>
        </table:content-validation>
      </table:content-validations>
      <table:table table:name="category_lists" table:style-name="ta1">
        <office:forms form:automatic-focus="false" form:apply-design-mode="false"/>
        <table:table-column table:style-name="co1" table:default-cell-style-name="ce52"/>
        <table:table-column table:style-name="co2" table:default-cell-style-name="ce52"/>
        <table:table-column table:style-name="co3" table:default-cell-style-name="ce52"/>
        <table:table-column table:style-name="co4" table:default-cell-style-name="ce52"/>
        <table:table-column table:style-name="co5" table:default-cell-style-name="ce52"/>
        <table:table-column table:style-name="co6" table:default-cell-style-name="ce52"/>
        <table:table-column table:style-name="co7" table:default-cell-style-name="ce52"/>
        <table:table-column table:style-name="co4" table:number-columns-repeated="1014" table:default-cell-style-name="ce52"/>
        <table:table-column table:style-name="co8" table:number-columns-repeated="3" table:default-cell-style-name="Default"/>
        <table:table-row table:style-name="ro1">
          <table:table-cell table:style-name="ce21" table:number-columns-repeated="3"/>
          <table:table-cell table:style-name="ce21" office:value-type="string" calcext:value-type="string">
            <text:p>Code</text:p>
          </table:table-cell>
          <table:table-cell table:style-name="ce21" office:value-type="string" calcext:value-type="string">
            <text:p>Category</text:p>
          </table:table-cell>
          <table:table-cell table:style-name="ce21"/>
          <table:table-cell table:style-name="ce21" office:value-type="string" calcext:value-type="string">
            <text:p>Database Table Insert</text:p>
          </table:table-cell>
          <table:table-cell table:style-name="ce21" table:number-columns-repeated="1014"/>
          <table:table-cell table:style-name="ce63" table:number-columns-repeated="3"/>
        </table:table-row>
        <table:table-row table:style-name="ro1">
          <table:table-cell table:style-name="ce38" office:value-type="string" calcext:value-type="string">
            <text:p>A</text:p>
          </table:table-cell>
          <table:table-cell table:style-name="ce53" office:value-type="string" calcext:value-type="string">
            <text:p>Housing Expenses</text:p>
          </table:table-cell>
          <table:table-cell table:style-name="ce62"/>
          <table:table-cell table:formula="of:=IF(ISTEXT([.A2]); CONCATENATE([.A2];TEXT(&quot;0&quot;;&quot;00&quot;)); CONCATENATE(&quot;A&quot;;TEXT([.A2];&quot;00&quot;)))" office:value-type="string" office:string-value="A00" calcext:value-type="string">
            <text:p>A00</text:p>
          </table:table-cell>
          <table:table-cell table:formula="of:=[.B2]" office:value-type="string" office:string-value="Housing Expenses" calcext:value-type="string">
            <text:p>Housing Expenses</text:p>
          </table:table-cell>
          <table:table-cell/>
          <table:table-cell table:formula="of:=&quot;INSERT INTO wcategory (cat_code,cat_name) VALUES ('&quot;&amp;[.D2]&amp;&quot;','&quot;&amp;[.E2]&amp;&quot;');&quot;" office:value-type="string" office:string-value="INSERT INTO wcategory (cat_code,cat_name) VALUES ('A00','Housing Expenses');" calcext:value-type="string">
            <text:p>INSERT INTO wcategory (cat_code,cat_name) VALUES ('A00','Housing Expenses');</text:p>
          </table:table-cell>
          <table:table-cell table:number-columns-repeated="1017"/>
        </table:table-row>
        <table:table-row table:style-name="ro1">
          <table:table-cell table:style-name="ce39" office:value-type="float" office:value="1" calcext:value-type="float">
            <text:p>01</text:p>
          </table:table-cell>
          <table:table-cell table:style-name="ce42" office:value-type="string" calcext:value-type="string">
            <text:p>Mortgage</text:p>
          </table:table-cell>
          <table:table-cell table:style-name="ce62"/>
          <table:table-cell table:formula="of:=IF(ISTEXT([.A3]); CONCATENATE([.A3];TEXT(&quot;0&quot;;&quot;00&quot;)); CONCATENATE(&quot;A&quot;;TEXT([.A3];&quot;00&quot;)))" office:value-type="string" office:string-value="A01" calcext:value-type="string">
            <text:p>A01</text:p>
          </table:table-cell>
          <table:table-cell table:formula="of:=[.B3]" office:value-type="string" office:string-value="Mortgage" calcext:value-type="string">
            <text:p>Mortgage</text:p>
          </table:table-cell>
          <table:table-cell/>
          <table:table-cell table:formula="of:=&quot;INSERT INTO wcategory (cat_code,cat_name) VALUES ('&quot;&amp;[.D3]&amp;&quot;','&quot;&amp;[.E3]&amp;&quot;');&quot;" office:value-type="string" office:string-value="INSERT INTO wcategory (cat_code,cat_name) VALUES ('A01','Mortgage');" calcext:value-type="string">
            <text:p>INSERT INTO wcategory (cat_code,cat_name) VALUES ('A01','Mortgage');</text:p>
          </table:table-cell>
          <table:table-cell table:number-columns-repeated="1017"/>
        </table:table-row>
        <table:table-row table:style-name="ro1">
          <table:table-cell table:style-name="ce40" office:value-type="float" office:value="2" calcext:value-type="float">
            <text:p>02</text:p>
          </table:table-cell>
          <table:table-cell table:style-name="ce54" office:value-type="string" calcext:value-type="string">
            <text:p>Rent</text:p>
          </table:table-cell>
          <table:table-cell table:style-name="ce62"/>
          <table:table-cell table:formula="of:=IF(ISTEXT([.A4]); CONCATENATE([.A4];TEXT(&quot;0&quot;;&quot;00&quot;)); CONCATENATE(&quot;A&quot;;TEXT([.A4];&quot;00&quot;)))" office:value-type="string" office:string-value="A02" calcext:value-type="string">
            <text:p>A02</text:p>
          </table:table-cell>
          <table:table-cell table:formula="of:=[.B4]" office:value-type="string" office:string-value="Rent" calcext:value-type="string">
            <text:p>Rent</text:p>
          </table:table-cell>
          <table:table-cell/>
          <table:table-cell table:formula="of:=&quot;INSERT INTO wcategory (cat_code,cat_name) VALUES ('&quot;&amp;[.D4]&amp;&quot;','&quot;&amp;[.E4]&amp;&quot;');&quot;" office:value-type="string" office:string-value="INSERT INTO wcategory (cat_code,cat_name) VALUES ('A02','Rent');" calcext:value-type="string">
            <text:p>INSERT INTO wcategory (cat_code,cat_name) VALUES ('A02','Rent');</text:p>
          </table:table-cell>
          <table:table-cell table:number-columns-repeated="1017"/>
        </table:table-row>
        <table:table-row table:style-name="ro1">
          <table:table-cell table:style-name="ce40" office:value-type="float" office:value="3" calcext:value-type="float">
            <text:p>03</text:p>
          </table:table-cell>
          <table:table-cell table:style-name="ce54" office:value-type="string" calcext:value-type="string">
            <text:p>Electricity</text:p>
          </table:table-cell>
          <table:table-cell table:style-name="ce62"/>
          <table:table-cell table:formula="of:=IF(ISTEXT([.A5]); CONCATENATE([.A5];TEXT(&quot;0&quot;;&quot;00&quot;)); CONCATENATE(&quot;A&quot;;TEXT([.A5];&quot;00&quot;)))" office:value-type="string" office:string-value="A03" calcext:value-type="string">
            <text:p>A03</text:p>
          </table:table-cell>
          <table:table-cell table:formula="of:=[.B5]" office:value-type="string" office:string-value="Electricity" calcext:value-type="string">
            <text:p>Electricity</text:p>
          </table:table-cell>
          <table:table-cell/>
          <table:table-cell table:formula="of:=&quot;INSERT INTO wcategory (cat_code,cat_name) VALUES ('&quot;&amp;[.D5]&amp;&quot;','&quot;&amp;[.E5]&amp;&quot;');&quot;" office:value-type="string" office:string-value="INSERT INTO wcategory (cat_code,cat_name) VALUES ('A03','Electricity');" calcext:value-type="string">
            <text:p>INSERT INTO wcategory (cat_code,cat_name) VALUES ('A03','Electricity');</text:p>
          </table:table-cell>
          <table:table-cell table:number-columns-repeated="1017"/>
        </table:table-row>
        <table:table-row table:style-name="ro1">
          <table:table-cell table:style-name="ce40" office:value-type="float" office:value="4" calcext:value-type="float">
            <text:p>04</text:p>
          </table:table-cell>
          <table:table-cell table:style-name="ce54" office:value-type="string" calcext:value-type="string">
            <text:p>Internet/Phone</text:p>
          </table:table-cell>
          <table:table-cell table:style-name="ce62"/>
          <table:table-cell table:formula="of:=IF(ISTEXT([.A6]); CONCATENATE([.A6];TEXT(&quot;0&quot;;&quot;00&quot;)); CONCATENATE(&quot;A&quot;;TEXT([.A6];&quot;00&quot;)))" office:value-type="string" office:string-value="A04" calcext:value-type="string">
            <text:p>A04</text:p>
          </table:table-cell>
          <table:table-cell table:formula="of:=[.B6]" office:value-type="string" office:string-value="Internet/Phone" calcext:value-type="string">
            <text:p>Internet/Phone</text:p>
          </table:table-cell>
          <table:table-cell/>
          <table:table-cell table:formula="of:=&quot;INSERT INTO wcategory (cat_code,cat_name) VALUES ('&quot;&amp;[.D6]&amp;&quot;','&quot;&amp;[.E6]&amp;&quot;');&quot;" office:value-type="string" office:string-value="INSERT INTO wcategory (cat_code,cat_name) VALUES ('A04','Internet/Phone');" calcext:value-type="string">
            <text:p>INSERT INTO wcategory (cat_code,cat_name) VALUES ('A04','Internet/Phone');</text:p>
          </table:table-cell>
          <table:table-cell table:number-columns-repeated="1017"/>
        </table:table-row>
        <table:table-row table:style-name="ro1">
          <table:table-cell table:style-name="ce40" office:value-type="float" office:value="99" calcext:value-type="float">
            <text:p>99</text:p>
          </table:table-cell>
          <table:table-cell table:style-name="ce54" office:value-type="string" calcext:value-type="string">
            <text:p>Other</text:p>
          </table:table-cell>
          <table:table-cell table:style-name="ce62"/>
          <table:table-cell table:formula="of:=IF(ISTEXT([.A7]); CONCATENATE([.A7];TEXT(&quot;0&quot;;&quot;00&quot;)); CONCATENATE(&quot;A&quot;;TEXT([.A7];&quot;00&quot;)))" office:value-type="string" office:string-value="A99" calcext:value-type="string">
            <text:p>A99</text:p>
          </table:table-cell>
          <table:table-cell table:formula="of:=[.B7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7]&amp;&quot;','&quot;&amp;[.E7]&amp;&quot;');&quot;" office:value-type="string" office:string-value="INSERT INTO wcategory (cat_code,cat_name) VALUES ('A99','Other');" calcext:value-type="string">
            <text:p>INSERT INTO wcategory (cat_code,cat_name) VALUES ('A99','Other');</text:p>
          </table:table-cell>
          <table:table-cell table:number-columns-repeated="1017"/>
        </table:table-row>
        <table:table-row table:style-name="ro1">
          <table:table-cell table:style-name="ce38" office:value-type="string" calcext:value-type="string">
            <text:p>B</text:p>
          </table:table-cell>
          <table:table-cell table:style-name="ce38" office:value-type="string" calcext:value-type="string">
            <text:p>Transportation</text:p>
          </table:table-cell>
          <table:table-cell table:style-name="ce62"/>
          <table:table-cell table:formula="of:=IF(ISTEXT([.A8]); CONCATENATE([.A8];TEXT(&quot;0&quot;;&quot;00&quot;)); CONCATENATE(&quot;A&quot;;TEXT([.A8];&quot;00&quot;)))" office:value-type="string" office:string-value="B00" calcext:value-type="string">
            <text:p>B00</text:p>
          </table:table-cell>
          <table:table-cell table:formula="of:=[.B8]" office:value-type="string" office:string-value="Transportation" calcext:value-type="string">
            <text:p>Transportation</text:p>
          </table:table-cell>
          <table:table-cell/>
          <table:table-cell table:formula="of:=&quot;INSERT INTO wcategory (cat_code,cat_name) VALUES ('&quot;&amp;[.D8]&amp;&quot;','&quot;&amp;[.E8]&amp;&quot;');&quot;" office:value-type="string" office:string-value="INSERT INTO wcategory (cat_code,cat_name) VALUES ('B00','Transportation');" calcext:value-type="string">
            <text:p>INSERT INTO wcategory (cat_code,cat_name) VALUES ('B00','Transportation');</text:p>
          </table:table-cell>
          <table:table-cell table:number-columns-repeated="1017"/>
        </table:table-row>
        <table:table-row table:style-name="ro1">
          <table:table-cell table:style-name="ce39" office:value-type="float" office:value="1" calcext:value-type="float">
            <text:p>01</text:p>
          </table:table-cell>
          <table:table-cell table:style-name="ce42" office:value-type="string" calcext:value-type="string">
            <text:p>Fuel</text:p>
          </table:table-cell>
          <table:table-cell table:style-name="ce62"/>
          <table:table-cell table:formula="of:=IF(ISTEXT([.A9]); CONCATENATE([.A9];TEXT(&quot;0&quot;;&quot;00&quot;)); CONCATENATE(&quot;B&quot;;TEXT([.A9];&quot;00&quot;)))" office:value-type="string" office:string-value="B01" calcext:value-type="string">
            <text:p>B01</text:p>
          </table:table-cell>
          <table:table-cell table:formula="of:=[.B9]" office:value-type="string" office:string-value="Fuel" calcext:value-type="string">
            <text:p>Fuel</text:p>
          </table:table-cell>
          <table:table-cell/>
          <table:table-cell table:formula="of:=&quot;INSERT INTO wcategory (cat_code,cat_name) VALUES ('&quot;&amp;[.D9]&amp;&quot;','&quot;&amp;[.E9]&amp;&quot;');&quot;" office:value-type="string" office:string-value="INSERT INTO wcategory (cat_code,cat_name) VALUES ('B01','Fuel');" calcext:value-type="string">
            <text:p>INSERT INTO wcategory (cat_code,cat_name) VALUES ('B01','Fuel');</text:p>
          </table:table-cell>
          <table:table-cell table:number-columns-repeated="1017"/>
        </table:table-row>
        <table:table-row table:style-name="ro1">
          <table:table-cell table:style-name="ce40" office:value-type="float" office:value="2" calcext:value-type="float">
            <text:p>02</text:p>
          </table:table-cell>
          <table:table-cell table:style-name="ce54" office:value-type="string" calcext:value-type="string">
            <text:p>Insurance</text:p>
          </table:table-cell>
          <table:table-cell table:style-name="ce62"/>
          <table:table-cell table:formula="of:=IF(ISTEXT([.A10]); CONCATENATE([.A10];TEXT(&quot;0&quot;;&quot;00&quot;)); CONCATENATE(&quot;B&quot;;TEXT([.A10];&quot;00&quot;)))" office:value-type="string" office:string-value="B02" calcext:value-type="string">
            <text:p>B02</text:p>
          </table:table-cell>
          <table:table-cell table:formula="of:=[.B10]" office:value-type="string" office:string-value="Insurance" calcext:value-type="string">
            <text:p>Insurance</text:p>
          </table:table-cell>
          <table:table-cell/>
          <table:table-cell table:formula="of:=&quot;INSERT INTO wcategory (cat_code,cat_name) VALUES ('&quot;&amp;[.D10]&amp;&quot;','&quot;&amp;[.E10]&amp;&quot;');&quot;" office:value-type="string" office:string-value="INSERT INTO wcategory (cat_code,cat_name) VALUES ('B02','Insurance');" calcext:value-type="string">
            <text:p>INSERT INTO wcategory (cat_code,cat_name) VALUES ('B02','Insurance');</text:p>
          </table:table-cell>
          <table:table-cell table:number-columns-repeated="1017"/>
        </table:table-row>
        <table:table-row table:style-name="ro1">
          <table:table-cell table:style-name="ce40" office:value-type="float" office:value="3" calcext:value-type="float">
            <text:p>03</text:p>
          </table:table-cell>
          <table:table-cell table:style-name="ce54" office:value-type="string" calcext:value-type="string">
            <text:p>Registration</text:p>
          </table:table-cell>
          <table:table-cell table:style-name="ce62"/>
          <table:table-cell table:formula="of:=IF(ISTEXT([.A11]); CONCATENATE([.A11];TEXT(&quot;0&quot;;&quot;00&quot;)); CONCATENATE(&quot;B&quot;;TEXT([.A11];&quot;00&quot;)))" office:value-type="string" office:string-value="B03" calcext:value-type="string">
            <text:p>B03</text:p>
          </table:table-cell>
          <table:table-cell table:formula="of:=[.B11]" office:value-type="string" office:string-value="Registration" calcext:value-type="string">
            <text:p>Registration</text:p>
          </table:table-cell>
          <table:table-cell/>
          <table:table-cell table:formula="of:=&quot;INSERT INTO wcategory (cat_code,cat_name) VALUES ('&quot;&amp;[.D11]&amp;&quot;','&quot;&amp;[.E11]&amp;&quot;');&quot;" office:value-type="string" office:string-value="INSERT INTO wcategory (cat_code,cat_name) VALUES ('B03','Registration');" calcext:value-type="string">
            <text:p>INSERT INTO wcategory (cat_code,cat_name) VALUES ('B03','Registration');</text:p>
          </table:table-cell>
          <table:table-cell table:number-columns-repeated="1017"/>
        </table:table-row>
        <table:table-row table:style-name="ro1">
          <table:table-cell table:style-name="ce40" office:value-type="float" office:value="4" calcext:value-type="float">
            <text:p>04</text:p>
          </table:table-cell>
          <table:table-cell table:style-name="ce54" office:value-type="string" calcext:value-type="string">
            <text:p>Car Service</text:p>
          </table:table-cell>
          <table:table-cell table:style-name="ce62"/>
          <table:table-cell table:formula="of:=IF(ISTEXT([.A12]); CONCATENATE([.A12];TEXT(&quot;0&quot;;&quot;00&quot;)); CONCATENATE(&quot;B&quot;;TEXT([.A12];&quot;00&quot;)))" office:value-type="string" office:string-value="B04" calcext:value-type="string">
            <text:p>B04</text:p>
          </table:table-cell>
          <table:table-cell table:formula="of:=[.B12]" office:value-type="string" office:string-value="Car Service" calcext:value-type="string">
            <text:p>Car Service</text:p>
          </table:table-cell>
          <table:table-cell/>
          <table:table-cell table:formula="of:=&quot;INSERT INTO wcategory (cat_code,cat_name) VALUES ('&quot;&amp;[.D12]&amp;&quot;','&quot;&amp;[.E12]&amp;&quot;');&quot;" office:value-type="string" office:string-value="INSERT INTO wcategory (cat_code,cat_name) VALUES ('B04','Car Service');" calcext:value-type="string">
            <text:p>INSERT INTO wcategory (cat_code,cat_name) VALUES ('B04','Car Service');</text:p>
          </table:table-cell>
          <table:table-cell table:number-columns-repeated="1017"/>
        </table:table-row>
        <table:table-row table:style-name="ro1">
          <table:table-cell table:style-name="ce40" office:value-type="float" office:value="5" calcext:value-type="float">
            <text:p>05</text:p>
          </table:table-cell>
          <table:table-cell table:style-name="ce54" office:value-type="string" calcext:value-type="string">
            <text:p>Fare</text:p>
          </table:table-cell>
          <table:table-cell table:style-name="ce62"/>
          <table:table-cell table:formula="of:=IF(ISTEXT([.A13]); CONCATENATE([.A13];TEXT(&quot;0&quot;;&quot;00&quot;)); CONCATENATE(&quot;B&quot;;TEXT([.A13];&quot;00&quot;)))" office:value-type="string" office:string-value="B05" calcext:value-type="string">
            <text:p>B05</text:p>
          </table:table-cell>
          <table:table-cell table:formula="of:=[.B13]" office:value-type="string" office:string-value="Fare" calcext:value-type="string">
            <text:p>Fare</text:p>
          </table:table-cell>
          <table:table-cell/>
          <table:table-cell table:formula="of:=&quot;INSERT INTO wcategory (cat_code,cat_name) VALUES ('&quot;&amp;[.D13]&amp;&quot;','&quot;&amp;[.E13]&amp;&quot;');&quot;" office:value-type="string" office:string-value="INSERT INTO wcategory (cat_code,cat_name) VALUES ('B05','Fare');" calcext:value-type="string">
            <text:p>INSERT INTO wcategory (cat_code,cat_name) VALUES ('B05','Fare');</text:p>
          </table:table-cell>
          <table:table-cell table:number-columns-repeated="1017"/>
        </table:table-row>
        <table:table-row table:style-name="ro1">
          <table:table-cell table:style-name="ce40" office:value-type="float" office:value="6" calcext:value-type="float">
            <text:p>06</text:p>
          </table:table-cell>
          <table:table-cell table:style-name="ce54" office:value-type="string" calcext:value-type="string">
            <text:p>Parking Fee</text:p>
          </table:table-cell>
          <table:table-cell table:style-name="ce62"/>
          <table:table-cell table:formula="of:=IF(ISTEXT([.A14]); CONCATENATE([.A14];TEXT(&quot;0&quot;;&quot;00&quot;)); CONCATENATE(&quot;B&quot;;TEXT([.A14];&quot;00&quot;)))" office:value-type="string" office:string-value="B06" calcext:value-type="string">
            <text:p>B06</text:p>
          </table:table-cell>
          <table:table-cell table:formula="of:=[.B14]" office:value-type="string" office:string-value="Parking Fee" calcext:value-type="string">
            <text:p>Parking Fee</text:p>
          </table:table-cell>
          <table:table-cell/>
          <table:table-cell table:formula="of:=&quot;INSERT INTO wcategory (cat_code,cat_name) VALUES ('&quot;&amp;[.D14]&amp;&quot;','&quot;&amp;[.E14]&amp;&quot;');&quot;" office:value-type="string" office:string-value="INSERT INTO wcategory (cat_code,cat_name) VALUES ('B06','Parking Fee');" calcext:value-type="string">
            <text:p>INSERT INTO wcategory (cat_code,cat_name) VALUES ('B06','Parking Fee');</text:p>
          </table:table-cell>
          <table:table-cell table:number-columns-repeated="1017"/>
        </table:table-row>
        <table:table-row table:style-name="ro1">
          <table:table-cell table:style-name="ce40" office:value-type="float" office:value="7" calcext:value-type="float">
            <text:p>07</text:p>
          </table:table-cell>
          <table:table-cell table:style-name="ce54" office:value-type="string" calcext:value-type="string">
            <text:p>Fines</text:p>
          </table:table-cell>
          <table:table-cell table:style-name="ce62"/>
          <table:table-cell table:formula="of:=IF(ISTEXT([.A15]); CONCATENATE([.A15];TEXT(&quot;0&quot;;&quot;00&quot;)); CONCATENATE(&quot;B&quot;;TEXT([.A15];&quot;00&quot;)))" office:value-type="string" office:string-value="B07" calcext:value-type="string">
            <text:p>B07</text:p>
          </table:table-cell>
          <table:table-cell table:formula="of:=[.B15]" office:value-type="string" office:string-value="Fines" calcext:value-type="string">
            <text:p>Fines</text:p>
          </table:table-cell>
          <table:table-cell/>
          <table:table-cell table:formula="of:=&quot;INSERT INTO wcategory (cat_code,cat_name) VALUES ('&quot;&amp;[.D15]&amp;&quot;','&quot;&amp;[.E15]&amp;&quot;');&quot;" office:value-type="string" office:string-value="INSERT INTO wcategory (cat_code,cat_name) VALUES ('B07','Fines');" calcext:value-type="string">
            <text:p>INSERT INTO wcategory (cat_code,cat_name) VALUES ('B07','Fines');</text:p>
          </table:table-cell>
          <table:table-cell table:number-columns-repeated="1017"/>
        </table:table-row>
        <table:table-row table:style-name="ro1">
          <table:table-cell table:style-name="ce41" office:value-type="float" office:value="99" calcext:value-type="float">
            <text:p>99</text:p>
          </table:table-cell>
          <table:table-cell table:style-name="ce50" office:value-type="string" calcext:value-type="string">
            <text:p>Other</text:p>
          </table:table-cell>
          <table:table-cell table:style-name="ce62"/>
          <table:table-cell table:formula="of:=IF(ISTEXT([.A16]); CONCATENATE([.A16];TEXT(&quot;0&quot;;&quot;00&quot;)); CONCATENATE(&quot;B&quot;;TEXT([.A16];&quot;00&quot;)))" office:value-type="string" office:string-value="B99" calcext:value-type="string">
            <text:p>B99</text:p>
          </table:table-cell>
          <table:table-cell table:formula="of:=[.B16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16]&amp;&quot;','&quot;&amp;[.E16]&amp;&quot;');&quot;" office:value-type="string" office:string-value="INSERT INTO wcategory (cat_code,cat_name) VALUES ('B99','Other');" calcext:value-type="string">
            <text:p>INSERT INTO wcategory (cat_code,cat_name) VALUES ('B99','Other');</text:p>
          </table:table-cell>
          <table:table-cell table:number-columns-repeated="1017"/>
        </table:table-row>
        <table:table-row table:style-name="ro1">
          <table:table-cell table:style-name="ce42" office:value-type="string" calcext:value-type="string">
            <text:p>C</text:p>
          </table:table-cell>
          <table:table-cell table:style-name="ce42" office:value-type="string" calcext:value-type="string">
            <text:p>Medical/Health</text:p>
          </table:table-cell>
          <table:table-cell table:style-name="ce62"/>
          <table:table-cell table:formula="of:=IF(ISTEXT([.A17]); CONCATENATE([.A17];TEXT(&quot;0&quot;;&quot;00&quot;)); CONCATENATE(&quot;A&quot;;TEXT([.A17];&quot;00&quot;)))" office:value-type="string" office:string-value="C00" calcext:value-type="string">
            <text:p>C00</text:p>
          </table:table-cell>
          <table:table-cell table:formula="of:=[.B17]" office:value-type="string" office:string-value="Medical/Health" calcext:value-type="string">
            <text:p>Medical/Health</text:p>
          </table:table-cell>
          <table:table-cell/>
          <table:table-cell table:formula="of:=&quot;INSERT INTO wcategory (cat_code,cat_name) VALUES ('&quot;&amp;[.D17]&amp;&quot;','&quot;&amp;[.E17]&amp;&quot;');&quot;" office:value-type="string" office:string-value="INSERT INTO wcategory (cat_code,cat_name) VALUES ('C00','Medical/Health');" calcext:value-type="string">
            <text:p>INSERT INTO wcategory (cat_code,cat_name) VALUES ('C00','Medical/Health');</text:p>
          </table:table-cell>
          <table:table-cell table:number-columns-repeated="1017"/>
        </table:table-row>
        <table:table-row table:style-name="ro1">
          <table:table-cell table:style-name="ce39" office:value-type="float" office:value="1" calcext:value-type="float">
            <text:p>01</text:p>
          </table:table-cell>
          <table:table-cell table:style-name="ce38" office:value-type="string" calcext:value-type="string">
            <text:p>Insurance</text:p>
          </table:table-cell>
          <table:table-cell table:style-name="ce62"/>
          <table:table-cell table:formula="of:=IF(ISTEXT([.A18]); CONCATENATE([.A18];TEXT(&quot;0&quot;;&quot;00&quot;)); CONCATENATE(&quot;C&quot;;TEXT([.A18];&quot;00&quot;)))" office:value-type="string" office:string-value="C01" calcext:value-type="string">
            <text:p>C01</text:p>
          </table:table-cell>
          <table:table-cell table:formula="of:=[.B18]" office:value-type="string" office:string-value="Insurance" calcext:value-type="string">
            <text:p>Insurance</text:p>
          </table:table-cell>
          <table:table-cell/>
          <table:table-cell table:formula="of:=&quot;INSERT INTO wcategory (cat_code,cat_name) VALUES ('&quot;&amp;[.D18]&amp;&quot;','&quot;&amp;[.E18]&amp;&quot;');&quot;" office:value-type="string" office:string-value="INSERT INTO wcategory (cat_code,cat_name) VALUES ('C01','Insurance');" calcext:value-type="string">
            <text:p>INSERT INTO wcategory (cat_code,cat_name) VALUES ('C01','Insurance');</text:p>
          </table:table-cell>
          <table:table-cell table:number-columns-repeated="1017"/>
        </table:table-row>
        <table:table-row table:style-name="ro1">
          <table:table-cell table:style-name="ce40" office:value-type="float" office:value="2" calcext:value-type="float">
            <text:p>02</text:p>
          </table:table-cell>
          <table:table-cell table:style-name="ce53" office:value-type="string" calcext:value-type="string">
            <text:p>Medical Service</text:p>
          </table:table-cell>
          <table:table-cell table:style-name="ce62"/>
          <table:table-cell table:formula="of:=IF(ISTEXT([.A19]); CONCATENATE([.A19];TEXT(&quot;0&quot;;&quot;00&quot;)); CONCATENATE(&quot;C&quot;;TEXT([.A19];&quot;00&quot;)))" office:value-type="string" office:string-value="C02" calcext:value-type="string">
            <text:p>C02</text:p>
          </table:table-cell>
          <table:table-cell table:formula="of:=[.B19]" office:value-type="string" office:string-value="Medical Service" calcext:value-type="string">
            <text:p>Medical Service</text:p>
          </table:table-cell>
          <table:table-cell/>
          <table:table-cell table:formula="of:=&quot;INSERT INTO wcategory (cat_code,cat_name) VALUES ('&quot;&amp;[.D19]&amp;&quot;','&quot;&amp;[.E19]&amp;&quot;');&quot;" office:value-type="string" office:string-value="INSERT INTO wcategory (cat_code,cat_name) VALUES ('C02','Medical Service');" calcext:value-type="string">
            <text:p>INSERT INTO wcategory (cat_code,cat_name) VALUES ('C02','Medical Service');</text:p>
          </table:table-cell>
          <table:table-cell table:number-columns-repeated="1017"/>
        </table:table-row>
        <table:table-row table:style-name="ro1">
          <table:table-cell table:style-name="ce40" office:value-type="float" office:value="3" calcext:value-type="float">
            <text:p>03</text:p>
          </table:table-cell>
          <table:table-cell table:style-name="ce53" office:value-type="string" calcext:value-type="string">
            <text:p>Medicine/Drugs</text:p>
          </table:table-cell>
          <table:table-cell table:style-name="ce62"/>
          <table:table-cell table:formula="of:=IF(ISTEXT([.A20]); CONCATENATE([.A20];TEXT(&quot;0&quot;;&quot;00&quot;)); CONCATENATE(&quot;C&quot;;TEXT([.A20];&quot;00&quot;)))" office:value-type="string" office:string-value="C03" calcext:value-type="string">
            <text:p>C03</text:p>
          </table:table-cell>
          <table:table-cell table:formula="of:=[.B20]" office:value-type="string" office:string-value="Medicine/Drugs" calcext:value-type="string">
            <text:p>Medicine/Drugs</text:p>
          </table:table-cell>
          <table:table-cell/>
          <table:table-cell table:formula="of:=&quot;INSERT INTO wcategory (cat_code,cat_name) VALUES ('&quot;&amp;[.D20]&amp;&quot;','&quot;&amp;[.E20]&amp;&quot;');&quot;" office:value-type="string" office:string-value="INSERT INTO wcategory (cat_code,cat_name) VALUES ('C03','Medicine/Drugs');" calcext:value-type="string">
            <text:p>INSERT INTO wcategory (cat_code,cat_name) VALUES ('C03','Medicine/Drugs');</text:p>
          </table:table-cell>
          <table:table-cell table:number-columns-repeated="1017"/>
        </table:table-row>
        <table:table-row table:style-name="ro1">
          <table:table-cell table:style-name="ce40" office:value-type="float" office:value="4" calcext:value-type="float">
            <text:p>04</text:p>
          </table:table-cell>
          <table:table-cell table:style-name="ce53" office:value-type="string" calcext:value-type="string">
            <text:p>Health Club</text:p>
          </table:table-cell>
          <table:table-cell table:style-name="ce62"/>
          <table:table-cell table:formula="of:=IF(ISTEXT([.A21]); CONCATENATE([.A21];TEXT(&quot;0&quot;;&quot;00&quot;)); CONCATENATE(&quot;C&quot;;TEXT([.A21];&quot;00&quot;)))" office:value-type="string" office:string-value="C04" calcext:value-type="string">
            <text:p>C04</text:p>
          </table:table-cell>
          <table:table-cell table:formula="of:=[.B21]" office:value-type="string" office:string-value="Health Club" calcext:value-type="string">
            <text:p>Health Club</text:p>
          </table:table-cell>
          <table:table-cell/>
          <table:table-cell table:formula="of:=&quot;INSERT INTO wcategory (cat_code,cat_name) VALUES ('&quot;&amp;[.D21]&amp;&quot;','&quot;&amp;[.E21]&amp;&quot;');&quot;" office:value-type="string" office:string-value="INSERT INTO wcategory (cat_code,cat_name) VALUES ('C04','Health Club');" calcext:value-type="string">
            <text:p>INSERT INTO wcategory (cat_code,cat_name) VALUES ('C04','Health Club');</text:p>
          </table:table-cell>
          <table:table-cell table:number-columns-repeated="1017"/>
        </table:table-row>
        <table:table-row table:style-name="ro1">
          <table:table-cell table:style-name="ce41" office:value-type="float" office:value="99" calcext:value-type="float">
            <text:p>99</text:p>
          </table:table-cell>
          <table:table-cell table:style-name="ce55" office:value-type="string" calcext:value-type="string">
            <text:p>Other</text:p>
          </table:table-cell>
          <table:table-cell table:style-name="ce62"/>
          <table:table-cell table:formula="of:=IF(ISTEXT([.A22]); CONCATENATE([.A22];TEXT(&quot;0&quot;;&quot;00&quot;)); CONCATENATE(&quot;C&quot;;TEXT([.A22];&quot;00&quot;)))" office:value-type="string" office:string-value="C99" calcext:value-type="string">
            <text:p>C99</text:p>
          </table:table-cell>
          <table:table-cell table:formula="of:=[.B22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22]&amp;&quot;','&quot;&amp;[.E22]&amp;&quot;');&quot;" office:value-type="string" office:string-value="INSERT INTO wcategory (cat_code,cat_name) VALUES ('C99','Other');" calcext:value-type="string">
            <text:p>INSERT INTO wcategory (cat_code,cat_name) VALUES ('C99','Other');</text:p>
          </table:table-cell>
          <table:table-cell table:number-columns-repeated="1017"/>
        </table:table-row>
        <table:table-row table:style-name="ro1">
          <table:table-cell table:style-name="ce42" office:value-type="string" calcext:value-type="string">
            <text:p>D</text:p>
          </table:table-cell>
          <table:table-cell table:style-name="ce56" office:value-type="string" calcext:value-type="string">
            <text:p>Daily Living</text:p>
          </table:table-cell>
          <table:table-cell table:style-name="ce62"/>
          <table:table-cell table:formula="of:=IF(ISTEXT([.A23]); CONCATENATE([.A23];TEXT(&quot;0&quot;;&quot;00&quot;)); CONCATENATE(&quot;A&quot;;TEXT([.A23];&quot;00&quot;)))" office:value-type="string" office:string-value="D00" calcext:value-type="string">
            <text:p>D00</text:p>
          </table:table-cell>
          <table:table-cell table:formula="of:=[.B23]" office:value-type="string" office:string-value="Daily Living" calcext:value-type="string">
            <text:p>Daily Living</text:p>
          </table:table-cell>
          <table:table-cell/>
          <table:table-cell table:formula="of:=&quot;INSERT INTO wcategory (cat_code,cat_name) VALUES ('&quot;&amp;[.D23]&amp;&quot;','&quot;&amp;[.E23]&amp;&quot;');&quot;" office:value-type="string" office:string-value="INSERT INTO wcategory (cat_code,cat_name) VALUES ('D00','Daily Living');" calcext:value-type="string">
            <text:p>INSERT INTO wcategory (cat_code,cat_name) VALUES ('D00','Daily Living');</text:p>
          </table:table-cell>
          <table:table-cell table:number-columns-repeated="1017"/>
        </table:table-row>
        <table:table-row table:style-name="ro1">
          <table:table-cell table:style-name="ce39" office:value-type="float" office:value="1" calcext:value-type="float">
            <text:p>01</text:p>
          </table:table-cell>
          <table:table-cell table:style-name="ce38" office:value-type="string" calcext:value-type="string">
            <text:p>Groceries</text:p>
          </table:table-cell>
          <table:table-cell table:style-name="ce62"/>
          <table:table-cell table:formula="of:=IF(ISTEXT([.A24]); CONCATENATE([.A24];TEXT(&quot;0&quot;;&quot;00&quot;)); CONCATENATE(&quot;D&quot;;TEXT([.A24];&quot;00&quot;)))" office:value-type="string" office:string-value="D01" calcext:value-type="string">
            <text:p>D01</text:p>
          </table:table-cell>
          <table:table-cell table:formula="of:=[.B24]" office:value-type="string" office:string-value="Groceries" calcext:value-type="string">
            <text:p>Groceries</text:p>
          </table:table-cell>
          <table:table-cell/>
          <table:table-cell table:formula="of:=&quot;INSERT INTO wcategory (cat_code,cat_name) VALUES ('&quot;&amp;[.D24]&amp;&quot;','&quot;&amp;[.E24]&amp;&quot;');&quot;" office:value-type="string" office:string-value="INSERT INTO wcategory (cat_code,cat_name) VALUES ('D01','Groceries');" calcext:value-type="string">
            <text:p>INSERT INTO wcategory (cat_code,cat_name) VALUES ('D01','Groceries');</text:p>
          </table:table-cell>
          <table:table-cell table:number-columns-repeated="1017"/>
        </table:table-row>
        <table:table-row table:style-name="ro1">
          <table:table-cell table:style-name="ce40" office:value-type="float" office:value="2" calcext:value-type="float">
            <text:p>02</text:p>
          </table:table-cell>
          <table:table-cell table:style-name="ce53" office:value-type="string" calcext:value-type="string">
            <text:p>Alcohol</text:p>
          </table:table-cell>
          <table:table-cell table:style-name="ce62"/>
          <table:table-cell table:formula="of:=IF(ISTEXT([.A25]); CONCATENATE([.A25];TEXT(&quot;0&quot;;&quot;00&quot;)); CONCATENATE(&quot;D&quot;;TEXT([.A25];&quot;00&quot;)))" office:value-type="string" office:string-value="D02" calcext:value-type="string">
            <text:p>D02</text:p>
          </table:table-cell>
          <table:table-cell table:formula="of:=[.B25]" office:value-type="string" office:string-value="Alcohol" calcext:value-type="string">
            <text:p>Alcohol</text:p>
          </table:table-cell>
          <table:table-cell/>
          <table:table-cell table:formula="of:=&quot;INSERT INTO wcategory (cat_code,cat_name) VALUES ('&quot;&amp;[.D25]&amp;&quot;','&quot;&amp;[.E25]&amp;&quot;');&quot;" office:value-type="string" office:string-value="INSERT INTO wcategory (cat_code,cat_name) VALUES ('D02','Alcohol');" calcext:value-type="string">
            <text:p>INSERT INTO wcategory (cat_code,cat_name) VALUES ('D02','Alcohol');</text:p>
          </table:table-cell>
          <table:table-cell table:number-columns-repeated="1017"/>
        </table:table-row>
        <table:table-row table:style-name="ro1">
          <table:table-cell table:style-name="ce40" office:value-type="float" office:value="3" calcext:value-type="float">
            <text:p>03</text:p>
          </table:table-cell>
          <table:table-cell table:style-name="ce53" office:value-type="string" calcext:value-type="string">
            <text:p>Clothing</text:p>
          </table:table-cell>
          <table:table-cell table:style-name="ce62"/>
          <table:table-cell table:formula="of:=IF(ISTEXT([.A26]); CONCATENATE([.A26];TEXT(&quot;0&quot;;&quot;00&quot;)); CONCATENATE(&quot;D&quot;;TEXT([.A26];&quot;00&quot;)))" office:value-type="string" office:string-value="D03" calcext:value-type="string">
            <text:p>D03</text:p>
          </table:table-cell>
          <table:table-cell table:formula="of:=[.B26]" office:value-type="string" office:string-value="Clothing" calcext:value-type="string">
            <text:p>Clothing</text:p>
          </table:table-cell>
          <table:table-cell/>
          <table:table-cell table:formula="of:=&quot;INSERT INTO wcategory (cat_code,cat_name) VALUES ('&quot;&amp;[.D26]&amp;&quot;','&quot;&amp;[.E26]&amp;&quot;');&quot;" office:value-type="string" office:string-value="INSERT INTO wcategory (cat_code,cat_name) VALUES ('D03','Clothing');" calcext:value-type="string">
            <text:p>INSERT INTO wcategory (cat_code,cat_name) VALUES ('D03','Clothing');</text:p>
          </table:table-cell>
          <table:table-cell table:number-columns-repeated="1017"/>
        </table:table-row>
        <table:table-row table:style-name="ro1">
          <table:table-cell table:style-name="ce40" office:value-type="float" office:value="4" calcext:value-type="float">
            <text:p>04</text:p>
          </table:table-cell>
          <table:table-cell table:style-name="ce53" office:value-type="string" calcext:value-type="string">
            <text:p>shoes</text:p>
          </table:table-cell>
          <table:table-cell table:style-name="ce62"/>
          <table:table-cell table:formula="of:=IF(ISTEXT([.A27]); CONCATENATE([.A27];TEXT(&quot;0&quot;;&quot;00&quot;)); CONCATENATE(&quot;D&quot;;TEXT([.A27];&quot;00&quot;)))" office:value-type="string" office:string-value="D04" calcext:value-type="string">
            <text:p>D04</text:p>
          </table:table-cell>
          <table:table-cell table:formula="of:=[.B27]" office:value-type="string" office:string-value="shoes" calcext:value-type="string">
            <text:p>shoes</text:p>
          </table:table-cell>
          <table:table-cell/>
          <table:table-cell table:formula="of:=&quot;INSERT INTO wcategory (cat_code,cat_name) VALUES ('&quot;&amp;[.D27]&amp;&quot;','&quot;&amp;[.E27]&amp;&quot;');&quot;" office:value-type="string" office:string-value="INSERT INTO wcategory (cat_code,cat_name) VALUES ('D04','shoes');" calcext:value-type="string">
            <text:p>INSERT INTO wcategory (cat_code,cat_name) VALUES ('D04','shoes');</text:p>
          </table:table-cell>
          <table:table-cell table:number-columns-repeated="1017"/>
        </table:table-row>
        <table:table-row table:style-name="ro1">
          <table:table-cell table:style-name="ce40" office:value-type="float" office:value="5" calcext:value-type="float">
            <text:p>05</text:p>
          </table:table-cell>
          <table:table-cell table:style-name="ce53" office:value-type="string" calcext:value-type="string">
            <text:p>Education/Lessons</text:p>
          </table:table-cell>
          <table:table-cell table:style-name="ce62"/>
          <table:table-cell table:formula="of:=IF(ISTEXT([.A28]); CONCATENATE([.A28];TEXT(&quot;0&quot;;&quot;00&quot;)); CONCATENATE(&quot;D&quot;;TEXT([.A28];&quot;00&quot;)))" office:value-type="string" office:string-value="D05" calcext:value-type="string">
            <text:p>D05</text:p>
          </table:table-cell>
          <table:table-cell table:formula="of:=[.B28]" office:value-type="string" office:string-value="Education/Lessons" calcext:value-type="string">
            <text:p>Education/Lessons</text:p>
          </table:table-cell>
          <table:table-cell/>
          <table:table-cell table:formula="of:=&quot;INSERT INTO wcategory (cat_code,cat_name) VALUES ('&quot;&amp;[.D28]&amp;&quot;','&quot;&amp;[.E28]&amp;&quot;');&quot;" office:value-type="string" office:string-value="INSERT INTO wcategory (cat_code,cat_name) VALUES ('D05','Education/Lessons');" calcext:value-type="string">
            <text:p>INSERT INTO wcategory (cat_code,cat_name) VALUES ('D05','Education/Lessons');</text:p>
          </table:table-cell>
          <table:table-cell table:number-columns-repeated="1017"/>
        </table:table-row>
        <table:table-row table:style-name="ro1">
          <table:table-cell table:style-name="ce40" office:value-type="float" office:value="6" calcext:value-type="float">
            <text:p>06</text:p>
          </table:table-cell>
          <table:table-cell table:style-name="ce53" office:value-type="string" calcext:value-type="string">
            <text:p>Dining/Eating Out</text:p>
          </table:table-cell>
          <table:table-cell table:style-name="ce62"/>
          <table:table-cell table:formula="of:=IF(ISTEXT([.A29]); CONCATENATE([.A29];TEXT(&quot;0&quot;;&quot;00&quot;)); CONCATENATE(&quot;D&quot;;TEXT([.A29];&quot;00&quot;)))" office:value-type="string" office:string-value="D06" calcext:value-type="string">
            <text:p>D06</text:p>
          </table:table-cell>
          <table:table-cell table:formula="of:=[.B29]" office:value-type="string" office:string-value="Dining/Eating Out" calcext:value-type="string">
            <text:p>Dining/Eating Out</text:p>
          </table:table-cell>
          <table:table-cell/>
          <table:table-cell table:formula="of:=&quot;INSERT INTO wcategory (cat_code,cat_name) VALUES ('&quot;&amp;[.D29]&amp;&quot;','&quot;&amp;[.E29]&amp;&quot;');&quot;" office:value-type="string" office:string-value="INSERT INTO wcategory (cat_code,cat_name) VALUES ('D06','Dining/Eating Out');" calcext:value-type="string">
            <text:p>INSERT INTO wcategory (cat_code,cat_name) VALUES ('D06','Dining/Eating Out');</text:p>
          </table:table-cell>
          <table:table-cell table:number-columns-repeated="1017"/>
        </table:table-row>
        <table:table-row table:style-name="ro1">
          <table:table-cell table:style-name="ce40" office:value-type="float" office:value="7" calcext:value-type="float">
            <text:p>07</text:p>
          </table:table-cell>
          <table:table-cell table:style-name="ce53" office:value-type="string" calcext:value-type="string">
            <text:p>Office Supplies</text:p>
          </table:table-cell>
          <table:table-cell table:style-name="ce62"/>
          <table:table-cell table:formula="of:=IF(ISTEXT([.A30]); CONCATENATE([.A30];TEXT(&quot;0&quot;;&quot;00&quot;)); CONCATENATE(&quot;D&quot;;TEXT([.A30];&quot;00&quot;)))" office:value-type="string" office:string-value="D07" calcext:value-type="string">
            <text:p>D07</text:p>
          </table:table-cell>
          <table:table-cell table:formula="of:=[.B30]" office:value-type="string" office:string-value="Office Supplies" calcext:value-type="string">
            <text:p>Office Supplies</text:p>
          </table:table-cell>
          <table:table-cell/>
          <table:table-cell table:formula="of:=&quot;INSERT INTO wcategory (cat_code,cat_name) VALUES ('&quot;&amp;[.D30]&amp;&quot;','&quot;&amp;[.E30]&amp;&quot;');&quot;" office:value-type="string" office:string-value="INSERT INTO wcategory (cat_code,cat_name) VALUES ('D07','Office Supplies');" calcext:value-type="string">
            <text:p>INSERT INTO wcategory (cat_code,cat_name) VALUES ('D07','Office Supplies');</text:p>
          </table:table-cell>
          <table:table-cell table:number-columns-repeated="1017"/>
        </table:table-row>
        <table:table-row table:style-name="ro1">
          <table:table-cell table:style-name="ce40" office:value-type="float" office:value="8" calcext:value-type="float">
            <text:p>08</text:p>
          </table:table-cell>
          <table:table-cell table:style-name="ce53" office:value-type="string" calcext:value-type="string">
            <text:p>Gifts</text:p>
          </table:table-cell>
          <table:table-cell table:style-name="ce62"/>
          <table:table-cell table:formula="of:=IF(ISTEXT([.A31]); CONCATENATE([.A31];TEXT(&quot;0&quot;;&quot;00&quot;)); CONCATENATE(&quot;D&quot;;TEXT([.A31];&quot;00&quot;)))" office:value-type="string" office:string-value="D08" calcext:value-type="string">
            <text:p>D08</text:p>
          </table:table-cell>
          <table:table-cell table:formula="of:=[.B31]" office:value-type="string" office:string-value="Gifts" calcext:value-type="string">
            <text:p>Gifts</text:p>
          </table:table-cell>
          <table:table-cell/>
          <table:table-cell table:formula="of:=&quot;INSERT INTO wcategory (cat_code,cat_name) VALUES ('&quot;&amp;[.D31]&amp;&quot;','&quot;&amp;[.E31]&amp;&quot;');&quot;" office:value-type="string" office:string-value="INSERT INTO wcategory (cat_code,cat_name) VALUES ('D08','Gifts');" calcext:value-type="string">
            <text:p>INSERT INTO wcategory (cat_code,cat_name) VALUES ('D08','Gifts');</text:p>
          </table:table-cell>
          <table:table-cell table:number-columns-repeated="1017"/>
        </table:table-row>
        <table:table-row table:style-name="ro1">
          <table:table-cell table:style-name="ce40" office:value-type="float" office:value="9" calcext:value-type="float">
            <text:p>09</text:p>
          </table:table-cell>
          <table:table-cell table:style-name="ce53" office:value-type="string" calcext:value-type="string">
            <text:p>Bank Fee</text:p>
          </table:table-cell>
          <table:table-cell table:style-name="ce62"/>
          <table:table-cell table:formula="of:=IF(ISTEXT([.A32]); CONCATENATE([.A32];TEXT(&quot;0&quot;;&quot;00&quot;)); CONCATENATE(&quot;D&quot;;TEXT([.A32];&quot;00&quot;)))" office:value-type="string" office:string-value="D09" calcext:value-type="string">
            <text:p>D09</text:p>
          </table:table-cell>
          <table:table-cell table:formula="of:=[.B32]" office:value-type="string" office:string-value="Bank Fee" calcext:value-type="string">
            <text:p>Bank Fee</text:p>
          </table:table-cell>
          <table:table-cell/>
          <table:table-cell table:formula="of:=&quot;INSERT INTO wcategory (cat_code,cat_name) VALUES ('&quot;&amp;[.D32]&amp;&quot;','&quot;&amp;[.E32]&amp;&quot;');&quot;" office:value-type="string" office:string-value="INSERT INTO wcategory (cat_code,cat_name) VALUES ('D09','Bank Fee');" calcext:value-type="string">
            <text:p>INSERT INTO wcategory (cat_code,cat_name) VALUES ('D09','Bank Fee');</text:p>
          </table:table-cell>
          <table:table-cell table:number-columns-repeated="1017"/>
        </table:table-row>
        <table:table-row table:style-name="ro1">
          <table:table-cell table:style-name="ce40" office:value-type="float" office:value="10" calcext:value-type="float">
            <text:p>10</text:p>
          </table:table-cell>
          <table:table-cell table:style-name="ce53" office:value-type="string" calcext:value-type="string">
            <text:p>License Fee</text:p>
          </table:table-cell>
          <table:table-cell table:style-name="ce62"/>
          <table:table-cell table:formula="of:=IF(ISTEXT([.A33]); CONCATENATE([.A33];TEXT(&quot;0&quot;;&quot;00&quot;)); CONCATENATE(&quot;D&quot;;TEXT([.A33];&quot;00&quot;)))" office:value-type="string" office:string-value="D10" calcext:value-type="string">
            <text:p>D10</text:p>
          </table:table-cell>
          <table:table-cell table:formula="of:=[.B33]" office:value-type="string" office:string-value="License Fee" calcext:value-type="string">
            <text:p>License Fee</text:p>
          </table:table-cell>
          <table:table-cell/>
          <table:table-cell table:formula="of:=&quot;INSERT INTO wcategory (cat_code,cat_name) VALUES ('&quot;&amp;[.D33]&amp;&quot;','&quot;&amp;[.E33]&amp;&quot;');&quot;" office:value-type="string" office:string-value="INSERT INTO wcategory (cat_code,cat_name) VALUES ('D10','License Fee');" calcext:value-type="string">
            <text:p>INSERT INTO wcategory (cat_code,cat_name) VALUES ('D10','License Fee');</text:p>
          </table:table-cell>
          <table:table-cell table:number-columns-repeated="1017"/>
        </table:table-row>
        <table:table-row table:style-name="ro1">
          <table:table-cell table:style-name="ce40" office:value-type="float" office:value="11" calcext:value-type="float">
            <text:p>11</text:p>
          </table:table-cell>
          <table:table-cell table:style-name="ce53" office:value-type="string" calcext:value-type="string">
            <text:p>Annual Fee</text:p>
          </table:table-cell>
          <table:table-cell table:style-name="ce62"/>
          <table:table-cell table:formula="of:=IF(ISTEXT([.A34]); CONCATENATE([.A34];TEXT(&quot;0&quot;;&quot;00&quot;)); CONCATENATE(&quot;D&quot;;TEXT([.A34];&quot;00&quot;)))" office:value-type="string" office:string-value="D11" calcext:value-type="string">
            <text:p>D11</text:p>
          </table:table-cell>
          <table:table-cell table:formula="of:=[.B34]" office:value-type="string" office:string-value="Annual Fee" calcext:value-type="string">
            <text:p>Annual Fee</text:p>
          </table:table-cell>
          <table:table-cell/>
          <table:table-cell table:formula="of:=&quot;INSERT INTO wcategory (cat_code,cat_name) VALUES ('&quot;&amp;[.D34]&amp;&quot;','&quot;&amp;[.E34]&amp;&quot;');&quot;" office:value-type="string" office:string-value="INSERT INTO wcategory (cat_code,cat_name) VALUES ('D11','Annual Fee');" calcext:value-type="string">
            <text:p>INSERT INTO wcategory (cat_code,cat_name) VALUES ('D11','Annual Fee');</text:p>
          </table:table-cell>
          <table:table-cell table:number-columns-repeated="1017"/>
        </table:table-row>
        <table:table-row table:style-name="ro1">
          <table:table-cell table:style-name="ce40" office:value-type="float" office:value="12" calcext:value-type="float">
            <text:p>12</text:p>
          </table:table-cell>
          <table:table-cell table:style-name="ce53" office:value-type="string" calcext:value-type="string">
            <text:p>Mobile Phone Fee</text:p>
          </table:table-cell>
          <table:table-cell table:style-name="ce62"/>
          <table:table-cell table:formula="of:=IF(ISTEXT([.A35]); CONCATENATE([.A35];TEXT(&quot;0&quot;;&quot;00&quot;)); CONCATENATE(&quot;D&quot;;TEXT([.A35];&quot;00&quot;)))" office:value-type="string" office:string-value="D12" calcext:value-type="string">
            <text:p>D12</text:p>
          </table:table-cell>
          <table:table-cell table:formula="of:=[.B35]" office:value-type="string" office:string-value="Mobile Phone Fee" calcext:value-type="string">
            <text:p>Mobile Phone Fee</text:p>
          </table:table-cell>
          <table:table-cell/>
          <table:table-cell table:formula="of:=&quot;INSERT INTO wcategory (cat_code,cat_name) VALUES ('&quot;&amp;[.D35]&amp;&quot;','&quot;&amp;[.E35]&amp;&quot;');&quot;" office:value-type="string" office:string-value="INSERT INTO wcategory (cat_code,cat_name) VALUES ('D12','Mobile Phone Fee');" calcext:value-type="string">
            <text:p>INSERT INTO wcategory (cat_code,cat_name) VALUES ('D12','Mobile Phone Fee');</text:p>
          </table:table-cell>
          <table:table-cell table:number-columns-repeated="1017"/>
        </table:table-row>
        <table:table-row table:style-name="ro1">
          <table:table-cell table:style-name="ce40" office:value-type="float" office:value="13" calcext:value-type="float">
            <text:p>13</text:p>
          </table:table-cell>
          <table:table-cell table:style-name="ce53" office:value-type="string" calcext:value-type="string">
            <text:p>Withdraw Cash</text:p>
          </table:table-cell>
          <table:table-cell table:style-name="ce62"/>
          <table:table-cell table:formula="of:=IF(ISTEXT([.A36]); CONCATENATE([.A36];TEXT(&quot;0&quot;;&quot;00&quot;)); CONCATENATE(&quot;D&quot;;TEXT([.A36];&quot;00&quot;)))" office:value-type="string" office:string-value="D13" calcext:value-type="string">
            <text:p>D13</text:p>
          </table:table-cell>
          <table:table-cell table:formula="of:=[.B36]" office:value-type="string" office:string-value="Withdraw Cash" calcext:value-type="string">
            <text:p>Withdraw Cash</text:p>
          </table:table-cell>
          <table:table-cell/>
          <table:table-cell table:formula="of:=&quot;INSERT INTO wcategory (cat_code,cat_name) VALUES ('&quot;&amp;[.D36]&amp;&quot;','&quot;&amp;[.E36]&amp;&quot;');&quot;" office:value-type="string" office:string-value="INSERT INTO wcategory (cat_code,cat_name) VALUES ('D13','Withdraw Cash');" calcext:value-type="string">
            <text:p>INSERT INTO wcategory (cat_code,cat_name) VALUES ('D13','Withdraw Cash');</text:p>
          </table:table-cell>
          <table:table-cell table:number-columns-repeated="1017"/>
        </table:table-row>
        <table:table-row table:style-name="ro1">
          <table:table-cell table:style-name="ce41" office:value-type="float" office:value="99" calcext:value-type="float">
            <text:p>99</text:p>
          </table:table-cell>
          <table:table-cell table:style-name="ce55" office:value-type="string" calcext:value-type="string">
            <text:p>Other</text:p>
          </table:table-cell>
          <table:table-cell table:style-name="ce62"/>
          <table:table-cell table:formula="of:=IF(ISTEXT([.A37]); CONCATENATE([.A37];TEXT(&quot;0&quot;;&quot;00&quot;)); CONCATENATE(&quot;D&quot;;TEXT([.A37];&quot;00&quot;)))" office:value-type="string" office:string-value="D99" calcext:value-type="string">
            <text:p>D99</text:p>
          </table:table-cell>
          <table:table-cell table:formula="of:=[.B37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37]&amp;&quot;','&quot;&amp;[.E37]&amp;&quot;');&quot;" office:value-type="string" office:string-value="INSERT INTO wcategory (cat_code,cat_name) VALUES ('D99','Other');" calcext:value-type="string">
            <text:p>INSERT INTO wcategory (cat_code,cat_name) VALUES ('D99','Other');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E</text:p>
          </table:table-cell>
          <table:table-cell table:style-name="ce57" office:value-type="string" calcext:value-type="string">
            <text:p>Entertainment</text:p>
          </table:table-cell>
          <table:table-cell table:style-name="ce62"/>
          <table:table-cell table:formula="of:=IF(ISTEXT([.A38]); CONCATENATE([.A38];TEXT(&quot;0&quot;;&quot;00&quot;)); CONCATENATE(&quot;A&quot;;TEXT([.A38];&quot;00&quot;)))" office:value-type="string" office:string-value="E00" calcext:value-type="string">
            <text:p>E00</text:p>
          </table:table-cell>
          <table:table-cell table:formula="of:=[.B38]" office:value-type="string" office:string-value="Entertainment" calcext:value-type="string">
            <text:p>Entertainment</text:p>
          </table:table-cell>
          <table:table-cell/>
          <table:table-cell table:formula="of:=&quot;INSERT INTO wcategory (cat_code,cat_name) VALUES ('&quot;&amp;[.D38]&amp;&quot;','&quot;&amp;[.E38]&amp;&quot;');&quot;" office:value-type="string" office:string-value="INSERT INTO wcategory (cat_code,cat_name) VALUES ('E00','Entertainment');" calcext:value-type="string">
            <text:p>INSERT INTO wcategory (cat_code,cat_name) VALUES ('E00','Entertainment');</text:p>
          </table:table-cell>
          <table:table-cell table:number-columns-repeated="1017"/>
        </table:table-row>
        <table:table-row table:style-name="ro1">
          <table:table-cell table:style-name="ce44" office:value-type="float" office:value="1" calcext:value-type="float">
            <text:p>01</text:p>
          </table:table-cell>
          <table:table-cell table:style-name="ce54" office:value-type="string" calcext:value-type="string">
            <text:p>Travel/Vacation</text:p>
          </table:table-cell>
          <table:table-cell table:style-name="ce62"/>
          <table:table-cell table:formula="of:=IF(ISTEXT([.A39]); CONCATENATE([.A39];TEXT(&quot;0&quot;;&quot;00&quot;)); CONCATENATE(&quot;E&quot;;TEXT([.A39];&quot;00&quot;)))" office:value-type="string" office:string-value="E01" calcext:value-type="string">
            <text:p>E01</text:p>
          </table:table-cell>
          <table:table-cell table:formula="of:=[.B39]" office:value-type="string" office:string-value="Travel/Vacation" calcext:value-type="string">
            <text:p>Travel/Vacation</text:p>
          </table:table-cell>
          <table:table-cell/>
          <table:table-cell table:formula="of:=&quot;INSERT INTO wcategory (cat_code,cat_name) VALUES ('&quot;&amp;[.D39]&amp;&quot;','&quot;&amp;[.E39]&amp;&quot;');&quot;" office:value-type="string" office:string-value="INSERT INTO wcategory (cat_code,cat_name) VALUES ('E01','Travel/Vacation');" calcext:value-type="string">
            <text:p>INSERT INTO wcategory (cat_code,cat_name) VALUES ('E01','Travel/Vacation');</text:p>
          </table:table-cell>
          <table:table-cell table:number-columns-repeated="1017"/>
        </table:table-row>
        <table:table-row table:style-name="ro1">
          <table:table-cell table:style-name="ce45" office:value-type="float" office:value="2" calcext:value-type="float">
            <text:p>02</text:p>
          </table:table-cell>
          <table:table-cell table:style-name="ce54" office:value-type="string" calcext:value-type="string">
            <text:p>Movies</text:p>
          </table:table-cell>
          <table:table-cell table:style-name="ce62"/>
          <table:table-cell table:formula="of:=IF(ISTEXT([.A40]); CONCATENATE([.A40];TEXT(&quot;0&quot;;&quot;00&quot;)); CONCATENATE(&quot;E&quot;;TEXT([.A40];&quot;00&quot;)))" office:value-type="string" office:string-value="E02" calcext:value-type="string">
            <text:p>E02</text:p>
          </table:table-cell>
          <table:table-cell table:formula="of:=[.B40]" office:value-type="string" office:string-value="Movies" calcext:value-type="string">
            <text:p>Movies</text:p>
          </table:table-cell>
          <table:table-cell/>
          <table:table-cell table:formula="of:=&quot;INSERT INTO wcategory (cat_code,cat_name) VALUES ('&quot;&amp;[.D40]&amp;&quot;','&quot;&amp;[.E40]&amp;&quot;');&quot;" office:value-type="string" office:string-value="INSERT INTO wcategory (cat_code,cat_name) VALUES ('E02','Movies');" calcext:value-type="string">
            <text:p>INSERT INTO wcategory (cat_code,cat_name) VALUES ('E02','Movies');</text:p>
          </table:table-cell>
          <table:table-cell table:number-columns-repeated="1017"/>
        </table:table-row>
        <table:table-row table:style-name="ro1">
          <table:table-cell table:style-name="ce46" office:value-type="float" office:value="99" calcext:value-type="float">
            <text:p>99</text:p>
          </table:table-cell>
          <table:table-cell table:style-name="ce50" office:value-type="string" calcext:value-type="string">
            <text:p>Other</text:p>
          </table:table-cell>
          <table:table-cell table:style-name="ce62"/>
          <table:table-cell table:formula="of:=IF(ISTEXT([.A41]); CONCATENATE([.A41];TEXT(&quot;0&quot;;&quot;00&quot;)); CONCATENATE(&quot;E&quot;;TEXT([.A41];&quot;00&quot;)))" office:value-type="string" office:string-value="E99" calcext:value-type="string">
            <text:p>E99</text:p>
          </table:table-cell>
          <table:table-cell table:formula="of:=[.B41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41]&amp;&quot;','&quot;&amp;[.E41]&amp;&quot;');&quot;" office:value-type="string" office:string-value="INSERT INTO wcategory (cat_code,cat_name) VALUES ('E99','Other');" calcext:value-type="string">
            <text:p>INSERT INTO wcategory (cat_code,cat_name) VALUES ('E99','Other');</text:p>
          </table:table-cell>
          <table:table-cell table:number-columns-repeated="1017"/>
        </table:table-row>
        <table:table-row table:style-name="ro1">
          <table:table-cell table:style-name="ce42" office:value-type="string" calcext:value-type="string">
            <text:p>F</text:p>
          </table:table-cell>
          <table:table-cell table:style-name="ce56" office:value-type="string" calcext:value-type="string">
            <text:p>Debt</text:p>
          </table:table-cell>
          <table:table-cell table:style-name="ce62"/>
          <table:table-cell table:formula="of:=IF(ISTEXT([.A42]); CONCATENATE([.A42];TEXT(&quot;0&quot;;&quot;00&quot;)); CONCATENATE(&quot;A&quot;;TEXT([.A42];&quot;00&quot;)))" office:value-type="string" office:string-value="F00" calcext:value-type="string">
            <text:p>F00</text:p>
          </table:table-cell>
          <table:table-cell table:formula="of:=[.B42]" office:value-type="string" office:string-value="Debt" calcext:value-type="string">
            <text:p>Debt</text:p>
          </table:table-cell>
          <table:table-cell/>
          <table:table-cell table:formula="of:=&quot;INSERT INTO wcategory (cat_code,cat_name) VALUES ('&quot;&amp;[.D42]&amp;&quot;','&quot;&amp;[.E42]&amp;&quot;');&quot;" office:value-type="string" office:string-value="INSERT INTO wcategory (cat_code,cat_name) VALUES ('F00','Debt');" calcext:value-type="string">
            <text:p>INSERT INTO wcategory (cat_code,cat_name) VALUES ('F00','Debt');</text:p>
          </table:table-cell>
          <table:table-cell table:number-columns-repeated="1017"/>
        </table:table-row>
        <table:table-row table:style-name="ro1">
          <table:table-cell table:style-name="ce39" office:value-type="float" office:value="1" calcext:value-type="float">
            <text:p>01</text:p>
          </table:table-cell>
          <table:table-cell table:style-name="ce38" office:value-type="string" calcext:value-type="string">
            <text:p>Credit Card</text:p>
          </table:table-cell>
          <table:table-cell table:style-name="ce62"/>
          <table:table-cell table:formula="of:=IF(ISTEXT([.A43]); CONCATENATE([.A43];TEXT(&quot;0&quot;;&quot;00&quot;)); CONCATENATE(&quot;F&quot;;TEXT([.A43];&quot;00&quot;)))" office:value-type="string" office:string-value="F01" calcext:value-type="string">
            <text:p>F01</text:p>
          </table:table-cell>
          <table:table-cell table:formula="of:=[.B43]" office:value-type="string" office:string-value="Credit Card" calcext:value-type="string">
            <text:p>Credit Card</text:p>
          </table:table-cell>
          <table:table-cell/>
          <table:table-cell table:formula="of:=&quot;INSERT INTO wcategory (cat_code,cat_name) VALUES ('&quot;&amp;[.D43]&amp;&quot;','&quot;&amp;[.E43]&amp;&quot;');&quot;" office:value-type="string" office:string-value="INSERT INTO wcategory (cat_code,cat_name) VALUES ('F01','Credit Card');" calcext:value-type="string">
            <text:p>INSERT INTO wcategory (cat_code,cat_name) VALUES ('F01','Credit Card');</text:p>
          </table:table-cell>
          <table:table-cell table:number-columns-repeated="1017"/>
        </table:table-row>
        <table:table-row table:style-name="ro1">
          <table:table-cell table:style-name="ce41" office:value-type="float" office:value="99" calcext:value-type="float">
            <text:p>99</text:p>
          </table:table-cell>
          <table:table-cell table:style-name="ce55" office:value-type="string" calcext:value-type="string">
            <text:p>Other</text:p>
          </table:table-cell>
          <table:table-cell table:style-name="ce62"/>
          <table:table-cell table:formula="of:=IF(ISTEXT([.A44]); CONCATENATE([.A44];TEXT(&quot;0&quot;;&quot;00&quot;)); CONCATENATE(&quot;F&quot;;TEXT([.A44];&quot;00&quot;)))" office:value-type="string" office:string-value="F99" calcext:value-type="string">
            <text:p>F99</text:p>
          </table:table-cell>
          <table:table-cell table:formula="of:=[.B44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44]&amp;&quot;','&quot;&amp;[.E44]&amp;&quot;');&quot;" office:value-type="string" office:string-value="INSERT INTO wcategory (cat_code,cat_name) VALUES ('F99','Other');" calcext:value-type="string">
            <text:p>INSERT INTO wcategory (cat_code,cat_name) VALUES ('F99','Other');</text:p>
          </table:table-cell>
          <table:table-cell table:number-columns-repeated="1017"/>
        </table:table-row>
        <table:table-row table:style-name="ro1">
          <table:table-cell table:style-name="ce42" office:value-type="string" calcext:value-type="string">
            <text:p>G</text:p>
          </table:table-cell>
          <table:table-cell table:style-name="ce56" office:value-type="string" calcext:value-type="string">
            <text:p>Saving</text:p>
          </table:table-cell>
          <table:table-cell/>
          <table:table-cell table:formula="of:=IF(ISTEXT([.A45]); CONCATENATE([.A45];TEXT(&quot;0&quot;;&quot;00&quot;)); CONCATENATE(&quot;A&quot;;TEXT([.A45];&quot;00&quot;)))" office:value-type="string" office:string-value="G00" calcext:value-type="string">
            <text:p>G00</text:p>
          </table:table-cell>
          <table:table-cell table:formula="of:=[.B45]" office:value-type="string" office:string-value="Saving" calcext:value-type="string">
            <text:p>Saving</text:p>
          </table:table-cell>
          <table:table-cell/>
          <table:table-cell table:formula="of:=&quot;INSERT INTO wcategory (cat_code,cat_name) VALUES ('&quot;&amp;[.D45]&amp;&quot;','&quot;&amp;[.E45]&amp;&quot;');&quot;" office:value-type="string" office:string-value="INSERT INTO wcategory (cat_code,cat_name) VALUES ('G00','Saving');" calcext:value-type="string">
            <text:p>INSERT INTO wcategory (cat_code,cat_name) VALUES ('G00','Saving');</text:p>
          </table:table-cell>
          <table:table-cell table:number-columns-repeated="1017"/>
        </table:table-row>
        <table:table-row table:style-name="ro1">
          <table:table-cell table:style-name="ce47" office:value-type="float" office:value="1" calcext:value-type="float">
            <text:p>01</text:p>
          </table:table-cell>
          <table:table-cell table:style-name="ce58" office:value-type="string" calcext:value-type="string">
            <text:p>Fund Transfer to </text:p>
          </table:table-cell>
          <table:table-cell/>
          <table:table-cell table:formula="of:=IF(ISTEXT([.A46]); CONCATENATE([.A46];TEXT(&quot;0&quot;;&quot;00&quot;)); CONCATENATE(&quot;G&quot;;TEXT([.A46];&quot;00&quot;)))" office:value-type="string" office:string-value="G01" calcext:value-type="string">
            <text:p>G01</text:p>
          </table:table-cell>
          <table:table-cell table:formula="of:=[.B46]" office:value-type="string" office:string-value="Fund Transfer to " calcext:value-type="string">
            <text:p>Fund Transfer to </text:p>
          </table:table-cell>
          <table:table-cell/>
          <table:table-cell table:formula="of:=&quot;INSERT INTO wcategory (cat_code,cat_name) VALUES ('&quot;&amp;[.D46]&amp;&quot;','&quot;&amp;[.E46]&amp;&quot;');&quot;" office:value-type="string" office:string-value="INSERT INTO wcategory (cat_code,cat_name) VALUES ('G01','Fund Transfer to ');" calcext:value-type="string">
            <text:p>INSERT INTO wcategory (cat_code,cat_name) VALUES ('G01','Fund Transfer to ');</text:p>
          </table:table-cell>
          <table:table-cell table:number-columns-repeated="1017"/>
        </table:table-row>
        <table:table-row table:style-name="ro1">
          <table:table-cell table:style-name="ce48" office:value-type="float" office:value="2" calcext:value-type="float">
            <text:p>02</text:p>
          </table:table-cell>
          <table:table-cell table:style-name="ce59" office:value-type="string" calcext:value-type="string">
            <text:p>Fund Transfer from </text:p>
          </table:table-cell>
          <table:table-cell/>
          <table:table-cell office:value-type="string" calcext:value-type="string">
            <text:p>G02</text:p>
          </table:table-cell>
          <table:table-cell table:formula="of:=[.B47]" office:value-type="string" office:string-value="Fund Transfer from " calcext:value-type="string">
            <text:p>Fund Transfer from </text:p>
          </table:table-cell>
          <table:table-cell/>
          <table:table-cell table:formula="of:=&quot;INSERT INTO wcategory (cat_code,cat_name) VALUES ('&quot;&amp;[.D47]&amp;&quot;','&quot;&amp;[.E47]&amp;&quot;');&quot;" office:value-type="string" office:string-value="INSERT INTO wcategory (cat_code,cat_name) VALUES ('G02','Fund Transfer from ');" calcext:value-type="string">
            <text:p>INSERT INTO wcategory (cat_code,cat_name) VALUES ('G02','Fund Transfer from ');</text:p>
          </table:table-cell>
          <table:table-cell table:number-columns-repeated="1017"/>
        </table:table-row>
        <table:table-row table:style-name="ro1">
          <table:table-cell table:style-name="ce49" office:value-type="float" office:value="99" calcext:value-type="float">
            <text:p>99</text:p>
          </table:table-cell>
          <table:table-cell table:style-name="ce60" office:value-type="string" calcext:value-type="string">
            <text:p>Other</text:p>
          </table:table-cell>
          <table:table-cell/>
          <table:table-cell table:formula="of:=IF(ISTEXT([.A48]); CONCATENATE([.A48];TEXT(&quot;0&quot;;&quot;00&quot;)); CONCATENATE(&quot;G&quot;;TEXT([.A48];&quot;00&quot;)))" office:value-type="string" office:string-value="G99" calcext:value-type="string">
            <text:p>G99</text:p>
          </table:table-cell>
          <table:table-cell table:formula="of:=[.B48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48]&amp;&quot;','&quot;&amp;[.E48]&amp;&quot;');&quot;" office:value-type="string" office:string-value="INSERT INTO wcategory (cat_code,cat_name) VALUES ('G99','Other');" calcext:value-type="string">
            <text:p>INSERT INTO wcategory (cat_code,cat_name) VALUES ('G99','Other');</text:p>
          </table:table-cell>
          <table:table-cell table:number-columns-repeated="1017"/>
        </table:table-row>
        <table:table-row table:style-name="ro1">
          <table:table-cell table:style-name="ce50" office:value-type="string" calcext:value-type="string">
            <text:p>H</text:p>
          </table:table-cell>
          <table:table-cell table:style-name="ce61" office:value-type="string" calcext:value-type="string">
            <text:p>Miscellaneous</text:p>
          </table:table-cell>
          <table:table-cell/>
          <table:table-cell table:formula="of:=IF(ISTEXT([.A49]); CONCATENATE([.A49];TEXT(&quot;0&quot;;&quot;00&quot;)); CONCATENATE(&quot;A&quot;;TEXT([.A49];&quot;00&quot;)))" office:value-type="string" office:string-value="H00" calcext:value-type="string">
            <text:p>H00</text:p>
          </table:table-cell>
          <table:table-cell table:formula="of:=[.B49]" office:value-type="string" office:string-value="Miscellaneous" calcext:value-type="string">
            <text:p>Miscellaneous</text:p>
          </table:table-cell>
          <table:table-cell/>
          <table:table-cell table:formula="of:=&quot;INSERT INTO wcategory (cat_code,cat_name) VALUES ('&quot;&amp;[.D49]&amp;&quot;','&quot;&amp;[.E49]&amp;&quot;');&quot;" office:value-type="string" office:string-value="INSERT INTO wcategory (cat_code,cat_name) VALUES ('H00','Miscellaneous');" calcext:value-type="string">
            <text:p>INSERT INTO wcategory (cat_code,cat_name) VALUES ('H00','Miscellaneous');</text:p>
          </table:table-cell>
          <table:table-cell table:number-columns-repeated="1017"/>
        </table:table-row>
        <table:table-row table:style-name="ro1">
          <table:table-cell table:style-name="ce51" office:value-type="float" office:value="1" calcext:value-type="float">
            <text:p>01</text:p>
          </table:table-cell>
          <table:table-cell table:style-name="ce61" office:value-type="string" calcext:value-type="string">
            <text:p>Income</text:p>
          </table:table-cell>
          <table:table-cell/>
          <table:table-cell table:formula="of:=IF(ISTEXT([.A50]); CONCATENATE([.A50];TEXT(&quot;0&quot;;&quot;00&quot;)); CONCATENATE(&quot;H&quot;;TEXT([.A50];&quot;00&quot;)))" office:value-type="string" office:string-value="H01" calcext:value-type="string">
            <text:p>H01</text:p>
          </table:table-cell>
          <table:table-cell table:formula="of:=[.B50]" office:value-type="string" office:string-value="Income" calcext:value-type="string">
            <text:p>Income</text:p>
          </table:table-cell>
          <table:table-cell/>
          <table:table-cell table:formula="of:=&quot;INSERT INTO wcategory (cat_code,cat_name) VALUES ('&quot;&amp;[.D50]&amp;&quot;','&quot;&amp;[.E50]&amp;&quot;');&quot;" office:value-type="string" office:string-value="INSERT INTO wcategory (cat_code,cat_name) VALUES ('H01','Income');" calcext:value-type="string">
            <text:p>INSERT INTO wcategory (cat_code,cat_name) VALUES ('H01','Income');</text:p>
          </table:table-cell>
          <table:table-cell table:number-columns-repeated="1017"/>
        </table:table-row>
        <table:table-row table:style-name="ro1">
          <table:table-cell table:style-name="ce41" office:value-type="float" office:value="99" calcext:value-type="float">
            <text:p>99</text:p>
          </table:table-cell>
          <table:table-cell table:style-name="ce55" office:value-type="string" calcext:value-type="string">
            <text:p>Other</text:p>
          </table:table-cell>
          <table:table-cell/>
          <table:table-cell table:formula="of:=IF(ISTEXT([.A51]); CONCATENATE([.A51];TEXT(&quot;0&quot;;&quot;00&quot;)); CONCATENATE(&quot;H&quot;;TEXT([.A51];&quot;00&quot;)))" office:value-type="string" office:string-value="H99" calcext:value-type="string">
            <text:p>H99</text:p>
          </table:table-cell>
          <table:table-cell table:formula="of:=[.B51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51]&amp;&quot;','&quot;&amp;[.E51]&amp;&quot;');&quot;" office:value-type="string" office:string-value="INSERT INTO wcategory (cat_code,cat_name) VALUES ('H99','Other');" calcext:value-type="string">
            <text:p>INSERT INTO wcategory (cat_code,cat_name) VALUES ('H99','Other');</text:p>
          </table:table-cell>
          <table:table-cell table:number-columns-repeated="1017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tegory" table:style-name="ta1">
        <office:forms form:automatic-focus="false" form:apply-design-mode="false"/>
        <table:table-column table:style-name="co9" table:default-cell-style-name="ce66"/>
        <table:table-column table:style-name="co10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default-cell-style-name="ce66"/>
        <table:table-column table:style-name="co9" table:default-cell-style-name="ce66"/>
        <table:table-column table:style-name="co14" table:default-cell-style-name="ce66"/>
        <table:table-column table:style-name="co15" table:default-cell-style-name="ce70"/>
        <table:table-column table:style-name="co8" table:number-columns-repeated="1011" table:default-cell-style-name="ce66"/>
        <table:table-row table:style-name="ro2">
          <table:table-cell table:style-name="ce64" office:value-type="string" calcext:value-type="string">
            <text:p>Code</text:p>
          </table:table-cell>
          <table:table-cell table:style-name="ce64" office:value-type="string" calcext:value-type="string">
            <text:p>Main Categories</text:p>
          </table:table-cell>
          <table:table-cell table:style-name="ce64" office:value-type="string" calcext:value-type="string">
            <text:p>Code</text:p>
          </table:table-cell>
          <table:table-cell table:style-name="ce64" office:value-type="string" calcext:value-type="string">
            <text:p>Sub Categories</text:p>
          </table:table-cell>
          <table:table-cell table:style-name="ce64" office:value-type="string" calcext:value-type="string">
            <text:p>Categories</text:p>
          </table:table-cell>
          <table:table-cell table:style-name="ce64" office:value-type="string" calcext:value-type="string">
            <text:p>Code</text:p>
          </table:table-cell>
          <table:table-cell/>
          <table:table-cell table:style-name="ce66"/>
          <table:table-cell table:number-columns-repeated="1011"/>
        </table:table-row>
        <table:table-row table:style-name="ro1"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Housing Expenses</text:p>
          </table:table-cell>
          <table:table-cell table:style-name="ce32" office:value-type="string" calcext:value-type="string">
            <text:p>A01</text:p>
          </table:table-cell>
          <table:table-cell table:style-name="ce32" office:value-type="string" calcext:value-type="string">
            <text:p>Mortgage</text:p>
          </table:table-cell>
          <table:table-cell table:style-name="ce32" table:content-validation-name="val1" table:formula="of:=COM.MICROSOFT.CONCAT(VLOOKUP(LEFT([.C2];1);[.$A$1:.$B$9];2;0);&quot; -- &quot;; [.D2])" office:value-type="string" office:string-value="Housing Expenses -- Mortgage" calcext:value-type="string">
            <text:p>Housing Expenses -- Mortgage</text:p>
          </table:table-cell>
          <table:table-cell table:style-name="ce68" table:formula="of:=[.C2]" office:value-type="string" office:string-value="A01" calcext:value-type="string">
            <text:p>A01</text:p>
          </table:table-cell>
          <table:table-cell/>
          <table:table-cell table:style-name="ce66"/>
          <table:table-cell table:number-columns-repeated="1011"/>
        </table:table-row>
        <table:table-row table:style-name="ro1"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Transportation</text:p>
          </table:table-cell>
          <table:table-cell table:style-name="ce32" office:value-type="string" calcext:value-type="string">
            <text:p>A02</text:p>
          </table:table-cell>
          <table:table-cell table:style-name="ce32" office:value-type="string" calcext:value-type="string">
            <text:p>Rent</text:p>
          </table:table-cell>
          <table:table-cell table:style-name="ce32" table:formula="of:=COM.MICROSOFT.CONCAT(VLOOKUP(LEFT([.C3];1);[.$A$1:.$B$9];2;0);&quot; -- &quot;; [.D3])" office:value-type="string" office:string-value="Housing Expenses -- Rent" calcext:value-type="string">
            <text:p>Housing Expenses -- Rent</text:p>
          </table:table-cell>
          <table:table-cell table:style-name="ce68" table:formula="of:=[.C3]" office:value-type="string" office:string-value="A02" calcext:value-type="string">
            <text:p>A02</text:p>
          </table:table-cell>
          <table:table-cell/>
          <table:table-cell table:style-name="ce66"/>
          <table:table-cell table:number-columns-repeated="1011"/>
        </table:table-row>
        <table:table-row table:style-name="ro1"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Medical/Health</text:p>
          </table:table-cell>
          <table:table-cell table:style-name="ce32" office:value-type="string" calcext:value-type="string">
            <text:p>A03</text:p>
          </table:table-cell>
          <table:table-cell table:style-name="ce32" office:value-type="string" calcext:value-type="string">
            <text:p>Electricity</text:p>
          </table:table-cell>
          <table:table-cell table:style-name="ce32" table:formula="of:=COM.MICROSOFT.CONCAT(VLOOKUP(LEFT([.C4];1);[.$A$1:.$B$9];2;0);&quot; -- &quot;; [.D4])" office:value-type="string" office:string-value="Housing Expenses -- Electricity" calcext:value-type="string">
            <text:p>Housing Expenses -- Electricity</text:p>
          </table:table-cell>
          <table:table-cell table:style-name="ce68" table:formula="of:=[.C4]" office:value-type="string" office:string-value="A03" calcext:value-type="string">
            <text:p>A03</text:p>
          </table:table-cell>
          <table:table-cell/>
          <table:table-cell table:style-name="ce66"/>
          <table:table-cell table:number-columns-repeated="1011"/>
        </table:table-row>
        <table:table-row table:style-name="ro1"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Daily Living</text:p>
          </table:table-cell>
          <table:table-cell table:style-name="ce32" office:value-type="string" calcext:value-type="string">
            <text:p>A04</text:p>
          </table:table-cell>
          <table:table-cell table:style-name="ce32" office:value-type="string" calcext:value-type="string">
            <text:p>Internet/Phone</text:p>
          </table:table-cell>
          <table:table-cell table:style-name="ce32" table:formula="of:=COM.MICROSOFT.CONCAT(VLOOKUP(LEFT([.C5];1);[.$A$1:.$B$9];2;0);&quot; -- &quot;; [.D5])" office:value-type="string" office:string-value="Housing Expenses -- Internet/Phone" calcext:value-type="string">
            <text:p>Housing Expenses -- Internet/Phone</text:p>
          </table:table-cell>
          <table:table-cell table:style-name="ce68" table:formula="of:=[.C5]" office:value-type="string" office:string-value="A04" calcext:value-type="string">
            <text:p>A04</text:p>
          </table:table-cell>
          <table:table-cell/>
          <table:table-cell table:style-name="ce66"/>
          <table:table-cell table:number-columns-repeated="1011"/>
        </table:table-row>
        <table:table-row table:style-name="ro1">
          <table:table-cell table:style-name="ce65" office:value-type="string" calcext:value-type="string">
            <text:p>E</text:p>
          </table:table-cell>
          <table:table-cell table:style-name="ce65" office:value-type="string" calcext:value-type="string">
            <text:p>Entertainment</text:p>
          </table:table-cell>
          <table:table-cell table:style-name="ce32" office:value-type="string" calcext:value-type="string">
            <text:p>A99</text:p>
          </table:table-cell>
          <table:table-cell table:style-name="ce32" office:value-type="string" calcext:value-type="string">
            <text:p>Other</text:p>
          </table:table-cell>
          <table:table-cell table:style-name="ce32" table:formula="of:=COM.MICROSOFT.CONCAT(VLOOKUP(LEFT([.C6];1);[.$A$1:.$B$9];2;0);&quot; -- &quot;; [.D6])" office:value-type="string" office:string-value="Housing Expenses -- Other" calcext:value-type="string">
            <text:p>Housing Expenses -- Other</text:p>
          </table:table-cell>
          <table:table-cell table:style-name="ce68" table:formula="of:=[.C6]" office:value-type="string" office:string-value="A99" calcext:value-type="string">
            <text:p>A99</text:p>
          </table:table-cell>
          <table:table-cell/>
          <table:table-cell table:style-name="ce66"/>
          <table:table-cell table:number-columns-repeated="1011"/>
        </table:table-row>
        <table:table-row table:style-name="ro1">
          <table:table-cell table:style-name="ce65" office:value-type="string" calcext:value-type="string">
            <text:p>F</text:p>
          </table:table-cell>
          <table:table-cell table:style-name="ce65" office:value-type="string" calcext:value-type="string">
            <text:p>Debt</text:p>
          </table:table-cell>
          <table:table-cell table:style-name="ce32" office:value-type="string" calcext:value-type="string">
            <text:p>B01</text:p>
          </table:table-cell>
          <table:table-cell table:style-name="ce32" office:value-type="string" calcext:value-type="string">
            <text:p>Fuel</text:p>
          </table:table-cell>
          <table:table-cell table:style-name="ce32" table:formula="of:=COM.MICROSOFT.CONCAT(VLOOKUP(LEFT([.C7];1);[.$A$1:.$B$9];2;0);&quot; -- &quot;; [.D7])" office:value-type="string" office:string-value="Transportation -- Fuel" calcext:value-type="string">
            <text:p>Transportation -- Fuel</text:p>
          </table:table-cell>
          <table:table-cell table:style-name="ce68" table:formula="of:=[.C7]" office:value-type="string" office:string-value="B01" calcext:value-type="string">
            <text:p>B01</text:p>
          </table:table-cell>
          <table:table-cell/>
          <table:table-cell table:style-name="ce66"/>
          <table:table-cell table:number-columns-repeated="1011"/>
        </table:table-row>
        <table:table-row table:style-name="ro1">
          <table:table-cell table:style-name="ce65" office:value-type="string" calcext:value-type="string">
            <text:p>G</text:p>
          </table:table-cell>
          <table:table-cell table:style-name="ce65" office:value-type="string" calcext:value-type="string">
            <text:p>Saving</text:p>
          </table:table-cell>
          <table:table-cell table:style-name="ce32" office:value-type="string" calcext:value-type="string">
            <text:p>B02</text:p>
          </table:table-cell>
          <table:table-cell table:style-name="ce32" office:value-type="string" calcext:value-type="string">
            <text:p>Insurance</text:p>
          </table:table-cell>
          <table:table-cell table:style-name="ce32" table:formula="of:=COM.MICROSOFT.CONCAT(VLOOKUP(LEFT([.C8];1);[.$A$1:.$B$9];2;0);&quot; -- &quot;; [.D8])" office:value-type="string" office:string-value="Transportation -- Insurance" calcext:value-type="string">
            <text:p>Transportation -- Insurance</text:p>
          </table:table-cell>
          <table:table-cell table:style-name="ce68" table:formula="of:=[.C8]" office:value-type="string" office:string-value="B02" calcext:value-type="string">
            <text:p>B02</text:p>
          </table:table-cell>
          <table:table-cell/>
          <table:table-cell table:style-name="ce66"/>
          <table:table-cell table:number-columns-repeated="1011"/>
        </table:table-row>
        <table:table-row table:style-name="ro1">
          <table:table-cell table:style-name="ce65" office:value-type="string" calcext:value-type="string">
            <text:p>H</text:p>
          </table:table-cell>
          <table:table-cell table:style-name="ce65" office:value-type="string" calcext:value-type="string">
            <text:p>Miscellaneous</text:p>
          </table:table-cell>
          <table:table-cell table:style-name="ce32" office:value-type="string" calcext:value-type="string">
            <text:p>B03</text:p>
          </table:table-cell>
          <table:table-cell table:style-name="ce32" office:value-type="string" calcext:value-type="string">
            <text:p>Registration</text:p>
          </table:table-cell>
          <table:table-cell table:style-name="ce32" table:formula="of:=COM.MICROSOFT.CONCAT(VLOOKUP(LEFT([.C9];1);[.$A$1:.$B$9];2;0);&quot; -- &quot;; [.D9])" office:value-type="string" office:string-value="Transportation -- Registration" calcext:value-type="string">
            <text:p>Transportation -- Registration</text:p>
          </table:table-cell>
          <table:table-cell table:style-name="ce68" table:formula="of:=[.C9]" office:value-type="string" office:string-value="B03" calcext:value-type="string">
            <text:p>B03</text:p>
          </table:table-cell>
          <table:table-cell/>
          <table:table-cell table:style-name="ce69"/>
          <table:table-cell table:number-columns-repeated="1011"/>
        </table:table-row>
        <table:table-row table:style-name="ro1">
          <table:table-cell table:number-columns-repeated="2"/>
          <table:table-cell table:style-name="ce32" office:value-type="string" calcext:value-type="string">
            <text:p>B04</text:p>
          </table:table-cell>
          <table:table-cell table:style-name="ce32" office:value-type="string" calcext:value-type="string">
            <text:p>Car Service</text:p>
          </table:table-cell>
          <table:table-cell table:style-name="ce32" table:formula="of:=COM.MICROSOFT.CONCAT(VLOOKUP(LEFT([.C10];1);[.$A$1:.$B$9];2;0);&quot; -- &quot;; [.D10])" office:value-type="string" office:string-value="Transportation -- Car Service" calcext:value-type="string">
            <text:p>Transportation -- Car Service</text:p>
          </table:table-cell>
          <table:table-cell table:style-name="ce68" table:formula="of:=[.C10]" office:value-type="string" office:string-value="B04" calcext:value-type="string">
            <text:p>B04</text:p>
          </table:table-cell>
          <table:table-cell/>
          <table:table-cell table:style-name="ce69"/>
          <table:table-cell table:number-columns-repeated="1011"/>
        </table:table-row>
        <table:table-row table:style-name="ro1">
          <table:table-cell table:number-columns-repeated="2"/>
          <table:table-cell table:style-name="ce32" office:value-type="string" calcext:value-type="string">
            <text:p>B05</text:p>
          </table:table-cell>
          <table:table-cell table:style-name="ce32" office:value-type="string" calcext:value-type="string">
            <text:p>Fare</text:p>
          </table:table-cell>
          <table:table-cell table:style-name="ce32" table:formula="of:=COM.MICROSOFT.CONCAT(VLOOKUP(LEFT([.C11];1);[.$A$1:.$B$9];2;0);&quot; -- &quot;; [.D11])" office:value-type="string" office:string-value="Transportation -- Fare" calcext:value-type="string">
            <text:p>Transportation -- Fare</text:p>
          </table:table-cell>
          <table:table-cell table:style-name="ce68" table:formula="of:=[.C11]" office:value-type="string" office:string-value="B05" calcext:value-type="string">
            <text:p>B05</text:p>
          </table:table-cell>
          <table:table-cell/>
          <table:table-cell table:style-name="ce69"/>
          <table:table-cell table:number-columns-repeated="1011"/>
        </table:table-row>
        <table:table-row table:style-name="ro1">
          <table:table-cell table:number-columns-repeated="2"/>
          <table:table-cell table:style-name="ce32" office:value-type="string" calcext:value-type="string">
            <text:p>B06</text:p>
          </table:table-cell>
          <table:table-cell table:style-name="ce32" office:value-type="string" calcext:value-type="string">
            <text:p>Parking Fee</text:p>
          </table:table-cell>
          <table:table-cell table:style-name="ce32" table:formula="of:=COM.MICROSOFT.CONCAT(VLOOKUP(LEFT([.C12];1);[.$A$1:.$B$9];2;0);&quot; -- &quot;; [.D12])" office:value-type="string" office:string-value="Transportation -- Parking Fee" calcext:value-type="string">
            <text:p>Transportation -- Parking Fee</text:p>
          </table:table-cell>
          <table:table-cell table:style-name="ce68" table:formula="of:=[.C12]" office:value-type="string" office:string-value="B06" calcext:value-type="string">
            <text:p>B06</text:p>
          </table:table-cell>
          <table:table-cell/>
          <table:table-cell table:style-name="ce69"/>
          <table:table-cell table:number-columns-repeated="1011"/>
        </table:table-row>
        <table:table-row table:style-name="ro1">
          <table:table-cell table:number-columns-repeated="2"/>
          <table:table-cell table:style-name="ce32" office:value-type="string" calcext:value-type="string">
            <text:p>B07</text:p>
          </table:table-cell>
          <table:table-cell table:style-name="ce32" office:value-type="string" calcext:value-type="string">
            <text:p>Fines</text:p>
          </table:table-cell>
          <table:table-cell table:style-name="ce32" table:formula="of:=COM.MICROSOFT.CONCAT(VLOOKUP(LEFT([.C13];1);[.$A$1:.$B$9];2;0);&quot; -- &quot;; [.D13])" office:value-type="string" office:string-value="Transportation -- Fines" calcext:value-type="string">
            <text:p>Transportation -- Fines</text:p>
          </table:table-cell>
          <table:table-cell table:style-name="ce68" table:formula="of:=[.C13]" office:value-type="string" office:string-value="B07" calcext:value-type="string">
            <text:p>B07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B99</text:p>
          </table:table-cell>
          <table:table-cell table:style-name="ce32" office:value-type="string" calcext:value-type="string">
            <text:p>Other</text:p>
          </table:table-cell>
          <table:table-cell table:style-name="ce32" table:formula="of:=COM.MICROSOFT.CONCAT(VLOOKUP(LEFT([.C14];1);[.$A$1:.$B$9];2;0);&quot; -- &quot;; [.D14])" office:value-type="string" office:string-value="Transportation -- Other" calcext:value-type="string">
            <text:p>Transportation -- Other</text:p>
          </table:table-cell>
          <table:table-cell table:style-name="ce68" table:formula="of:=[.C14]" office:value-type="string" office:string-value="B99" calcext:value-type="string">
            <text:p>B99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C01</text:p>
          </table:table-cell>
          <table:table-cell table:style-name="ce32" office:value-type="string" calcext:value-type="string">
            <text:p>Insurance</text:p>
          </table:table-cell>
          <table:table-cell table:style-name="ce32" table:formula="of:=COM.MICROSOFT.CONCAT(VLOOKUP(LEFT([.C15];1);[.$A$1:.$B$9];2;0);&quot; -- &quot;; [.D15])" office:value-type="string" office:string-value="Medical/Health -- Insurance" calcext:value-type="string">
            <text:p>Medical/Health -- Insurance</text:p>
          </table:table-cell>
          <table:table-cell table:style-name="ce68" table:formula="of:=[.C15]" office:value-type="string" office:string-value="C01" calcext:value-type="string">
            <text:p>C0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C02</text:p>
          </table:table-cell>
          <table:table-cell table:style-name="ce32" office:value-type="string" calcext:value-type="string">
            <text:p>Medical Service</text:p>
          </table:table-cell>
          <table:table-cell table:style-name="ce32" table:formula="of:=COM.MICROSOFT.CONCAT(VLOOKUP(LEFT([.C16];1);[.$A$1:.$B$9];2;0);&quot; -- &quot;; [.D16])" office:value-type="string" office:string-value="Medical/Health -- Medical Service" calcext:value-type="string">
            <text:p>Medical/Health -- Medical Service</text:p>
          </table:table-cell>
          <table:table-cell table:style-name="ce68" table:formula="of:=[.C16]" office:value-type="string" office:string-value="C02" calcext:value-type="string">
            <text:p>C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C03</text:p>
          </table:table-cell>
          <table:table-cell table:style-name="ce32" office:value-type="string" calcext:value-type="string">
            <text:p>Medicine/Drugs</text:p>
          </table:table-cell>
          <table:table-cell table:style-name="ce32" table:formula="of:=COM.MICROSOFT.CONCAT(VLOOKUP(LEFT([.C17];1);[.$A$1:.$B$9];2;0);&quot; -- &quot;; [.D17])" office:value-type="string" office:string-value="Medical/Health -- Medicine/Drugs" calcext:value-type="string">
            <text:p>Medical/Health -- Medicine/Drugs</text:p>
          </table:table-cell>
          <table:table-cell table:style-name="ce68" table:formula="of:=[.C17]" office:value-type="string" office:string-value="C03" calcext:value-type="string">
            <text:p>C03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C04</text:p>
          </table:table-cell>
          <table:table-cell table:style-name="ce32" office:value-type="string" calcext:value-type="string">
            <text:p>Health Club</text:p>
          </table:table-cell>
          <table:table-cell table:style-name="ce32" table:formula="of:=COM.MICROSOFT.CONCAT(VLOOKUP(LEFT([.C18];1);[.$A$1:.$B$9];2;0);&quot; -- &quot;; [.D18])" office:value-type="string" office:string-value="Medical/Health -- Health Club" calcext:value-type="string">
            <text:p>Medical/Health -- Health Club</text:p>
          </table:table-cell>
          <table:table-cell table:style-name="ce68" table:formula="of:=[.C18]" office:value-type="string" office:string-value="C04" calcext:value-type="string">
            <text:p>C0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C99</text:p>
          </table:table-cell>
          <table:table-cell table:style-name="ce32" office:value-type="string" calcext:value-type="string">
            <text:p>Other</text:p>
          </table:table-cell>
          <table:table-cell table:style-name="ce32" table:formula="of:=COM.MICROSOFT.CONCAT(VLOOKUP(LEFT([.C19];1);[.$A$1:.$B$9];2;0);&quot; -- &quot;; [.D19])" office:value-type="string" office:string-value="Medical/Health -- Other" calcext:value-type="string">
            <text:p>Medical/Health -- Other</text:p>
          </table:table-cell>
          <table:table-cell table:style-name="ce68" table:formula="of:=[.C19]" office:value-type="string" office:string-value="C99" calcext:value-type="string">
            <text:p>C99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D01</text:p>
          </table:table-cell>
          <table:table-cell table:style-name="ce32" office:value-type="string" calcext:value-type="string">
            <text:p>Groceries</text:p>
          </table:table-cell>
          <table:table-cell table:style-name="ce32" table:formula="of:=COM.MICROSOFT.CONCAT(VLOOKUP(LEFT([.C20];1);[.$A$1:.$B$9];2;0);&quot; -- &quot;; [.D20])" office:value-type="string" office:string-value="Daily Living -- Groceries" calcext:value-type="string">
            <text:p>Daily Living -- Groceries</text:p>
          </table:table-cell>
          <table:table-cell table:style-name="ce68" table:formula="of:=[.C20]" office:value-type="string" office:string-value="D01" calcext:value-type="string">
            <text:p>D0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D02</text:p>
          </table:table-cell>
          <table:table-cell table:style-name="ce32" office:value-type="string" calcext:value-type="string">
            <text:p>Alcohol</text:p>
          </table:table-cell>
          <table:table-cell table:style-name="ce32" table:formula="of:=COM.MICROSOFT.CONCAT(VLOOKUP(LEFT([.C21];1);[.$A$1:.$B$9];2;0);&quot; -- &quot;; [.D21])" office:value-type="string" office:string-value="Daily Living -- Alcohol" calcext:value-type="string">
            <text:p>Daily Living -- Alcohol</text:p>
          </table:table-cell>
          <table:table-cell table:style-name="ce68" table:formula="of:=[.C21]" office:value-type="string" office:string-value="D02" calcext:value-type="string">
            <text:p>D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D03</text:p>
          </table:table-cell>
          <table:table-cell table:style-name="ce32" office:value-type="string" calcext:value-type="string">
            <text:p>Clothing</text:p>
          </table:table-cell>
          <table:table-cell table:style-name="ce32" table:formula="of:=COM.MICROSOFT.CONCAT(VLOOKUP(LEFT([.C22];1);[.$A$1:.$B$9];2;0);&quot; -- &quot;; [.D22])" office:value-type="string" office:string-value="Daily Living -- Clothing" calcext:value-type="string">
            <text:p>Daily Living -- Clothing</text:p>
          </table:table-cell>
          <table:table-cell table:style-name="ce68" table:formula="of:=[.C22]" office:value-type="string" office:string-value="D03" calcext:value-type="string">
            <text:p>D03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D04</text:p>
          </table:table-cell>
          <table:table-cell table:style-name="ce32" office:value-type="string" calcext:value-type="string">
            <text:p>shoes</text:p>
          </table:table-cell>
          <table:table-cell table:style-name="ce32" table:formula="of:=COM.MICROSOFT.CONCAT(VLOOKUP(LEFT([.C23];1);[.$A$1:.$B$9];2;0);&quot; -- &quot;; [.D23])" office:value-type="string" office:string-value="Daily Living -- shoes" calcext:value-type="string">
            <text:p>Daily Living -- shoes</text:p>
          </table:table-cell>
          <table:table-cell table:style-name="ce68" table:formula="of:=[.C23]" office:value-type="string" office:string-value="D04" calcext:value-type="string">
            <text:p>D0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D05</text:p>
          </table:table-cell>
          <table:table-cell table:style-name="ce32" office:value-type="string" calcext:value-type="string">
            <text:p>Education/Lessons</text:p>
          </table:table-cell>
          <table:table-cell table:style-name="ce32" table:formula="of:=COM.MICROSOFT.CONCAT(VLOOKUP(LEFT([.C24];1);[.$A$1:.$B$9];2;0);&quot; -- &quot;; [.D24])" office:value-type="string" office:string-value="Daily Living -- Education/Lessons" calcext:value-type="string">
            <text:p>Daily Living -- Education/Lessons</text:p>
          </table:table-cell>
          <table:table-cell table:style-name="ce68" table:formula="of:=[.C24]" office:value-type="string" office:string-value="D05" calcext:value-type="string">
            <text:p>D05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D06</text:p>
          </table:table-cell>
          <table:table-cell table:style-name="ce32" office:value-type="string" calcext:value-type="string">
            <text:p>Dining/Eating Out</text:p>
          </table:table-cell>
          <table:table-cell table:style-name="ce32" table:formula="of:=COM.MICROSOFT.CONCAT(VLOOKUP(LEFT([.C25];1);[.$A$1:.$B$9];2;0);&quot; -- &quot;; [.D25])" office:value-type="string" office:string-value="Daily Living -- Dining/Eating Out" calcext:value-type="string">
            <text:p>Daily Living -- Dining/Eating Out</text:p>
          </table:table-cell>
          <table:table-cell table:style-name="ce68" table:formula="of:=[.C25]" office:value-type="string" office:string-value="D06" calcext:value-type="string">
            <text:p>D06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D07</text:p>
          </table:table-cell>
          <table:table-cell table:style-name="ce32" office:value-type="string" calcext:value-type="string">
            <text:p>Office Supplies</text:p>
          </table:table-cell>
          <table:table-cell table:style-name="ce32" table:formula="of:=COM.MICROSOFT.CONCAT(VLOOKUP(LEFT([.C26];1);[.$A$1:.$B$9];2;0);&quot; -- &quot;; [.D26])" office:value-type="string" office:string-value="Daily Living -- Office Supplies" calcext:value-type="string">
            <text:p>Daily Living -- Office Supplies</text:p>
          </table:table-cell>
          <table:table-cell table:style-name="ce68" table:formula="of:=[.C26]" office:value-type="string" office:string-value="D07" calcext:value-type="string">
            <text:p>D07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D08</text:p>
          </table:table-cell>
          <table:table-cell table:style-name="ce32" office:value-type="string" calcext:value-type="string">
            <text:p>Gifts</text:p>
          </table:table-cell>
          <table:table-cell table:style-name="ce32" table:formula="of:=COM.MICROSOFT.CONCAT(VLOOKUP(LEFT([.C27];1);[.$A$1:.$B$9];2;0);&quot; -- &quot;; [.D27])" office:value-type="string" office:string-value="Daily Living -- Gifts" calcext:value-type="string">
            <text:p>Daily Living -- Gifts</text:p>
          </table:table-cell>
          <table:table-cell table:style-name="ce68" table:formula="of:=[.C27]" office:value-type="string" office:string-value="D08" calcext:value-type="string">
            <text:p>D0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D09</text:p>
          </table:table-cell>
          <table:table-cell table:style-name="ce32" office:value-type="string" calcext:value-type="string">
            <text:p>Bank Fee</text:p>
          </table:table-cell>
          <table:table-cell table:style-name="ce32" table:formula="of:=COM.MICROSOFT.CONCAT(VLOOKUP(LEFT([.C28];1);[.$A$1:.$B$9];2;0);&quot; -- &quot;; [.D28])" office:value-type="string" office:string-value="Daily Living -- Bank Fee" calcext:value-type="string">
            <text:p>Daily Living -- Bank Fee</text:p>
          </table:table-cell>
          <table:table-cell table:style-name="ce68" table:formula="of:=[.C28]" office:value-type="string" office:string-value="D09" calcext:value-type="string">
            <text:p>D09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D10</text:p>
          </table:table-cell>
          <table:table-cell table:style-name="ce32" office:value-type="string" calcext:value-type="string">
            <text:p>License Fee</text:p>
          </table:table-cell>
          <table:table-cell table:style-name="ce32" table:formula="of:=COM.MICROSOFT.CONCAT(VLOOKUP(LEFT([.C29];1);[.$A$1:.$B$9];2;0);&quot; -- &quot;; [.D29])" office:value-type="string" office:string-value="Daily Living -- License Fee" calcext:value-type="string">
            <text:p>Daily Living -- License Fee</text:p>
          </table:table-cell>
          <table:table-cell table:style-name="ce68" table:formula="of:=[.C29]" office:value-type="string" office:string-value="D10" calcext:value-type="string">
            <text:p>D1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D11</text:p>
          </table:table-cell>
          <table:table-cell table:style-name="ce32" office:value-type="string" calcext:value-type="string">
            <text:p>Annual Fee</text:p>
          </table:table-cell>
          <table:table-cell table:style-name="ce32" table:formula="of:=COM.MICROSOFT.CONCAT(VLOOKUP(LEFT([.C30];1);[.$A$1:.$B$9];2;0);&quot; -- &quot;; [.D30])" office:value-type="string" office:string-value="Daily Living -- Annual Fee" calcext:value-type="string">
            <text:p>Daily Living -- Annual Fee</text:p>
          </table:table-cell>
          <table:table-cell table:style-name="ce68" table:formula="of:=[.C30]" office:value-type="string" office:string-value="D11" calcext:value-type="string">
            <text:p>D1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D12</text:p>
          </table:table-cell>
          <table:table-cell table:style-name="ce32" office:value-type="string" calcext:value-type="string">
            <text:p>Mobile Phone Fee</text:p>
          </table:table-cell>
          <table:table-cell table:style-name="ce32" table:formula="of:=COM.MICROSOFT.CONCAT(VLOOKUP(LEFT([.C31];1);[.$A$1:.$B$9];2;0);&quot; -- &quot;; [.D31])" office:value-type="string" office:string-value="Daily Living -- Mobile Phone Fee" calcext:value-type="string">
            <text:p>Daily Living -- Mobile Phone Fee</text:p>
          </table:table-cell>
          <table:table-cell table:style-name="ce68" table:formula="of:=[.C31]" office:value-type="string" office:string-value="D12" calcext:value-type="string">
            <text:p>D1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D13</text:p>
          </table:table-cell>
          <table:table-cell table:style-name="ce32" office:value-type="string" calcext:value-type="string">
            <text:p>Withdraw Cash</text:p>
          </table:table-cell>
          <table:table-cell table:style-name="ce32" table:formula="of:=COM.MICROSOFT.CONCAT(VLOOKUP(LEFT([.C32];1);[.$A$1:.$B$9];2;0);&quot; -- &quot;; [.D32])" office:value-type="string" office:string-value="Daily Living -- Withdraw Cash" calcext:value-type="string">
            <text:p>Daily Living -- Withdraw Cash</text:p>
          </table:table-cell>
          <table:table-cell table:style-name="ce68" table:formula="of:=[.C32]" office:value-type="string" office:string-value="D13" calcext:value-type="string">
            <text:p>D13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D99</text:p>
          </table:table-cell>
          <table:table-cell table:style-name="ce32" office:value-type="string" calcext:value-type="string">
            <text:p>Other</text:p>
          </table:table-cell>
          <table:table-cell table:style-name="ce32" table:formula="of:=COM.MICROSOFT.CONCAT(VLOOKUP(LEFT([.C33];1);[.$A$1:.$B$9];2;0);&quot; -- &quot;; [.D33])" office:value-type="string" office:string-value="Daily Living -- Other" calcext:value-type="string">
            <text:p>Daily Living -- Other</text:p>
          </table:table-cell>
          <table:table-cell table:style-name="ce68" table:formula="of:=[.C33]" office:value-type="string" office:string-value="D99" calcext:value-type="string">
            <text:p>D99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E01</text:p>
          </table:table-cell>
          <table:table-cell table:style-name="ce32" office:value-type="string" calcext:value-type="string">
            <text:p>Travel/Vacation</text:p>
          </table:table-cell>
          <table:table-cell table:style-name="ce32" table:formula="of:=COM.MICROSOFT.CONCAT(VLOOKUP(LEFT([.C34];1);[.$A$1:.$B$9];2;0);&quot; -- &quot;; [.D34])" office:value-type="string" office:string-value="Entertainment -- Travel/Vacation" calcext:value-type="string">
            <text:p>Entertainment -- Travel/Vacation</text:p>
          </table:table-cell>
          <table:table-cell table:style-name="ce68" table:formula="of:=[.C34]" office:value-type="string" office:string-value="E01" calcext:value-type="string">
            <text:p>E0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E02</text:p>
          </table:table-cell>
          <table:table-cell table:style-name="ce32" office:value-type="string" calcext:value-type="string">
            <text:p>Movies</text:p>
          </table:table-cell>
          <table:table-cell table:style-name="ce32" table:formula="of:=COM.MICROSOFT.CONCAT(VLOOKUP(LEFT([.C35];1);[.$A$1:.$B$9];2;0);&quot; -- &quot;; [.D35])" office:value-type="string" office:string-value="Entertainment -- Movies" calcext:value-type="string">
            <text:p>Entertainment -- Movies</text:p>
          </table:table-cell>
          <table:table-cell table:style-name="ce68" table:formula="of:=[.C35]" office:value-type="string" office:string-value="E02" calcext:value-type="string">
            <text:p>E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E99</text:p>
          </table:table-cell>
          <table:table-cell table:style-name="ce32" office:value-type="string" calcext:value-type="string">
            <text:p>Other</text:p>
          </table:table-cell>
          <table:table-cell table:style-name="ce32" table:formula="of:=COM.MICROSOFT.CONCAT(VLOOKUP(LEFT([.C36];1);[.$A$1:.$B$9];2;0);&quot; -- &quot;; [.D36])" office:value-type="string" office:string-value="Entertainment -- Other" calcext:value-type="string">
            <text:p>Entertainment -- Other</text:p>
          </table:table-cell>
          <table:table-cell table:style-name="ce68" table:formula="of:=[.C36]" office:value-type="string" office:string-value="E99" calcext:value-type="string">
            <text:p>E99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F01</text:p>
          </table:table-cell>
          <table:table-cell table:style-name="ce32" office:value-type="string" calcext:value-type="string">
            <text:p>Credit Card</text:p>
          </table:table-cell>
          <table:table-cell table:style-name="ce32" table:formula="of:=COM.MICROSOFT.CONCAT(VLOOKUP(LEFT([.C37];1);[.$A$1:.$B$9];2;0);&quot; -- &quot;; [.D37])" office:value-type="string" office:string-value="Debt -- Credit Card" calcext:value-type="string">
            <text:p>Debt -- Credit Card</text:p>
          </table:table-cell>
          <table:table-cell table:style-name="ce68" table:formula="of:=[.C37]" office:value-type="string" office:string-value="F01" calcext:value-type="string">
            <text:p>F0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F99</text:p>
          </table:table-cell>
          <table:table-cell table:style-name="ce32" office:value-type="string" calcext:value-type="string">
            <text:p>Other</text:p>
          </table:table-cell>
          <table:table-cell table:style-name="ce32" table:formula="of:=COM.MICROSOFT.CONCAT(VLOOKUP(LEFT([.C38];1);[.$A$1:.$B$9];2;0);&quot; -- &quot;; [.D38])" office:value-type="string" office:string-value="Debt -- Other" calcext:value-type="string">
            <text:p>Debt -- Other</text:p>
          </table:table-cell>
          <table:table-cell table:style-name="ce68" table:formula="of:=[.C38]" office:value-type="string" office:string-value="F99" calcext:value-type="string">
            <text:p>F99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G01</text:p>
          </table:table-cell>
          <table:table-cell table:style-name="ce32" office:value-type="string" calcext:value-type="string">
            <text:p>Fund Transfer to </text:p>
          </table:table-cell>
          <table:table-cell table:style-name="ce32" table:formula="of:=COM.MICROSOFT.CONCAT(VLOOKUP(LEFT([.C39];1);[.$A$1:.$B$9];2;0);&quot; -- &quot;; [.D39])" office:value-type="string" office:string-value="Saving -- Fund Transfer to " calcext:value-type="string">
            <text:p>Saving -- Fund Transfer to </text:p>
          </table:table-cell>
          <table:table-cell table:style-name="ce68" table:formula="of:=[.C39]" office:value-type="string" office:string-value="G01" calcext:value-type="string">
            <text:p>G0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G02</text:p>
          </table:table-cell>
          <table:table-cell table:style-name="ce32" office:value-type="string" calcext:value-type="string">
            <text:p>Fund Transfer from </text:p>
          </table:table-cell>
          <table:table-cell table:style-name="ce32" table:formula="of:=COM.MICROSOFT.CONCAT(VLOOKUP(LEFT([.C40];1);[.$A$1:.$B$9];2;0);&quot; -- &quot;; [.D40])" office:value-type="string" office:string-value="Saving -- Fund Transfer from " calcext:value-type="string">
            <text:p>Saving -- Fund Transfer from </text:p>
          </table:table-cell>
          <table:table-cell table:style-name="ce68" table:formula="of:=[.C40]" office:value-type="string" office:string-value="G02" calcext:value-type="string">
            <text:p>G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G99</text:p>
          </table:table-cell>
          <table:table-cell table:style-name="ce32" office:value-type="string" calcext:value-type="string">
            <text:p>Other</text:p>
          </table:table-cell>
          <table:table-cell table:style-name="ce32" table:formula="of:=COM.MICROSOFT.CONCAT(VLOOKUP(LEFT([.C41];1);[.$A$1:.$B$9];2;0);&quot; -- &quot;; [.D41])" office:value-type="string" office:string-value="Saving -- Other" calcext:value-type="string">
            <text:p>Saving -- Other</text:p>
          </table:table-cell>
          <table:table-cell table:style-name="ce68" table:formula="of:=[.C41]" office:value-type="string" office:string-value="G99" calcext:value-type="string">
            <text:p>G99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H01</text:p>
          </table:table-cell>
          <table:table-cell table:style-name="ce32" office:value-type="string" calcext:value-type="string">
            <text:p>Income</text:p>
          </table:table-cell>
          <table:table-cell table:style-name="ce32" table:formula="of:=COM.MICROSOFT.CONCAT(VLOOKUP(LEFT([.C42];1);[.$A$1:.$B$9];2;0);&quot; -- &quot;; [.D42])" office:value-type="string" office:string-value="Miscellaneous -- Income" calcext:value-type="string">
            <text:p>Miscellaneous -- Income</text:p>
          </table:table-cell>
          <table:table-cell table:style-name="ce68" table:formula="of:=[.C42]" office:value-type="string" office:string-value="H01" calcext:value-type="string">
            <text:p>H0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H99</text:p>
          </table:table-cell>
          <table:table-cell table:style-name="ce32" office:value-type="string" calcext:value-type="string">
            <text:p>Other</text:p>
          </table:table-cell>
          <table:table-cell table:style-name="ce32" table:formula="of:=COM.MICROSOFT.CONCAT(VLOOKUP(LEFT([.C43];1);[.$A$1:.$B$9];2;0);&quot; -- &quot;; [.D43])" office:value-type="string" office:string-value="Miscellaneous -- Other" calcext:value-type="string">
            <text:p>Miscellaneous -- Other</text:p>
          </table:table-cell>
          <table:table-cell table:style-name="ce68" table:formula="of:=[.C43]" office:value-type="string" office:string-value="H99" calcext:value-type="string">
            <text:p>H99</text:p>
          </table:table-cell>
          <table:table-cell/>
          <table:table-cell table:style-name="ce66" table:content-validation-name="val2"/>
          <table:table-cell table:number-columns-repeated="1011"/>
        </table:table-row>
        <table:table-row table:style-name="ro1" table:number-rows-repeated="16">
          <table:table-cell table:number-columns-repeated="7"/>
          <table:table-cell table:style-name="ce66" table:content-validation-name="val2"/>
          <table:table-cell table:number-columns-repeated="1011"/>
        </table:table-row>
        <table:table-row table:style-name="ro1" table:number-rows-repeated="1048516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Keywords" table:style-name="ta1">
        <office:forms form:automatic-focus="false" form:apply-design-mode="false"/>
        <table:table-column table:style-name="co16" table:default-cell-style-name="ce66"/>
        <table:table-column table:style-name="co17" table:default-cell-style-name="ce66"/>
        <table:table-column table:style-name="co8" table:default-cell-style-name="ce78"/>
        <table:table-column table:style-name="co18" table:default-cell-style-name="ce66"/>
        <table:table-column table:style-name="co19" table:default-cell-style-name="ce66"/>
        <table:table-column table:style-name="co20" table:default-cell-style-name="ce66"/>
        <table:table-column table:style-name="co18" table:default-cell-style-name="ce66"/>
        <table:table-column table:style-name="co21" table:default-cell-style-name="ce66"/>
        <table:table-column table:style-name="co22" table:default-cell-style-name="ce66"/>
        <table:table-column table:style-name="co18" table:default-cell-style-name="ce66"/>
        <table:table-column table:style-name="co19" table:default-cell-style-name="ce66"/>
        <table:table-column table:style-name="co20" table:default-cell-style-name="ce66"/>
        <table:table-column table:style-name="co8" table:number-columns-repeated="1011" table:default-cell-style-name="ce66"/>
        <table:table-column table:style-name="co8" table:default-cell-style-name="Default"/>
        <table:table-row table:style-name="ro3">
          <table:table-cell table:style-name="ce64" office:value-type="string" calcext:value-type="string">
            <text:p>Keywords</text:p>
          </table:table-cell>
          <table:table-cell table:style-name="ce64" office:value-type="string" calcext:value-type="string">
            <text:p>Categories</text:p>
          </table:table-cell>
          <table:table-cell table:style-name="ce77" office:value-type="string" calcext:value-type="string">
            <text:p>Code</text:p>
          </table:table-cell>
          <table:table-cell table:style-name="ce79"/>
          <table:table-cell table:style-name="ce80" office:value-type="string" calcext:value-type="string">
            <text:p>CHECK UNIQUE TEXT</text:p>
          </table:table-cell>
          <table:table-cell table:style-name="ce82"/>
          <table:table-cell table:style-name="ce84"/>
          <table:table-cell table:style-name="ce85" office:value-type="string" calcext:value-type="string" table:number-columns-spanned="2" table:number-rows-spanned="1">
            <text:p>UNIQUE CATEGORIES</text:p>
          </table:table-cell>
          <table:covered-table-cell table:style-name="ce76"/>
          <table:table-cell table:style-name="ce76"/>
          <table:table-cell table:style-name="ce86" office:value-type="string" calcext:value-type="string">
            <text:p>CHECK UNIQUE CODE</text:p>
          </table:table-cell>
          <table:table-cell table:style-name="ce89"/>
          <table:table-cell table:style-name="ce84" table:number-columns-repeated="1011"/>
          <table:table-cell table:style-name="ce37"/>
        </table:table-row>
        <table:table-row table:style-name="ro4">
          <table:table-cell table:style-name="ce36" office:value-type="string" calcext:value-type="string">
            <text:p>WOOLWORTHS</text:p>
          </table:table-cell>
          <table:table-cell table:style-name="ce36" table:content-validation-name="val3" office:value-type="string" calcext:value-type="string">
            <text:p>Daily Living -- Groceries</text:p>
          </table:table-cell>
          <table:table-cell table:formula="of:=VLOOKUP([.B2];[$Category.$E$2:$Category.$F$43];2;0)" office:value-type="string" office:string-value="D01" calcext:value-type="string">
            <text:p>D01</text:p>
          </table:table-cell>
          <table:table-cell/>
          <table:table-cell table:style-name="ce81" office:value-type="float" office:value="0" calcext:value-type="float">
            <text:p>0</text:p>
          </table:table-cell>
          <table:table-cell table:style-name="ce83" table:formula="of:=COUNTIF([.A2:.A250];[.E2])" office:value-type="float" office:value="0" calcext:value-type="float">
            <text:p>0</text:p>
          </table:table-cell>
          <table:table-cell/>
          <table:table-cell table:style-name="ce76" office:value-type="string" calcext:value-type="string">
            <text:p>Housing Expenses -- Rent</text:p>
          </table:table-cell>
          <table:table-cell table:style-name="ce76" office:value-type="string" calcext:value-type="string">
            <text:p>A02</text:p>
          </table:table-cell>
          <table:table-cell table:style-name="ce76"/>
          <table:table-cell table:style-name="ce87"/>
          <table:table-cell table:style-name="ce90" table:formula="of:=COUNTIF([.I2:.I250];[.K2])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table:style-name="ce72" office:value-type="string" calcext:value-type="string">
            <text:p>DIS FRUIT</text:p>
          </table:table-cell>
          <table:table-cell table:style-name="ce36" table:content-validation-name="val3" office:value-type="string" calcext:value-type="string">
            <text:p>Daily Living -- Groceries</text:p>
          </table:table-cell>
          <table:table-cell table:formula="of:=VLOOKUP([.B3];[$Category.$E$2:$Category.$F$43];2;0)" office:value-type="string" office:string-value="D01" calcext:value-type="string">
            <text:p>D01</text:p>
          </table:table-cell>
          <table:table-cell table:number-columns-repeated="4"/>
          <table:table-cell table:style-name="ce76" office:value-type="string" calcext:value-type="string">
            <text:p>Housing Expenses -- Internet/Phone</text:p>
          </table:table-cell>
          <table:table-cell table:style-name="ce76" office:value-type="string" calcext:value-type="string">
            <text:p>A04</text:p>
          </table:table-cell>
          <table:table-cell table:style-name="ce76"/>
          <table:table-cell table:style-name="ce88"/>
          <table:table-cell table:style-name="ce91"/>
          <table:table-cell table:number-columns-repeated="1012"/>
        </table:table-row>
        <table:table-row table:style-name="ro4">
          <table:table-cell table:style-name="ce72" office:value-type="string" calcext:value-type="string">
            <text:p>ALDI STORES</text:p>
          </table:table-cell>
          <table:table-cell table:style-name="ce36" table:content-validation-name="val3" office:value-type="string" calcext:value-type="string">
            <text:p>Daily Living -- Groceries</text:p>
          </table:table-cell>
          <table:table-cell table:formula="of:=VLOOKUP([.B4];[$Category.$E$2:$Category.$F$43];2;0)" office:value-type="string" office:string-value="D01" calcext:value-type="string">
            <text:p>D01</text:p>
          </table:table-cell>
          <table:table-cell table:number-columns-repeated="4"/>
          <table:table-cell table:style-name="ce76" office:value-type="string" calcext:value-type="string">
            <text:p>Transportation -- Fuel</text:p>
          </table:table-cell>
          <table:table-cell table:style-name="ce76" office:value-type="string" calcext:value-type="string">
            <text:p>B01</text:p>
          </table:table-cell>
          <table:table-cell table:style-name="ce76" table:number-columns-repeated="3"/>
          <table:table-cell table:number-columns-repeated="1012"/>
        </table:table-row>
        <table:table-row table:style-name="ro4">
          <table:table-cell table:style-name="ce72" office:value-type="string" calcext:value-type="string">
            <text:p>K TOWN SUPERMARKET</text:p>
          </table:table-cell>
          <table:table-cell table:style-name="ce36" table:content-validation-name="val3" office:value-type="string" calcext:value-type="string">
            <text:p>Daily Living -- Groceries</text:p>
          </table:table-cell>
          <table:table-cell table:formula="of:=VLOOKUP([.B5];[$Category.$E$2:$Category.$F$43];2;0)" office:value-type="string" office:string-value="D01" calcext:value-type="string">
            <text:p>D01</text:p>
          </table:table-cell>
          <table:table-cell table:number-columns-repeated="4"/>
          <table:table-cell table:style-name="ce76" office:value-type="string" calcext:value-type="string">
            <text:p>Transportation -- Registration</text:p>
          </table:table-cell>
          <table:table-cell table:style-name="ce76" office:value-type="string" calcext:value-type="string">
            <text:p>B03</text:p>
          </table:table-cell>
          <table:table-cell table:style-name="ce76" table:number-columns-repeated="3"/>
          <table:table-cell table:number-columns-repeated="1012"/>
        </table:table-row>
        <table:table-row table:style-name="ro4">
          <table:table-cell table:style-name="ce72" office:value-type="string" calcext:value-type="string">
            <text:p>HANARO TRADING</text:p>
          </table:table-cell>
          <table:table-cell table:style-name="ce36" table:content-validation-name="val3" office:value-type="string" calcext:value-type="string">
            <text:p>Daily Living -- Groceries</text:p>
          </table:table-cell>
          <table:table-cell table:formula="of:=VLOOKUP([.B6];[$Category.$E$2:$Category.$F$43];2;0)" office:value-type="string" office:string-value="D01" calcext:value-type="string">
            <text:p>D01</text:p>
          </table:table-cell>
          <table:table-cell table:number-columns-repeated="4"/>
          <table:table-cell table:style-name="ce76" office:value-type="string" calcext:value-type="string">
            <text:p>Transportation -- Fines</text:p>
          </table:table-cell>
          <table:table-cell table:style-name="ce76" office:value-type="string" calcext:value-type="string">
            <text:p>B07</text:p>
          </table:table-cell>
          <table:table-cell table:style-name="ce76" table:number-columns-repeated="3"/>
          <table:table-cell table:number-columns-repeated="1012"/>
        </table:table-row>
        <table:table-row table:style-name="ro4">
          <table:table-cell table:style-name="ce72" office:value-type="string" calcext:value-type="string">
            <text:p>HAPPY MARKET</text:p>
          </table:table-cell>
          <table:table-cell table:style-name="ce36" table:content-validation-name="val3" office:value-type="string" calcext:value-type="string">
            <text:p>Daily Living -- Groceries</text:p>
          </table:table-cell>
          <table:table-cell table:formula="of:=VLOOKUP([.B7];[$Category.$E$2:$Category.$F$43];2;0)" office:value-type="string" office:string-value="D01" calcext:value-type="string">
            <text:p>D01</text:p>
          </table:table-cell>
          <table:table-cell table:number-columns-repeated="4"/>
          <table:table-cell table:style-name="ce76" office:value-type="string" calcext:value-type="string">
            <text:p>Medical/Health -- Insurance</text:p>
          </table:table-cell>
          <table:table-cell table:style-name="ce76" office:value-type="string" calcext:value-type="string">
            <text:p>C01</text:p>
          </table:table-cell>
          <table:table-cell table:style-name="ce76" table:number-columns-repeated="3"/>
          <table:table-cell table:number-columns-repeated="1012"/>
        </table:table-row>
        <table:table-row table:style-name="ro4">
          <table:table-cell office:value-type="string" calcext:value-type="string">
            <text:p>IGA</text:p>
          </table:table-cell>
          <table:table-cell table:style-name="ce36" table:content-validation-name="val3" office:value-type="string" calcext:value-type="string">
            <text:p>Daily Living -- Groceries</text:p>
          </table:table-cell>
          <table:table-cell table:formula="of:=VLOOKUP([.B8];[$Category.$E$2:$Category.$F$43];2;0)" office:value-type="string" office:string-value="D01" calcext:value-type="string">
            <text:p>D01</text:p>
          </table:table-cell>
          <table:table-cell table:number-columns-repeated="4"/>
          <table:table-cell table:style-name="ce76" office:value-type="string" calcext:value-type="string">
            <text:p>Medical/Health -- Medicine/Drugs</text:p>
          </table:table-cell>
          <table:table-cell table:style-name="ce76" office:value-type="string" calcext:value-type="string">
            <text:p>C03</text:p>
          </table:table-cell>
          <table:table-cell table:style-name="ce76" table:number-columns-repeated="3"/>
          <table:table-cell table:number-columns-repeated="1012"/>
        </table:table-row>
        <table:table-row table:style-name="ro4">
          <table:table-cell table:style-name="ce73" office:value-type="string" calcext:value-type="string">
            <text:p>CLINK DIR DEBIT</text:p>
          </table:table-cell>
          <table:table-cell table:style-name="ce36" table:content-validation-name="val3" office:value-type="string" calcext:value-type="string">
            <text:p>Debt -- Other</text:p>
          </table:table-cell>
          <table:table-cell table:formula="of:=VLOOKUP([.B9];[$Category.$E$2:$Category.$F$43];2;0)" office:value-type="string" office:string-value="F99" calcext:value-type="string">
            <text:p>F99</text:p>
          </table:table-cell>
          <table:table-cell table:number-columns-repeated="4"/>
          <table:table-cell table:style-name="ce76" office:value-type="string" calcext:value-type="string">
            <text:p>Medical/Health -- Health Club</text:p>
          </table:table-cell>
          <table:table-cell table:style-name="ce76" office:value-type="string" calcext:value-type="string">
            <text:p>C04</text:p>
          </table:table-cell>
          <table:table-cell table:style-name="ce76" table:number-columns-repeated="3"/>
          <table:table-cell table:number-columns-repeated="1012"/>
        </table:table-row>
        <table:table-row table:style-name="ro4">
          <table:table-cell table:style-name="ce74" office:value-type="string" calcext:value-type="string">
            <text:p>MS CHARCOAL</text:p>
          </table:table-cell>
          <table:table-cell table:style-name="ce36" table:content-validation-name="val3" office:value-type="string" calcext:value-type="string">
            <text:p>Daily Living -- Dining/Eating Out</text:p>
          </table:table-cell>
          <table:table-cell table:formula="of:=VLOOKUP([.B10];[$Category.$E$2:$Category.$F$43];2;0)" office:value-type="string" office:string-value="D06" calcext:value-type="string">
            <text:p>D06</text:p>
          </table:table-cell>
          <table:table-cell table:number-columns-repeated="4"/>
          <table:table-cell table:style-name="ce76" office:value-type="string" calcext:value-type="string">
            <text:p>Daily Living -- Groceries</text:p>
          </table:table-cell>
          <table:table-cell table:style-name="ce76" office:value-type="string" calcext:value-type="string">
            <text:p>D01</text:p>
          </table:table-cell>
          <table:table-cell table:style-name="ce76" table:number-columns-repeated="3"/>
          <table:table-cell table:number-columns-repeated="1012"/>
        </table:table-row>
        <table:table-row table:style-name="ro4">
          <table:table-cell table:style-name="ce73" office:value-type="string" calcext:value-type="string">
            <text:p>BETTS BRAND DIRECT</text:p>
          </table:table-cell>
          <table:table-cell table:style-name="ce36" table:content-validation-name="val3" office:value-type="string" calcext:value-type="string">
            <text:p>Daily Living -- shoes</text:p>
          </table:table-cell>
          <table:table-cell table:formula="of:=VLOOKUP([.B11];[$Category.$E$2:$Category.$F$43];2;0)" office:value-type="string" office:string-value="D04" calcext:value-type="string">
            <text:p>D04</text:p>
          </table:table-cell>
          <table:table-cell table:number-columns-repeated="4"/>
          <table:table-cell table:style-name="ce76" office:value-type="string" calcext:value-type="string">
            <text:p>Daily Living -- shoes</text:p>
          </table:table-cell>
          <table:table-cell table:style-name="ce76" office:value-type="string" calcext:value-type="string">
            <text:p>D04</text:p>
          </table:table-cell>
          <table:table-cell table:style-name="ce76" table:number-columns-repeated="3"/>
          <table:table-cell table:number-columns-repeated="1012"/>
        </table:table-row>
        <table:table-row table:style-name="ro4">
          <table:table-cell table:style-name="ce73" office:value-type="string" calcext:value-type="string">
            <text:p>NIKE HARBOURTOWN</text:p>
          </table:table-cell>
          <table:table-cell table:style-name="ce36" table:content-validation-name="val3" office:value-type="string" calcext:value-type="string">
            <text:p>Daily Living -- shoes</text:p>
          </table:table-cell>
          <table:table-cell table:formula="of:=VLOOKUP([.B12];[$Category.$E$2:$Category.$F$43];2;0)" office:value-type="string" office:string-value="D04" calcext:value-type="string">
            <text:p>D04</text:p>
          </table:table-cell>
          <table:table-cell table:number-columns-repeated="4"/>
          <table:table-cell table:style-name="ce76" office:value-type="string" calcext:value-type="string">
            <text:p>Daily Living -- Education/Lessons</text:p>
          </table:table-cell>
          <table:table-cell table:style-name="ce76" office:value-type="string" calcext:value-type="string">
            <text:p>D05</text:p>
          </table:table-cell>
          <table:table-cell table:style-name="ce76" table:number-columns-repeated="3"/>
          <table:table-cell table:number-columns-repeated="1012"/>
        </table:table-row>
        <table:table-row table:style-name="ro4">
          <table:table-cell table:style-name="ce73" office:value-type="string" calcext:value-type="string">
            <text:p>PACIFIC PINES PRIMARY</text:p>
          </table:table-cell>
          <table:table-cell table:style-name="ce36" table:content-validation-name="val3" office:value-type="string" calcext:value-type="string">
            <text:p>Daily Living -- Education/Lessons</text:p>
          </table:table-cell>
          <table:table-cell table:formula="of:=VLOOKUP([.B13];[$Category.$E$2:$Category.$F$43];2;0)" office:value-type="string" office:string-value="D05" calcext:value-type="string">
            <text:p>D05</text:p>
          </table:table-cell>
          <table:table-cell table:number-columns-repeated="4"/>
          <table:table-cell table:style-name="ce76" office:value-type="string" calcext:value-type="string">
            <text:p>Daily Living -- Dining/Eating Out</text:p>
          </table:table-cell>
          <table:table-cell table:style-name="ce76" office:value-type="string" calcext:value-type="string">
            <text:p>D06</text:p>
          </table:table-cell>
          <table:table-cell table:style-name="ce76" table:number-columns-repeated="3"/>
          <table:table-cell table:number-columns-repeated="1012"/>
        </table:table-row>
        <table:table-row table:style-name="ro4">
          <table:table-cell table:style-name="ce73" office:value-type="string" calcext:value-type="string">
            <text:p>KMART</text:p>
          </table:table-cell>
          <table:table-cell table:style-name="ce36" table:content-validation-name="val3" office:value-type="string" calcext:value-type="string">
            <text:p>Daily Living -- Groceries</text:p>
          </table:table-cell>
          <table:table-cell table:formula="of:=VLOOKUP([.B14];[$Category.$E$2:$Category.$F$43];2;0)" office:value-type="string" office:string-value="D01" calcext:value-type="string">
            <text:p>D01</text:p>
          </table:table-cell>
          <table:table-cell table:number-columns-repeated="4"/>
          <table:table-cell table:style-name="ce76" office:value-type="string" calcext:value-type="string">
            <text:p>Daily Living -- Office Supplies</text:p>
          </table:table-cell>
          <table:table-cell table:style-name="ce76" office:value-type="string" calcext:value-type="string">
            <text:p>D07</text:p>
          </table:table-cell>
          <table:table-cell table:style-name="ce76" table:number-columns-repeated="3"/>
          <table:table-cell table:number-columns-repeated="1012"/>
        </table:table-row>
        <table:table-row table:style-name="ro4">
          <table:table-cell table:style-name="ce73" office:value-type="string" calcext:value-type="string">
            <text:p>JUSTICE SPER</text:p>
          </table:table-cell>
          <table:table-cell table:style-name="ce36" table:content-validation-name="val3" office:value-type="string" calcext:value-type="string">
            <text:p>Transportation -- Fines</text:p>
          </table:table-cell>
          <table:table-cell table:formula="of:=VLOOKUP([.B15];[$Category.$E$2:$Category.$F$43];2;0)" office:value-type="string" office:string-value="B07" calcext:value-type="string">
            <text:p>B07</text:p>
          </table:table-cell>
          <table:table-cell table:number-columns-repeated="4"/>
          <table:table-cell table:style-name="ce76" office:value-type="string" calcext:value-type="string">
            <text:p>Daily Living -- Bank Fee</text:p>
          </table:table-cell>
          <table:table-cell table:style-name="ce76" office:value-type="string" calcext:value-type="string">
            <text:p>D09</text:p>
          </table:table-cell>
          <table:table-cell table:style-name="ce76" table:number-columns-repeated="3"/>
          <table:table-cell table:number-columns-repeated="1012"/>
        </table:table-row>
        <table:table-row table:style-name="ro4">
          <table:table-cell table:style-name="ce74" office:value-type="string" calcext:value-type="string">
            <text:p>WE BREW</text:p>
          </table:table-cell>
          <table:table-cell table:style-name="ce36" table:content-validation-name="val3" office:value-type="string" calcext:value-type="string">
            <text:p>Daily Living -- Groceries</text:p>
          </table:table-cell>
          <table:table-cell table:formula="of:=VLOOKUP([.B16];[$Category.$E$2:$Category.$F$43];2;0)" office:value-type="string" office:string-value="D01" calcext:value-type="string">
            <text:p>D01</text:p>
          </table:table-cell>
          <table:table-cell table:number-columns-repeated="4"/>
          <table:table-cell table:style-name="ce76" office:value-type="string" calcext:value-type="string">
            <text:p>Daily Living -- License Fee</text:p>
          </table:table-cell>
          <table:table-cell table:style-name="ce76" office:value-type="string" calcext:value-type="string">
            <text:p>D10</text:p>
          </table:table-cell>
          <table:table-cell table:style-name="ce76" table:number-columns-repeated="3"/>
          <table:table-cell table:number-columns-repeated="1012"/>
        </table:table-row>
        <table:table-row table:style-name="ro4">
          <table:table-cell table:style-name="ce73" office:value-type="string" calcext:value-type="string">
            <text:p>VODAFONE</text:p>
          </table:table-cell>
          <table:table-cell table:style-name="ce36" table:content-validation-name="val3" office:value-type="string" calcext:value-type="string">
            <text:p>Daily Living -- Mobile Phone Fee</text:p>
          </table:table-cell>
          <table:table-cell table:formula="of:=VLOOKUP([.B17];[$Category.$E$2:$Category.$F$43];2;0)" office:value-type="string" office:string-value="D12" calcext:value-type="string">
            <text:p>D12</text:p>
          </table:table-cell>
          <table:table-cell table:number-columns-repeated="4"/>
          <table:table-cell table:style-name="ce76" office:value-type="string" calcext:value-type="string">
            <text:p>Daily Living -- Mobile Phone Fee</text:p>
          </table:table-cell>
          <table:table-cell table:style-name="ce76" office:value-type="string" calcext:value-type="string">
            <text:p>D12</text:p>
          </table:table-cell>
          <table:table-cell table:style-name="ce76" table:number-columns-repeated="3"/>
          <table:table-cell table:number-columns-repeated="1012"/>
        </table:table-row>
        <table:table-row table:style-name="ro4">
          <table:table-cell table:style-name="ce73" office:value-type="string" calcext:value-type="string">
            <text:p>TMR REG RENEW</text:p>
          </table:table-cell>
          <table:table-cell table:style-name="ce36" table:content-validation-name="val3" office:value-type="string" calcext:value-type="string">
            <text:p>Transportation -- Registration</text:p>
          </table:table-cell>
          <table:table-cell table:formula="of:=VLOOKUP([.B18];[$Category.$E$2:$Category.$F$43];2;0)" office:value-type="string" office:string-value="B03" calcext:value-type="string">
            <text:p>B03</text:p>
          </table:table-cell>
          <table:table-cell table:number-columns-repeated="4"/>
          <table:table-cell table:style-name="ce76" office:value-type="string" calcext:value-type="string">
            <text:p>Daily Living -- Withdraw Cash</text:p>
          </table:table-cell>
          <table:table-cell table:style-name="ce76" office:value-type="string" calcext:value-type="string">
            <text:p>D13</text:p>
          </table:table-cell>
          <table:table-cell table:style-name="ce76" table:number-columns-repeated="3"/>
          <table:table-cell table:number-columns-repeated="1012"/>
        </table:table-row>
        <table:table-row table:style-name="ro4">
          <table:table-cell table:style-name="ce73" office:value-type="string" calcext:value-type="string">
            <text:p>OFFICEWORKS</text:p>
          </table:table-cell>
          <table:table-cell table:style-name="ce36" table:content-validation-name="val3" office:value-type="string" calcext:value-type="string">
            <text:p>Daily Living -- Office Supplies</text:p>
          </table:table-cell>
          <table:table-cell table:formula="of:=VLOOKUP([.B19];[$Category.$E$2:$Category.$F$43];2;0)" office:value-type="string" office:string-value="D07" calcext:value-type="string">
            <text:p>D07</text:p>
          </table:table-cell>
          <table:table-cell table:number-columns-repeated="4"/>
          <table:table-cell table:style-name="ce76" office:value-type="string" calcext:value-type="string">
            <text:p>Daily Living -- Other</text:p>
          </table:table-cell>
          <table:table-cell table:style-name="ce76" office:value-type="string" calcext:value-type="string">
            <text:p>D99</text:p>
          </table:table-cell>
          <table:table-cell table:style-name="ce76" table:number-columns-repeated="3"/>
          <table:table-cell table:number-columns-repeated="1012"/>
        </table:table-row>
        <table:table-row table:style-name="ro4">
          <table:table-cell table:style-name="ce73" office:value-type="string" calcext:value-type="string">
            <text:p>CHIKOR PTY LTD</text:p>
          </table:table-cell>
          <table:table-cell table:style-name="ce36" table:content-validation-name="val3" office:value-type="string" calcext:value-type="string">
            <text:p>Daily Living -- Dining/Eating Out</text:p>
          </table:table-cell>
          <table:table-cell table:formula="of:=VLOOKUP([.B20];[$Category.$E$2:$Category.$F$43];2;0)" office:value-type="string" office:string-value="D06" calcext:value-type="string">
            <text:p>D06</text:p>
          </table:table-cell>
          <table:table-cell table:number-columns-repeated="4"/>
          <table:table-cell table:style-name="ce76" office:value-type="string" calcext:value-type="string">
            <text:p>Entertainment -- Other</text:p>
          </table:table-cell>
          <table:table-cell table:style-name="ce76" office:value-type="string" calcext:value-type="string">
            <text:p>E99</text:p>
          </table:table-cell>
          <table:table-cell table:style-name="ce76" table:number-columns-repeated="3"/>
          <table:table-cell table:number-columns-repeated="1012"/>
        </table:table-row>
        <table:table-row table:style-name="ro4">
          <table:table-cell table:style-name="ce73" office:value-type="string" calcext:value-type="string">
            <text:p>WW PETROL</text:p>
          </table:table-cell>
          <table:table-cell table:style-name="ce36" table:content-validation-name="val3" office:value-type="string" calcext:value-type="string">
            <text:p>Transportation -- Fuel</text:p>
          </table:table-cell>
          <table:table-cell table:formula="of:=VLOOKUP([.B21];[$Category.$E$2:$Category.$F$43];2;0)" office:value-type="string" office:string-value="B01" calcext:value-type="string">
            <text:p>B01</text:p>
          </table:table-cell>
          <table:table-cell table:number-columns-repeated="4"/>
          <table:table-cell table:style-name="ce76" office:value-type="string" calcext:value-type="string">
            <text:p>Debt -- Credit Card</text:p>
          </table:table-cell>
          <table:table-cell table:style-name="ce76" office:value-type="string" calcext:value-type="string">
            <text:p>F01</text:p>
          </table:table-cell>
          <table:table-cell table:style-name="ce76" table:number-columns-repeated="3"/>
          <table:table-cell table:number-columns-repeated="1012"/>
        </table:table-row>
        <table:table-row table:style-name="ro4">
          <table:table-cell table:style-name="ce73" office:value-type="string" calcext:value-type="string">
            <text:p>PACIFIC PINES CHEMM</text:p>
          </table:table-cell>
          <table:table-cell table:style-name="ce36" table:content-validation-name="val3" office:value-type="string" calcext:value-type="string">
            <text:p>Medical/Health -- Medicine/Drugs</text:p>
          </table:table-cell>
          <table:table-cell table:formula="of:=VLOOKUP([.B22];[$Category.$E$2:$Category.$F$43];2;0)" office:value-type="string" office:string-value="C03" calcext:value-type="string">
            <text:p>C03</text:p>
          </table:table-cell>
          <table:table-cell table:number-columns-repeated="4"/>
          <table:table-cell table:style-name="ce76" office:value-type="string" calcext:value-type="string">
            <text:p>Debt -- Other</text:p>
          </table:table-cell>
          <table:table-cell table:style-name="ce76" office:value-type="string" calcext:value-type="string">
            <text:p>F99</text:p>
          </table:table-cell>
          <table:table-cell table:style-name="ce76" table:number-columns-repeated="3"/>
          <table:table-cell table:number-columns-repeated="1012"/>
        </table:table-row>
        <table:table-row table:style-name="ro4">
          <table:table-cell table:style-name="ce73" office:value-type="string" calcext:value-type="string">
            <text:p>7-ELEVEN</text:p>
          </table:table-cell>
          <table:table-cell table:style-name="ce36" table:content-validation-name="val3" office:value-type="string" calcext:value-type="string">
            <text:p>Transportation -- Fuel</text:p>
          </table:table-cell>
          <table:table-cell table:formula="of:=VLOOKUP([.B23];[$Category.$E$2:$Category.$F$43];2;0)" office:value-type="string" office:string-value="B01" calcext:value-type="string">
            <text:p>B01</text:p>
          </table:table-cell>
          <table:table-cell table:number-columns-repeated="4"/>
          <table:table-cell office:value-type="string" calcext:value-type="string">
            <text:p>Saving -- Fund Transfer to </text:p>
          </table:table-cell>
          <table:table-cell office:value-type="string" calcext:value-type="string">
            <text:p>G01</text:p>
          </table:table-cell>
          <table:table-cell table:number-columns-repeated="1015"/>
        </table:table-row>
        <table:table-row table:style-name="ro4">
          <table:table-cell table:style-name="ce73" office:value-type="string" calcext:value-type="string">
            <text:p>COLES</text:p>
          </table:table-cell>
          <table:table-cell table:style-name="ce36" table:content-validation-name="val3" office:value-type="string" calcext:value-type="string">
            <text:p>Daily Living -- Groceries</text:p>
          </table:table-cell>
          <table:table-cell table:formula="of:=VLOOKUP([.B24];[$Category.$E$2:$Category.$F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Miscellaneous -- Income</text:p>
          </table:table-cell>
          <table:table-cell office:value-type="string" calcext:value-type="string">
            <text:p>H01</text:p>
          </table:table-cell>
          <table:table-cell table:number-columns-repeated="1015"/>
        </table:table-row>
        <table:table-row table:style-name="ro4">
          <table:table-cell table:style-name="ce73" office:value-type="string" calcext:value-type="string">
            <text:p>QAHS GENERAL ACCOUNT</text:p>
          </table:table-cell>
          <table:table-cell table:style-name="ce36" table:content-validation-name="val3" office:value-type="string" calcext:value-type="string">
            <text:p>Daily Living -- Education/Lessons</text:p>
          </table:table-cell>
          <table:table-cell table:formula="of:=VLOOKUP([.B25];[$Category.$E$2:$Category.$F$43];2;0)" office:value-type="string" office:string-value="D05" calcext:value-type="string">
            <text:p>D05</text:p>
          </table:table-cell>
          <table:table-cell table:number-columns-repeated="1021"/>
        </table:table-row>
        <table:table-row table:style-name="ro4">
          <table:table-cell table:style-name="ce73" office:value-type="string" calcext:value-type="string">
            <text:p>QNMU MEMBERSHIP</text:p>
          </table:table-cell>
          <table:table-cell table:style-name="ce36" table:content-validation-name="val3" office:value-type="string" calcext:value-type="string">
            <text:p>Daily Living -- License Fee</text:p>
          </table:table-cell>
          <table:table-cell table:formula="of:=VLOOKUP([.B26];[$Category.$E$2:$Category.$F$43];2;0)" office:value-type="string" office:string-value="D10" calcext:value-type="string">
            <text:p>D10</text:p>
          </table:table-cell>
          <table:table-cell table:number-columns-repeated="1021"/>
        </table:table-row>
        <table:table-row table:style-name="ro4">
          <table:table-cell table:style-name="ce73" office:value-type="string" calcext:value-type="string">
            <text:p>TELSTRA CORP</text:p>
          </table:table-cell>
          <table:table-cell table:style-name="ce36" table:content-validation-name="val3" office:value-type="string" calcext:value-type="string">
            <text:p>Housing Expenses -- Internet/Phone</text:p>
          </table:table-cell>
          <table:table-cell table:formula="of:=VLOOKUP([.B27];[$Category.$E$2:$Category.$F$43];2;0)" office:value-type="string" office:string-value="A04" calcext:value-type="string">
            <text:p>A04</text:p>
          </table:table-cell>
          <table:table-cell table:number-columns-repeated="1021"/>
        </table:table-row>
        <table:table-row table:style-name="ro4">
          <table:table-cell table:style-name="ce73" office:value-type="string" calcext:value-type="string">
            <text:p>DOMINO</text:p>
          </table:table-cell>
          <table:table-cell table:style-name="ce36" table:content-validation-name="val3" office:value-type="string" calcext:value-type="string">
            <text:p>Daily Living -- Groceries</text:p>
          </table:table-cell>
          <table:table-cell table:formula="of:=VLOOKUP([.B28];[$Category.$E$2:$Category.$F$43];2;0)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4">
          <table:table-cell table:style-name="ce73" office:value-type="string" calcext:value-type="string">
            <text:p>PAYPAL</text:p>
          </table:table-cell>
          <table:table-cell table:style-name="ce36" table:content-validation-name="val3" office:value-type="string" calcext:value-type="string">
            <text:p>Daily Living -- Other</text:p>
          </table:table-cell>
          <table:table-cell table:formula="of:=VLOOKUP([.B29];[$Category.$E$2:$Category.$F$43];2;0)" office:value-type="string" office:string-value="D99" calcext:value-type="string">
            <text:p>D99</text:p>
          </table:table-cell>
          <table:table-cell table:number-columns-repeated="1021"/>
        </table:table-row>
        <table:table-row table:style-name="ro4">
          <table:table-cell table:style-name="ce74" office:value-type="string" calcext:value-type="string">
            <text:p>MEDIBANK</text:p>
          </table:table-cell>
          <table:table-cell table:style-name="ce36" table:content-validation-name="val3" office:value-type="string" calcext:value-type="string">
            <text:p>Medical/Health -- Insurance</text:p>
          </table:table-cell>
          <table:table-cell table:formula="of:=VLOOKUP([.B30];[$Category.$E$2:$Category.$F$43];2;0)" office:value-type="string" office:string-value="C01" calcext:value-type="string">
            <text:p>C01</text:p>
          </table:table-cell>
          <table:table-cell table:number-columns-repeated="1021"/>
        </table:table-row>
        <table:table-row table:style-name="ro4">
          <table:table-cell table:style-name="ce73" office:value-type="string" calcext:value-type="string">
            <text:p>MCDONALDS</text:p>
          </table:table-cell>
          <table:table-cell table:style-name="ce36" table:content-validation-name="val3" office:value-type="string" calcext:value-type="string">
            <text:p>Daily Living -- Dining/Eating Out</text:p>
          </table:table-cell>
          <table:table-cell table:formula="of:=VLOOKUP([.B31];[$Category.$E$2:$Category.$F$43];2;0)" office:value-type="string" office:string-value="D06" calcext:value-type="string">
            <text:p>D06</text:p>
          </table:table-cell>
          <table:table-cell table:number-columns-repeated="1021"/>
        </table:table-row>
        <table:table-row table:style-name="ro4">
          <table:table-cell table:style-name="ce73" office:value-type="string" calcext:value-type="string">
            <text:p>DHC <text:s/>INVESTMENT</text:p>
          </table:table-cell>
          <table:table-cell table:style-name="ce36" table:content-validation-name="val3" office:value-type="string" calcext:value-type="string">
            <text:p>Housing Expenses -- Rent</text:p>
          </table:table-cell>
          <table:table-cell table:formula="of:=VLOOKUP([.B32];[$Category.$E$2:$Category.$F$43];2;0)" office:value-type="string" office:string-value="A02" calcext:value-type="string">
            <text:p>A02</text:p>
          </table:table-cell>
          <table:table-cell table:number-columns-repeated="1021"/>
        </table:table-row>
        <table:table-row table:style-name="ro4">
          <table:table-cell table:style-name="ce74" office:value-type="string" calcext:value-type="string">
            <text:p>JUMMPS</text:p>
          </table:table-cell>
          <table:table-cell table:style-name="ce36" table:content-validation-name="val3" office:value-type="string" calcext:value-type="string">
            <text:p>Entertainment -- Other</text:p>
          </table:table-cell>
          <table:table-cell table:formula="of:=VLOOKUP([.B33];[$Category.$E$2:$Category.$F$43];2;0)" office:value-type="string" office:string-value="E99" calcext:value-type="string">
            <text:p>E99</text:p>
          </table:table-cell>
          <table:table-cell table:number-columns-repeated="1021"/>
        </table:table-row>
        <table:table-row table:style-name="ro4">
          <table:table-cell table:style-name="ce75" office:value-type="string" calcext:value-type="string">
            <text:p>GOODLIFE</text:p>
          </table:table-cell>
          <table:table-cell table:style-name="ce36" table:content-validation-name="val3" office:value-type="string" calcext:value-type="string">
            <text:p>Medical/Health -- Health Club</text:p>
          </table:table-cell>
          <table:table-cell table:formula="of:=VLOOKUP([.B34];[$Category.$E$2:$Category.$F$43];2;0)" office:value-type="string" office:string-value="C04" calcext:value-type="string">
            <text:p>C0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FUNDS TFER</text:p>
          </table:table-cell>
          <table:table-cell table:style-name="ce36" table:content-validation-name="val3" office:value-type="string" calcext:value-type="string">
            <text:p>Saving -- Fund Transfer to </text:p>
          </table:table-cell>
          <table:table-cell table:formula="of:=VLOOKUP([.B35];[$Category.$E$2:$Category.$F$43];2;0)" office:value-type="string" office:string-value="G01" calcext:value-type="string">
            <text:p>G0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MONWEALTH CARDS</text:p>
          </table:table-cell>
          <table:table-cell table:style-name="ce36" table:content-validation-name="val3" office:value-type="string" calcext:value-type="string">
            <text:p>Debt -- Credit Card</text:p>
          </table:table-cell>
          <table:table-cell table:formula="of:=VLOOKUP([.B36];[$Category.$E$2:$Category.$F$43];2;0)" office:value-type="string" office:string-value="F01" calcext:value-type="string">
            <text:p>F01</text:p>
          </table:table-cell>
          <table:table-cell table:number-columns-repeated="1021"/>
        </table:table-row>
        <table:table-row table:style-name="ro4">
          <table:table-cell table:style-name="ce74" office:value-type="string" calcext:value-type="string">
            <text:p>DEBIT INTEREST CHARGED</text:p>
          </table:table-cell>
          <table:table-cell table:style-name="ce36" table:content-validation-name="val4" office:value-type="string" calcext:value-type="string">
            <text:p>Daily Living -- Bank Fee</text:p>
          </table:table-cell>
          <table:table-cell table:formula="of:=VLOOKUP([.B37];[$Category.$E$2:$Category.$F$43];2;0)" office:value-type="string" office:string-value="D09" calcext:value-type="string">
            <text:p>D0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CCOUNT SERVICING FEE</text:p>
          </table:table-cell>
          <table:table-cell table:style-name="ce36" table:content-validation-name="val3" office:value-type="string" calcext:value-type="string">
            <text:p>Daily Living -- Bank Fee</text:p>
          </table:table-cell>
          <table:table-cell table:formula="of:=VLOOKUP([.B38];[$Category.$E$2:$Category.$F$43];2;0)" office:value-type="string" office:string-value="D09" calcext:value-type="string">
            <text:p>D0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REVERSAL OF ACCOUNT SERVICING FEE</text:p>
          </table:table-cell>
          <table:table-cell table:style-name="ce36" table:content-validation-name="val3" office:value-type="string" calcext:value-type="string">
            <text:p>Daily Living -- Bank Fee</text:p>
          </table:table-cell>
          <table:table-cell table:formula="of:=VLOOKUP([.B39];[$Category.$E$2:$Category.$F$43];2;0)" office:value-type="string" office:string-value="D09" calcext:value-type="string">
            <text:p>D09</text:p>
          </table:table-cell>
          <table:table-cell table:number-columns-repeated="1021"/>
        </table:table-row>
        <table:table-row table:style-name="ro4">
          <table:table-cell table:style-name="ce76" office:value-type="string" calcext:value-type="string">
            <text:p>ATM</text:p>
          </table:table-cell>
          <table:table-cell table:style-name="ce36" table:content-validation-name="val3" office:value-type="string" calcext:value-type="string">
            <text:p>Daily Living -- Withdraw Cash</text:p>
          </table:table-cell>
          <table:table-cell table:formula="of:=VLOOKUP([.B40];[$Category.$E$2:$Category.$F$43];2;0)" office:value-type="string" office:string-value="D13" calcext:value-type="string">
            <text:p>D13</text:p>
          </table:table-cell>
          <table:table-cell table:number-columns-repeated="1021"/>
        </table:table-row>
        <table:table-row table:style-name="ro4">
          <table:table-cell table:style-name="ce76" office:value-type="string" calcext:value-type="string">
            <text:p>PAY/SALARY</text:p>
          </table:table-cell>
          <table:table-cell table:style-name="ce36" table:content-validation-name="val3" office:value-type="string" calcext:value-type="string">
            <text:p>Miscellaneous -- Income</text:p>
          </table:table-cell>
          <table:table-cell table:formula="of:=VLOOKUP([.B41];[$Category.$E$2:$Category.$F$43];2;0)" office:value-type="string" office:string-value="H01" calcext:value-type="string">
            <text:p>H01</text:p>
          </table:table-cell>
          <table:table-cell table:number-columns-repeated="1021"/>
        </table:table-row>
        <table:table-row table:style-name="ro4">
          <table:table-cell table:style-name="ce76" office:value-type="string" calcext:value-type="string">
            <text:p>PLINE PH</text:p>
          </table:table-cell>
          <table:table-cell table:style-name="ce36" table:content-validation-name="val3" office:value-type="string" calcext:value-type="string">
            <text:p>Daily Living -- Other</text:p>
          </table:table-cell>
          <table:table-cell table:formula="of:=VLOOKUP([.B42];[$Category.$E$2:$Category.$F$43];2;0)" office:value-type="string" office:string-value="D99" calcext:value-type="string">
            <text:p>D99</text:p>
          </table:table-cell>
          <table:table-cell table:number-columns-repeated="1021"/>
        </table:table-row>
        <table:table-row table:style-name="ro4" table:number-rows-repeated="86">
          <table:table-cell table:number-columns-repeated="1024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9_03" table:style-name="ta1">
        <office:forms form:automatic-focus="false" form:apply-design-mode="false"/>
        <table:table-column table:style-name="co23" table:default-cell-style-name="ce113"/>
        <table:table-column table:style-name="co24" table:default-cell-style-name="ce76"/>
        <table:table-column table:style-name="co25" table:default-cell-style-name="ce76"/>
        <table:table-column table:style-name="co26" table:default-cell-style-name="ce76"/>
        <table:table-column table:style-name="co27" table:default-cell-style-name="ce76"/>
        <table:table-column table:style-name="co28" table:default-cell-style-name="ce76"/>
        <table:table-column table:style-name="co29" table:default-cell-style-name="ce76"/>
        <table:table-column table:style-name="co30" table:default-cell-style-name="ce76"/>
        <table:table-column table:style-name="co8" table:number-columns-repeated="1011" table:default-cell-style-name="ce76"/>
        <table:table-column table:style-name="co8" table:number-columns-repeated="4" table:default-cell-style-name="Default"/>
        <table:table-row table:style-name="ro5">
          <table:table-cell table:style-name="ce112" office:value-type="string" calcext:value-type="string">
            <text:p>spend_date</text:p>
          </table:table-cell>
          <table:table-cell table:style-name="ce114" office:value-type="string" calcext:value-type="string">
            <text:p>spend_amount</text:p>
          </table:table-cell>
          <table:table-cell table:style-name="ce114" office:value-type="string" calcext:value-type="string">
            <text:p>spend_description</text:p>
          </table:table-cell>
          <table:table-cell table:style-name="ce114" office:value-type="string" calcext:value-type="string">
            <text:p>category</text:p>
          </table:table-cell>
          <table:table-cell table:style-name="ce114" office:value-type="string" calcext:value-type="string">
            <text:p>spend_category</text:p>
          </table:table-cell>
          <table:table-cell table:style-name="ce115" office:value-type="string" calcext:value-type="string">
            <text:p>spend_account</text:p>
          </table:table-cell>
          <table:table-cell table:style-name="ce115" office:value-type="string" calcext:value-type="string">
            <text:p>spend_user</text:p>
          </table:table-cell>
          <table:table-cell table:style-name="ce115" office:value-type="string" calcext:value-type="string">
            <text:p>spend_date convert</text:p>
          </table:table-cell>
          <table:table-cell table:style-name="ce115" table:number-columns-repeated="1011"/>
          <table:table-cell table:style-name="ce37" table:number-columns-repeated="4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ERSAL OF ACCOUNT SERVICING FEE MINIMUM $2000 IN DEPOSITS RECEIVED</text:p>
          </table:table-cell>
          <table:table-cell table:formula="of:=INDEX(catagories;MATCH(1;ISNUMBER(SEARCH(keys;[.C2]));0))" office:value-type="string" office:string-value="Daily Living -- Bank Fee" calcext:value-type="string">
            <text:p>Daily Living -- Bank Fee</text:p>
          </table:table-cell>
          <table:table-cell table:formula="of:=VLOOKUP([.D2];unique_categories;2;0)" office:value-type="string" office:string-value="D09" calcext:value-type="string">
            <text:p>D09</text:p>
          </table:table-cell>
          <table:table-cell table:number-columns-repeated="1018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ACCOUNT SERVICING FEE</text:p>
          </table:table-cell>
          <table:table-cell table:formula="of:=INDEX(catagories;MATCH(1;ISNUMBER(SEARCH(keys;[.C3]));0))" office:value-type="string" office:string-value="Daily Living -- Bank Fee" calcext:value-type="string">
            <text:p>Daily Living -- Bank Fee</text:p>
          </table:table-cell>
          <table:table-cell table:formula="of:=VLOOKUP([.D3];unique_categories;2;0)" office:value-type="string" office:string-value="D09" calcext:value-type="string">
            <text:p>D09</text:p>
          </table:table-cell>
          <table:table-cell table:number-columns-repeated="1018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M-BANKING FUNDS TFER TRANSFER 649272 <text:s/>TO <text:s/>014536587763751</text:p>
          </table:table-cell>
          <table:table-cell table:formula="of:=INDEX(catagories;MATCH(1;ISNUMBER(SEARCH(keys;[.C4]));0))" office:value-type="string" office:string-value="Saving -- Fund Transfer to " calcext:value-type="string">
            <text:p>Saving -- Fund Transfer to </text:p>
          </table:table-cell>
          <table:table-cell table:formula="of:=VLOOKUP([.D4];unique_categories;2;0)" office:value-type="string" office:string-value="G01" calcext:value-type="string">
            <text:p>G01</text:p>
          </table:table-cell>
          <table:table-cell table:number-columns-repeated="1018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INTERNET BANKING BPAY COMMONWEALTH CARDS <text:s text:c="11"/>{649913}</text:p>
          </table:table-cell>
          <table:table-cell table:formula="of:=INDEX(catagories;MATCH(1;ISNUMBER(SEARCH(keys;[.C5]));0))" office:value-type="string" office:string-value="Debt -- Credit Card" calcext:value-type="string">
            <text:p>Debt -- Credit Card</text:p>
          </table:table-cell>
          <table:table-cell table:formula="of:=VLOOKUP([.D5];unique_categories;2;0)" office:value-type="string" office:string-value="F01" calcext:value-type="string">
            <text:p>F01</text:p>
          </table:table-cell>
          <table:table-cell table:number-columns-repeated="1018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088420729143V</text:p>
          </table:table-cell>
          <table:table-cell table:formula="of:=INDEX(catagories;MATCH(1;ISNUMBER(SEARCH(keys;[.C6]));0))" office:value-type="string" office:string-value="Debt -- Other" calcext:value-type="string">
            <text:p>Debt -- Other</text:p>
          </table:table-cell>
          <table:table-cell table:formula="of:=VLOOKUP([.D6];unique_categories;2;0)" office:value-type="string" office:string-value="F99" calcext:value-type="string">
            <text:p>F99</text:p>
          </table:table-cell>
          <table:table-cell table:number-columns-repeated="1018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M-BANKING FUNDS TFER TRANSFER 649535 <text:s/>TO 4564627119604502</text:p>
          </table:table-cell>
          <table:table-cell table:formula="of:=INDEX(catagories;MATCH(1;ISNUMBER(SEARCH(keys;[.C7]));0))" office:value-type="string" office:string-value="Saving -- Fund Transfer to " calcext:value-type="string">
            <text:p>Saving -- Fund Transfer to </text:p>
          </table:table-cell>
          <table:table-cell table:formula="of:=VLOOKUP([.D7];unique_categories;2;0)" office:value-type="string" office:string-value="G01" calcext:value-type="string">
            <text:p>G01</text:p>
          </table:table-cell>
          <table:table-cell table:number-columns-repeated="1018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GRFU0LDZ</text:p>
          </table:table-cell>
          <table:table-cell table:formula="of:=INDEX(catagories;MATCH(1;ISNUMBER(SEARCH(keys;[.C8]));0))" office:value-type="string" office:string-value="Medical/Health -- Health Club" calcext:value-type="string">
            <text:p>Medical/Health -- Health Club</text:p>
          </table:table-cell>
          <table:table-cell table:formula="of:=VLOOKUP([.D8];unique_categories;2;0)" office:value-type="string" office:string-value="C04" calcext:value-type="string">
            <text:p>C04</text:p>
          </table:table-cell>
          <table:table-cell table:number-columns-repeated="1018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22.25" calcext:value-type="float">
            <text:p>-22.2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9]));0))" office:value-type="string" office:string-value="Daily Living -- Groceries" calcext:value-type="string">
            <text:p>Daily Living -- Groceries</text:p>
          </table:table-cell>
          <table:table-cell table:formula="of:=VLOOKUP([.D9];unique_categories;2;0)" office:value-type="string" office:string-value="D01" calcext:value-type="string">
            <text:p>D01</text:p>
          </table:table-cell>
          <table:table-cell table:number-columns-repeated="1018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088420729145K</text:p>
          </table:table-cell>
          <table:table-cell table:formula="of:=INDEX(catagories;MATCH(1;ISNUMBER(SEARCH(keys;[.C10]));0))" office:value-type="string" office:string-value="Debt -- Other" calcext:value-type="string">
            <text:p>Debt -- Other</text:p>
          </table:table-cell>
          <table:table-cell table:formula="of:=VLOOKUP([.D10];unique_categories;2;0)" office:value-type="string" office:string-value="F99" calcext:value-type="string">
            <text:p>F99</text:p>
          </table:table-cell>
          <table:table-cell table:number-columns-repeated="1018"/>
        </table:table-row>
        <table:table-row table:style-name="ro6">
          <table:table-cell office:value-type="date" office:date-value="2019-03-28" calcext:value-type="date">
            <text:p>2019-03-28</text:p>
          </table:table-cell>
          <table:table-cell office:value-type="float" office:value="-32.16" calcext:value-type="float">
            <text:p>-32.16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INDEX(catagories;MATCH(1;ISNUMBER(SEARCH(keys;[.C11]));0))" office:value-type="string" office:string-value="Transportation -- Fuel" calcext:value-type="string">
            <text:p>Transportation -- Fuel</text:p>
          </table:table-cell>
          <table:table-cell table:formula="of:=VLOOKUP([.D11];unique_categories;2;0)" office:value-type="string" office:string-value="B01" calcext:value-type="string">
            <text:p>B01</text:p>
          </table:table-cell>
          <table:table-cell table:number-columns-repeated="1018"/>
        </table:table-row>
        <table:table-row table:style-name="ro6">
          <table:table-cell office:value-type="date" office:date-value="2019-03-28" calcext:value-type="date">
            <text:p>2019-03-28</text:p>
          </table:table-cell>
          <table:table-cell office:value-type="float" office:value="-15.17" calcext:value-type="float">
            <text:p>-15.17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INDEX(catagories;MATCH(1;ISNUMBER(SEARCH(keys;[.C12]));0))" office:value-type="string" office:string-value="Daily Living -- Groceries" calcext:value-type="string">
            <text:p>Daily Living -- Groceries</text:p>
          </table:table-cell>
          <table:table-cell table:formula="of:=VLOOKUP([.D12];unique_categories;2;0)" office:value-type="string" office:string-value="D01" calcext:value-type="string">
            <text:p>D01</text:p>
          </table:table-cell>
          <table:table-cell table:number-columns-repeated="1018"/>
        </table:table-row>
        <table:table-row table:style-name="ro6">
          <table:table-cell office:value-type="date" office:date-value="2019-03-28" calcext:value-type="date">
            <text:p>2019-03-28</text:p>
          </table:table-cell>
          <table:table-cell office:value-type="float" office:value="-3.3" calcext:value-type="float">
            <text:p>-3.3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INDEX(catagories;MATCH(1;ISNUMBER(SEARCH(keys;[.C13]));0))" office:value-type="string" office:string-value="Daily Living -- Groceries" calcext:value-type="string">
            <text:p>Daily Living -- Groceries</text:p>
          </table:table-cell>
          <table:table-cell table:formula="of:=VLOOKUP([.D13];unique_categories;2;0)" office:value-type="string" office:string-value="D01" calcext:value-type="string">
            <text:p>D01</text:p>
          </table:table-cell>
          <table:table-cell table:number-columns-repeated="1018"/>
        </table:table-row>
        <table:table-row table:style-name="ro6">
          <table:table-cell office:value-type="date" office:date-value="2019-03-28" calcext:value-type="date">
            <text:p>2019-03-28</text:p>
          </table:table-cell>
          <table:table-cell office:value-type="float" office:value="863.65" calcext:value-type="float">
            <text:p>863.65</text:p>
          </table:table-cell>
          <table:table-cell office:value-type="string" calcext:value-type="string">
            <text:p>PAY/SALARY FROM DART LASER EMPLO GCI WAGES</text:p>
          </table:table-cell>
          <table:table-cell table:formula="of:=INDEX(catagories;MATCH(1;ISNUMBER(SEARCH(keys;[.C14]));0))" office:value-type="string" office:string-value="Miscellaneous -- Income" calcext:value-type="string">
            <text:p>Miscellaneous -- Income</text:p>
          </table:table-cell>
          <table:table-cell table:formula="of:=VLOOKUP([.D14];unique_categories;2;0)" office:value-type="string" office:string-value="H01" calcext:value-type="string">
            <text:p>H01</text:p>
          </table:table-cell>
          <table:table-cell table:number-columns-repeated="1018"/>
        </table:table-row>
        <table:table-row table:style-name="ro6">
          <table:table-cell office:value-type="date" office:date-value="2019-03-28" calcext:value-type="date">
            <text:p>2019-03-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Z M-BANKING FUNDS TFER TRANSFER 910351 <text:s/>FROM <text:s text:c="6"/>587763751</text:p>
          </table:table-cell>
          <table:table-cell table:formula="of:=INDEX(catagories;MATCH(1;ISNUMBER(SEARCH(keys;[.C15]));0))" office:value-type="string" office:string-value="Saving -- Fund Transfer to " calcext:value-type="string">
            <text:p>Saving -- Fund Transfer to </text:p>
          </table:table-cell>
          <table:table-cell table:formula="of:=VLOOKUP([.D15];unique_categories;2;0)" office:value-type="string" office:string-value="G01" calcext:value-type="string">
            <text:p>G01</text:p>
          </table:table-cell>
          <table:table-cell table:number-columns-repeated="1018"/>
        </table:table-row>
        <table:table-row table:style-name="ro6">
          <table:table-cell office:value-type="date" office:date-value="2019-03-27" calcext:value-type="date">
            <text:p>2019-03-27</text:p>
          </table:table-cell>
          <table:table-cell office:value-type="float" office:value="-57" calcext:value-type="float">
            <text:p>-57</text:p>
          </table:table-cell>
          <table:table-cell office:value-type="string" calcext:value-type="string">
            <text:p>VISA DEBIT PURCHASE CARD 7079 PACIFIC PINES PRIMARY PACIFIC PINES</text:p>
          </table:table-cell>
          <table:table-cell table:formula="of:=INDEX(catagories;MATCH(1;ISNUMBER(SEARCH(keys;[.C16]));0))" office:value-type="string" office:string-value="Daily Living -- Education/Lessons" calcext:value-type="string">
            <text:p>Daily Living -- Education/Lessons</text:p>
          </table:table-cell>
          <table:table-cell table:formula="of:=VLOOKUP([.D16];unique_categories;2;0)" office:value-type="string" office:string-value="D05" calcext:value-type="string">
            <text:p>D05</text:p>
          </table:table-cell>
          <table:table-cell table:number-columns-repeated="1018"/>
        </table:table-row>
        <table:table-row table:style-name="ro6">
          <table:table-cell office:value-type="date" office:date-value="2019-03-27" calcext:value-type="date">
            <text:p>2019-03-27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VISA DEBIT PURCHASE CARD 7079 K TOWN SUPERMARKET SOUTHPORT</text:p>
          </table:table-cell>
          <table:table-cell table:formula="of:=INDEX(catagories;MATCH(1;ISNUMBER(SEARCH(keys;[.C17]));0))" office:value-type="string" office:string-value="Daily Living -- Groceries" calcext:value-type="string">
            <text:p>Daily Living -- Groceries</text:p>
          </table:table-cell>
          <table:table-cell table:formula="of:=VLOOKUP([.D17];unique_categories;2;0)" office:value-type="string" office:string-value="D01" calcext:value-type="string">
            <text:p>D01</text:p>
          </table:table-cell>
          <table:table-cell table:number-columns-repeated="1018"/>
        </table:table-row>
        <table:table-row table:style-name="ro6">
          <table:table-cell office:value-type="date" office:date-value="2019-03-26" calcext:value-type="date">
            <text:p>2019-03-26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INDEX(catagories;MATCH(1;ISNUMBER(SEARCH(keys;[.C18]));0))" office:value-type="string" office:string-value="Daily Living -- Withdraw Cash" calcext:value-type="string">
            <text:p>Daily Living -- Withdraw Cash</text:p>
          </table:table-cell>
          <table:table-cell table:formula="of:=VLOOKUP([.D18];unique_categories;2;0)" office:value-type="string" office:string-value="D13" calcext:value-type="string">
            <text:p>D13</text:p>
          </table:table-cell>
          <table:table-cell table:number-columns-repeated="1018"/>
        </table:table-row>
        <table:table-row table:style-name="ro6">
          <table:table-cell office:value-type="date" office:date-value="2019-03-26" calcext:value-type="date">
            <text:p>2019-03-26</text:p>
          </table:table-cell>
          <table:table-cell office:value-type="float" office:value="-10.3" calcext:value-type="float">
            <text:p>-10.3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19]));0))" office:value-type="string" office:string-value="Daily Living -- Groceries" calcext:value-type="string">
            <text:p>Daily Living -- Groceries</text:p>
          </table:table-cell>
          <table:table-cell table:formula="of:=VLOOKUP([.D19];unique_categories;2;0)" office:value-type="string" office:string-value="D01" calcext:value-type="string">
            <text:p>D01</text:p>
          </table:table-cell>
          <table:table-cell table:number-columns-repeated="1018"/>
        </table:table-row>
        <table:table-row table:style-name="ro6">
          <table:table-cell office:value-type="date" office:date-value="2019-03-26" calcext:value-type="date">
            <text:p>2019-03-26</text:p>
          </table:table-cell>
          <table:table-cell office:value-type="float" office:value="-20.56" calcext:value-type="float">
            <text:p>-20.56</text:p>
          </table:table-cell>
          <table:table-cell office:value-type="string" calcext:value-type="string">
            <text:p>VISA DEBIT PURCHASE CARD 7079 HELENSVALE DIS FRUIT HELENSVALE</text:p>
          </table:table-cell>
          <table:table-cell table:formula="of:=INDEX(catagories;MATCH(1;ISNUMBER(SEARCH(keys;[.C20]));0))" office:value-type="string" office:string-value="Daily Living -- Groceries" calcext:value-type="string">
            <text:p>Daily Living -- Groceries</text:p>
          </table:table-cell>
          <table:table-cell table:formula="of:=VLOOKUP([.D20];unique_categories;2;0)" office:value-type="string" office:string-value="D01" calcext:value-type="string">
            <text:p>D01</text:p>
          </table:table-cell>
          <table:table-cell table:number-columns-repeated="1018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INDEX(catagories;MATCH(1;ISNUMBER(SEARCH(keys;[.C21]));0))" office:value-type="string" office:string-value="Daily Living -- Withdraw Cash" calcext:value-type="string">
            <text:p>Daily Living -- Withdraw Cash</text:p>
          </table:table-cell>
          <table:table-cell table:formula="of:=VLOOKUP([.D21];unique_categories;2;0)" office:value-type="string" office:string-value="D13" calcext:value-type="string">
            <text:p>D13</text:p>
          </table:table-cell>
          <table:table-cell table:number-columns-repeated="1018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14.6" calcext:value-type="float">
            <text:p>-14.6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22]));0))" office:value-type="string" office:string-value="Daily Living -- Groceries" calcext:value-type="string">
            <text:p>Daily Living -- Groceries</text:p>
          </table:table-cell>
          <table:table-cell table:formula="of:=VLOOKUP([.D22];unique_categories;2;0)" office:value-type="string" office:string-value="D01" calcext:value-type="string">
            <text:p>D01</text:p>
          </table:table-cell>
          <table:table-cell table:number-columns-repeated="1018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36.26" calcext:value-type="float">
            <text:p>-36.26</text:p>
          </table:table-cell>
          <table:table-cell office:value-type="string" calcext:value-type="string">
            <text:p>VISA DEBIT PURCHASE CARD 7079 WOOLWORTHS 2713 HELENSVALE</text:p>
          </table:table-cell>
          <table:table-cell table:formula="of:=INDEX(catagories;MATCH(1;ISNUMBER(SEARCH(keys;[.C23]));0))" office:value-type="string" office:string-value="Daily Living -- Groceries" calcext:value-type="string">
            <text:p>Daily Living -- Groceries</text:p>
          </table:table-cell>
          <table:table-cell table:formula="of:=VLOOKUP([.D23];unique_categories;2;0)" office:value-type="string" office:string-value="D01" calcext:value-type="string">
            <text:p>D01</text:p>
          </table:table-cell>
          <table:table-cell table:number-columns-repeated="1018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INDEX(catagories;MATCH(1;ISNUMBER(SEARCH(keys;[.C24]));0))" office:value-type="string" office:string-value="Daily Living -- Withdraw Cash" calcext:value-type="string">
            <text:p>Daily Living -- Withdraw Cash</text:p>
          </table:table-cell>
          <table:table-cell table:formula="of:=VLOOKUP([.D24];unique_categories;2;0)" office:value-type="string" office:string-value="D13" calcext:value-type="string">
            <text:p>D13</text:p>
          </table:table-cell>
          <table:table-cell table:number-columns-repeated="1018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65.7" calcext:value-type="float">
            <text:p>-65.7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25]));0))" office:value-type="string" office:string-value="Daily Living -- Groceries" calcext:value-type="string">
            <text:p>Daily Living -- Groceries</text:p>
          </table:table-cell>
          <table:table-cell table:formula="of:=VLOOKUP([.D25];unique_categories;2;0)" office:value-type="string" office:string-value="D01" calcext:value-type="string">
            <text:p>D01</text:p>
          </table:table-cell>
          <table:table-cell table:number-columns-repeated="1018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55.05" calcext:value-type="float">
            <text:p>-55.05</text:p>
          </table:table-cell>
          <table:table-cell office:value-type="string" calcext:value-type="string">
            <text:p>EFTPOS 7-ELEVEN 4154 <text:s text:c="11"/>PACIFIC PINESQL</text:p>
          </table:table-cell>
          <table:table-cell table:formula="of:=INDEX(catagories;MATCH(1;ISNUMBER(SEARCH(keys;[.C26]));0))" office:value-type="string" office:string-value="Transportation -- Fuel" calcext:value-type="string">
            <text:p>Transportation -- Fuel</text:p>
          </table:table-cell>
          <table:table-cell table:formula="of:=VLOOKUP([.D26];unique_categories;2;0)" office:value-type="string" office:string-value="B01" calcext:value-type="string">
            <text:p>B01</text:p>
          </table:table-cell>
          <table:table-cell table:number-columns-repeated="1018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VISA DEBIT PURCHASE CARD 7079 JUMMPS PARKWOOD PTY LT PARKWOOD</text:p>
          </table:table-cell>
          <table:table-cell table:formula="of:=INDEX(catagories;MATCH(1;ISNUMBER(SEARCH(keys;[.C27]));0))" office:value-type="string" office:string-value="Entertainment -- Other" calcext:value-type="string">
            <text:p>Entertainment -- Other</text:p>
          </table:table-cell>
          <table:table-cell table:formula="of:=VLOOKUP([.D27];unique_categories;2;0)" office:value-type="string" office:string-value="E99" calcext:value-type="string">
            <text:p>E99</text:p>
          </table:table-cell>
          <table:table-cell table:number-columns-repeated="1018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INDEX(catagories;MATCH(1;ISNUMBER(SEARCH(keys;[.C28]));0))" office:value-type="string" office:string-value="Daily Living -- Groceries" calcext:value-type="string">
            <text:p>Daily Living -- Groceries</text:p>
          </table:table-cell>
          <table:table-cell table:formula="of:=VLOOKUP([.D28];unique_categories;2;0)" office:value-type="string" office:string-value="D01" calcext:value-type="string">
            <text:p>D01</text:p>
          </table:table-cell>
          <table:table-cell table:number-columns-repeated="1018"/>
        </table:table-row>
        <table:table-row table:style-name="ro6">
          <table:table-cell office:value-type="date" office:date-value="2019-03-22" calcext:value-type="date">
            <text:p>2019-03-22</text:p>
          </table:table-cell>
          <table:table-cell office:value-type="float" office:value="-840" calcext:value-type="float">
            <text:p>-840</text:p>
          </table:table-cell>
          <table:table-cell office:value-type="string" calcext:value-type="string">
            <text:p>ANZ M-BANKING PAYMENT TRANSFER 234204 TO DHC <text:s/>INVESTMENT</text:p>
          </table:table-cell>
          <table:table-cell table:formula="of:=INDEX(catagories;MATCH(1;ISNUMBER(SEARCH(keys;[.C29]));0))" office:value-type="string" office:string-value="Housing Expenses -- Rent" calcext:value-type="string">
            <text:p>Housing Expenses -- Rent</text:p>
          </table:table-cell>
          <table:table-cell table:formula="of:=VLOOKUP([.D29];unique_categories;2;0)" office:value-type="string" office:string-value="A02" calcext:value-type="string">
            <text:p>A02</text:p>
          </table:table-cell>
          <table:table-cell table:number-columns-repeated="1018"/>
        </table:table-row>
        <table:table-row table:style-name="ro6">
          <table:table-cell office:value-type="date" office:date-value="2019-03-22" calcext:value-type="date">
            <text:p>2019-03-22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ANZ M-BANKING FUNDS TFER TRANSFER 234408 <text:s/>TO <text:s/>014536587763751</text:p>
          </table:table-cell>
          <table:table-cell table:formula="of:=INDEX(catagories;MATCH(1;ISNUMBER(SEARCH(keys;[.C30]));0))" office:value-type="string" office:string-value="Saving -- Fund Transfer to " calcext:value-type="string">
            <text:p>Saving -- Fund Transfer to </text:p>
          </table:table-cell>
          <table:table-cell table:formula="of:=VLOOKUP([.D30];unique_categories;2;0)" office:value-type="string" office:string-value="G01" calcext:value-type="string">
            <text:p>G01</text:p>
          </table:table-cell>
          <table:table-cell table:number-columns-repeated="1018"/>
        </table:table-row>
        <table:table-row table:style-name="ro6">
          <table:table-cell office:value-type="date" office:date-value="2019-03-22" calcext:value-type="date">
            <text:p>2019-03-22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234567 <text:s/>TO 4564627119604502</text:p>
          </table:table-cell>
          <table:table-cell table:formula="of:=INDEX(catagories;MATCH(1;ISNUMBER(SEARCH(keys;[.C31]));0))" office:value-type="string" office:string-value="Saving -- Fund Transfer to " calcext:value-type="string">
            <text:p>Saving -- Fund Transfer to </text:p>
          </table:table-cell>
          <table:table-cell table:formula="of:=VLOOKUP([.D31];unique_categories;2;0)" office:value-type="string" office:string-value="G01" calcext:value-type="string">
            <text:p>G01</text:p>
          </table:table-cell>
          <table:table-cell table:number-columns-repeated="1018"/>
        </table:table-row>
        <table:table-row table:style-name="ro6">
          <table:table-cell office:value-type="date" office:date-value="2019-03-22" calcext:value-type="date">
            <text:p>2019-03-22</text:p>
          </table:table-cell>
          <table:table-cell office:value-type="float" office:value="-27.95" calcext:value-type="float">
            <text:p>-27.95</text:p>
          </table:table-cell>
          <table:table-cell office:value-type="string" calcext:value-type="string">
            <text:p>EFTPOS MCDONALDS PACIFIC PIN PACIFIC PINESQLDAU</text:p>
          </table:table-cell>
          <table:table-cell table:formula="of:=INDEX(catagories;MATCH(1;ISNUMBER(SEARCH(keys;[.C32]));0))" office:value-type="string" office:string-value="Daily Living -- Dining/Eating Out" calcext:value-type="string">
            <text:p>Daily Living -- Dining/Eating Out</text:p>
          </table:table-cell>
          <table:table-cell table:formula="of:=VLOOKUP([.D32];unique_categories;2;0)" office:value-type="string" office:string-value="D06" calcext:value-type="string">
            <text:p>D06</text:p>
          </table:table-cell>
          <table:table-cell table:number-columns-repeated="1018"/>
        </table:table-row>
        <table:table-row table:style-name="ro6">
          <table:table-cell office:value-type="date" office:date-value="2019-03-22" calcext:value-type="date">
            <text:p>2019-03-22</text:p>
          </table:table-cell>
          <table:table-cell office:value-type="float" office:value="-7.98" calcext:value-type="float">
            <text:p>-7.98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INDEX(catagories;MATCH(1;ISNUMBER(SEARCH(keys;[.C33]));0))" office:value-type="string" office:string-value="Daily Living -- Groceries" calcext:value-type="string">
            <text:p>Daily Living -- Groceries</text:p>
          </table:table-cell>
          <table:table-cell table:formula="of:=VLOOKUP([.D33];unique_categories;2;0)" office:value-type="string" office:string-value="D01" calcext:value-type="string">
            <text:p>D01</text:p>
          </table:table-cell>
          <table:table-cell table:number-columns-repeated="1018"/>
        </table:table-row>
        <table:table-row table:style-name="ro6">
          <table:table-cell office:value-type="date" office:date-value="2019-03-21" calcext:value-type="date">
            <text:p>2019-03-21</text:p>
          </table:table-cell>
          <table:table-cell office:value-type="float" office:value="-43.63" calcext:value-type="float">
            <text:p>-43.63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34]));0))" office:value-type="string" office:string-value="Daily Living -- Groceries" calcext:value-type="string">
            <text:p>Daily Living -- Groceries</text:p>
          </table:table-cell>
          <table:table-cell table:formula="of:=VLOOKUP([.D34];unique_categories;2;0)" office:value-type="string" office:string-value="D01" calcext:value-type="string">
            <text:p>D01</text:p>
          </table:table-cell>
          <table:table-cell table:number-columns-repeated="1018"/>
        </table:table-row>
        <table:table-row table:style-name="ro6">
          <table:table-cell office:value-type="date" office:date-value="2019-03-21" calcext:value-type="date">
            <text:p>2019-03-21</text:p>
          </table:table-cell>
          <table:table-cell office:value-type="float" office:value="-29.65" calcext:value-type="float">
            <text:p>-29.6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35]));0))" office:value-type="string" office:string-value="Daily Living -- Groceries" calcext:value-type="string">
            <text:p>Daily Living -- Groceries</text:p>
          </table:table-cell>
          <table:table-cell table:formula="of:=VLOOKUP([.D35];unique_categories;2;0)" office:value-type="string" office:string-value="D01" calcext:value-type="string">
            <text:p>D01</text:p>
          </table:table-cell>
          <table:table-cell table:number-columns-repeated="1018"/>
        </table:table-row>
        <table:table-row table:style-name="ro6">
          <table:table-cell office:value-type="date" office:date-value="2019-03-21" calcext:value-type="date">
            <text:p>2019-03-21</text:p>
          </table:table-cell>
          <table:table-cell office:value-type="float" office:value="-14.85" calcext:value-type="float">
            <text:p>-14.85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INDEX(catagories;MATCH(1;ISNUMBER(SEARCH(keys;[.C36]));0))" office:value-type="string" office:string-value="Daily Living -- Groceries" calcext:value-type="string">
            <text:p>Daily Living -- Groceries</text:p>
          </table:table-cell>
          <table:table-cell table:formula="of:=VLOOKUP([.D36];unique_categories;2;0)" office:value-type="string" office:string-value="D01" calcext:value-type="string">
            <text:p>D01</text:p>
          </table:table-cell>
          <table:table-cell table:number-columns-repeated="1018"/>
        </table:table-row>
        <table:table-row table:style-name="ro6">
          <table:table-cell office:value-type="date" office:date-value="2019-03-21" calcext:value-type="date">
            <text:p>2019-03-21</text:p>
          </table:table-cell>
          <table:table-cell office:value-type="float" office:value="863.65" calcext:value-type="float">
            <text:p>863.65</text:p>
          </table:table-cell>
          <table:table-cell office:value-type="string" calcext:value-type="string">
            <text:p>PAY/SALARY FROM DART LASER EMPLO GCI WAGES</text:p>
          </table:table-cell>
          <table:table-cell table:formula="of:=INDEX(catagories;MATCH(1;ISNUMBER(SEARCH(keys;[.C37]));0))" office:value-type="string" office:string-value="Miscellaneous -- Income" calcext:value-type="string">
            <text:p>Miscellaneous -- Income</text:p>
          </table:table-cell>
          <table:table-cell table:formula="of:=VLOOKUP([.D37];unique_categories;2;0)" office:value-type="string" office:string-value="H01" calcext:value-type="string">
            <text:p>H01</text:p>
          </table:table-cell>
          <table:table-cell table:number-columns-repeated="1018"/>
        </table:table-row>
        <table:table-row table:style-name="ro6">
          <table:table-cell office:value-type="date" office:date-value="2019-03-20" calcext:value-type="date">
            <text:p>2019-03-20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DEBIT INTEREST CHARGED</text:p>
          </table:table-cell>
          <table:table-cell table:formula="of:=INDEX(catagories;MATCH(1;ISNUMBER(SEARCH(keys;[.C38]));0))" office:value-type="string" office:string-value="Daily Living -- Bank Fee" calcext:value-type="string">
            <text:p>Daily Living -- Bank Fee</text:p>
          </table:table-cell>
          <table:table-cell table:formula="of:=VLOOKUP([.D38];unique_categories;2;0)" office:value-type="string" office:string-value="D09" calcext:value-type="string">
            <text:p>D09</text:p>
          </table:table-cell>
          <table:table-cell table:number-columns-repeated="1018"/>
        </table:table-row>
        <table:table-row table:style-name="ro6">
          <table:table-cell office:value-type="date" office:date-value="2019-03-20" calcext:value-type="date">
            <text:p>2019-03-20</text:p>
          </table:table-cell>
          <table:table-cell office:value-type="float" office:value="-970" calcext:value-type="float">
            <text:p>-97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INDEX(catagories;MATCH(1;ISNUMBER(SEARCH(keys;[.C39]));0))" office:value-type="string" office:string-value="Daily Living -- Withdraw Cash" calcext:value-type="string">
            <text:p>Daily Living -- Withdraw Cash</text:p>
          </table:table-cell>
          <table:table-cell table:formula="of:=VLOOKUP([.D39];unique_categories;2;0)" office:value-type="string" office:string-value="D13" calcext:value-type="string">
            <text:p>D13</text:p>
          </table:table-cell>
          <table:table-cell table:number-columns-repeated="1018"/>
        </table:table-row>
        <table:table-row table:style-name="ro6">
          <table:table-cell office:value-type="date" office:date-value="2019-03-20" calcext:value-type="date">
            <text:p>2019-03-20</text:p>
          </table:table-cell>
          <table:table-cell office:value-type="float" office:value="-34.54" calcext:value-type="float">
            <text:p>-34.54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INDEX(catagories;MATCH(1;ISNUMBER(SEARCH(keys;[.C40]));0))" office:value-type="string" office:string-value="Transportation -- Fuel" calcext:value-type="string">
            <text:p>Transportation -- Fuel</text:p>
          </table:table-cell>
          <table:table-cell table:formula="of:=VLOOKUP([.D40];unique_categories;2;0)" office:value-type="string" office:string-value="B01" calcext:value-type="string">
            <text:p>B01</text:p>
          </table:table-cell>
          <table:table-cell table:number-columns-repeated="1018"/>
        </table:table-row>
        <table:table-row table:style-name="ro6">
          <table:table-cell office:value-type="date" office:date-value="2019-03-20" calcext:value-type="date">
            <text:p>2019-03-20</text:p>
          </table:table-cell>
          <table:table-cell office:value-type="float" office:value="1745.36" calcext:value-type="float">
            <text:p>1745.36</text:p>
          </table:table-cell>
          <table:table-cell office:value-type="string" calcext:value-type="string">
            <text:p>PAY/SALARY FROM QUEENSLAND HEALT SALARY 00342073</text:p>
          </table:table-cell>
          <table:table-cell table:formula="of:=INDEX(catagories;MATCH(1;ISNUMBER(SEARCH(keys;[.C41]));0))" office:value-type="string" office:string-value="Miscellaneous -- Income" calcext:value-type="string">
            <text:p>Miscellaneous -- Income</text:p>
          </table:table-cell>
          <table:table-cell table:formula="of:=VLOOKUP([.D41];unique_categories;2;0)" office:value-type="string" office:string-value="H01" calcext:value-type="string">
            <text:p>H01</text:p>
          </table:table-cell>
          <table:table-cell table:number-columns-repeated="1018"/>
        </table:table-row>
        <table:table-row table:style-name="ro6">
          <table:table-cell office:value-type="date" office:date-value="2019-03-19" calcext:value-type="date">
            <text:p>2019-03-19</text:p>
          </table:table-cell>
          <table:table-cell office:value-type="float" office:value="-11.1" calcext:value-type="float">
            <text:p>-11.1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INDEX(catagories;MATCH(1;ISNUMBER(SEARCH(keys;[.C42]));0))" office:value-type="string" office:string-value="Daily Living -- Groceries" calcext:value-type="string">
            <text:p>Daily Living -- Groceries</text:p>
          </table:table-cell>
          <table:table-cell table:formula="of:=VLOOKUP([.D42];unique_categories;2;0)" office:value-type="string" office:string-value="D01" calcext:value-type="string">
            <text:p>D01</text:p>
          </table:table-cell>
          <table:table-cell table:number-columns-repeated="1018"/>
        </table:table-row>
        <table:table-row table:style-name="ro6">
          <table:table-cell office:value-type="date" office:date-value="2019-03-19" calcext:value-type="date">
            <text:p>2019-03-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Z M-BANKING FUNDS TFER TRANSFER 999389 <text:s/>FROM <text:s text:c="6"/>587763751</text:p>
          </table:table-cell>
          <table:table-cell table:formula="of:=INDEX(catagories;MATCH(1;ISNUMBER(SEARCH(keys;[.C43]));0))" office:value-type="string" office:string-value="Saving -- Fund Transfer to " calcext:value-type="string">
            <text:p>Saving -- Fund Transfer to </text:p>
          </table:table-cell>
          <table:table-cell table:formula="of:=VLOOKUP([.D43];unique_categories;2;0)" office:value-type="string" office:string-value="G01" calcext:value-type="string">
            <text:p>G01</text:p>
          </table:table-cell>
          <table:table-cell table:number-columns-repeated="1018"/>
        </table:table-row>
        <table:table-row table:style-name="ro6">
          <table:table-cell office:value-type="date" office:date-value="2019-03-18" calcext:value-type="date">
            <text:p>2019-03-18</text:p>
          </table:table-cell>
          <table:table-cell office:value-type="float" office:value="-77.25" calcext:value-type="float">
            <text:p>-77.25</text:p>
          </table:table-cell>
          <table:table-cell office:value-type="string" calcext:value-type="string">
            <text:p>PAYMENT TO MEDIBANK PRIVATE 006315903905</text:p>
          </table:table-cell>
          <table:table-cell table:formula="of:=INDEX(catagories;MATCH(1;ISNUMBER(SEARCH(keys;[.C44]));0))" office:value-type="string" office:string-value="Medical/Health -- Insurance" calcext:value-type="string">
            <text:p>Medical/Health -- Insurance</text:p>
          </table:table-cell>
          <table:table-cell table:formula="of:=VLOOKUP([.D44];unique_categories;2;0)" office:value-type="string" office:string-value="C01" calcext:value-type="string">
            <text:p>C01</text:p>
          </table:table-cell>
          <table:table-cell table:number-columns-repeated="1018"/>
        </table:table-row>
        <table:table-row table:style-name="ro6">
          <table:table-cell office:value-type="date" office:date-value="2019-03-18" calcext:value-type="date">
            <text:p>2019-03-18</text:p>
          </table:table-cell>
          <table:table-cell office:value-type="float" office:value="-16.18" calcext:value-type="float">
            <text:p>-16.18</text:p>
          </table:table-cell>
          <table:table-cell office:value-type="string" calcext:value-type="string">
            <text:p>PAYMENT TO PAYPAL AUSTRALIA 1005178585986</text:p>
          </table:table-cell>
          <table:table-cell table:formula="of:=INDEX(catagories;MATCH(1;ISNUMBER(SEARCH(keys;[.C45]));0))" office:value-type="string" office:string-value="Daily Living -- Other" calcext:value-type="string">
            <text:p>Daily Living -- Other</text:p>
          </table:table-cell>
          <table:table-cell table:formula="of:=VLOOKUP([.D45];unique_categories;2;0)" office:value-type="string" office:string-value="D99" calcext:value-type="string">
            <text:p>D99</text:p>
          </table:table-cell>
          <table:table-cell table:number-columns-repeated="1018"/>
        </table:table-row>
        <table:table-row table:style-name="ro6">
          <table:table-cell office:value-type="date" office:date-value="2019-03-18" calcext:value-type="date">
            <text:p>2019-03-18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VISA DEBIT PURCHASE CARD 7079 MS CHARCOAL PTY. LTD. RUNCORN</text:p>
          </table:table-cell>
          <table:table-cell table:formula="of:=INDEX(catagories;MATCH(1;ISNUMBER(SEARCH(keys;[.C46]));0))" office:value-type="string" office:string-value="Daily Living -- Dining/Eating Out" calcext:value-type="string">
            <text:p>Daily Living -- Dining/Eating Out</text:p>
          </table:table-cell>
          <table:table-cell table:formula="of:=VLOOKUP([.D46];unique_categories;2;0)" office:value-type="string" office:string-value="D06" calcext:value-type="string">
            <text:p>D06</text:p>
          </table:table-cell>
          <table:table-cell table:number-columns-repeated="1018"/>
        </table:table-row>
        <table:table-row table:style-name="ro6">
          <table:table-cell office:value-type="date" office:date-value="2019-03-18" calcext:value-type="date">
            <text:p>2019-03-18</text:p>
          </table:table-cell>
          <table:table-cell office:value-type="float" office:value="-40.9" calcext:value-type="float">
            <text:p>-40.9</text:p>
          </table:table-cell>
          <table:table-cell office:value-type="string" calcext:value-type="string">
            <text:p>EFTPOS DOMINO'S HELENSVALE <text:s text:c="5"/>HELENSVALE <text:s text:c="2"/>QL</text:p>
          </table:table-cell>
          <table:table-cell table:formula="of:=INDEX(catagories;MATCH(1;ISNUMBER(SEARCH(keys;[.C47]));0))" office:value-type="string" office:string-value="Daily Living -- Groceries" calcext:value-type="string">
            <text:p>Daily Living -- Groceries</text:p>
          </table:table-cell>
          <table:table-cell table:formula="of:=VLOOKUP([.D47];unique_categories;2;0)" office:value-type="string" office:string-value="D01" calcext:value-type="string">
            <text:p>D01</text:p>
          </table:table-cell>
          <table:table-cell table:number-columns-repeated="1018"/>
        </table:table-row>
        <table:table-row table:style-name="ro6">
          <table:table-cell office:value-type="date" office:date-value="2019-03-18" calcext:value-type="date">
            <text:p>2019-03-18</text:p>
          </table:table-cell>
          <table:table-cell office:value-type="float" office:value="-37.2" calcext:value-type="float">
            <text:p>-37.2</text:p>
          </table:table-cell>
          <table:table-cell office:value-type="string" calcext:value-type="string">
            <text:p>EFTPOS HANARO TRADING <text:s text:c="4"/>\SUNNYBANK <text:s text:c="8"/>AU</text:p>
          </table:table-cell>
          <table:table-cell table:formula="of:=INDEX(catagories;MATCH(1;ISNUMBER(SEARCH(keys;[.C48]));0))" office:value-type="string" office:string-value="Daily Living -- Groceries" calcext:value-type="string">
            <text:p>Daily Living -- Groceries</text:p>
          </table:table-cell>
          <table:table-cell table:formula="of:=VLOOKUP([.D48];unique_categories;2;0)" office:value-type="string" office:string-value="D01" calcext:value-type="string">
            <text:p>D01</text:p>
          </table:table-cell>
          <table:table-cell table:number-columns-repeated="1018"/>
        </table:table-row>
        <table:table-row table:style-name="ro6">
          <table:table-cell office:value-type="date" office:date-value="2019-03-18" calcext:value-type="date">
            <text:p>2019-03-18</text:p>
          </table:table-cell>
          <table:table-cell office:value-type="float" office:value="-33.5" calcext:value-type="float">
            <text:p>-33.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49]));0))" office:value-type="string" office:string-value="Daily Living -- Groceries" calcext:value-type="string">
            <text:p>Daily Living -- Groceries</text:p>
          </table:table-cell>
          <table:table-cell table:formula="of:=VLOOKUP([.D49];unique_categories;2;0)" office:value-type="string" office:string-value="D01" calcext:value-type="string">
            <text:p>D01</text:p>
          </table:table-cell>
          <table:table-cell table:number-columns-repeated="1018"/>
        </table:table-row>
        <table:table-row table:style-name="ro6">
          <table:table-cell office:value-type="date" office:date-value="2019-03-18" calcext:value-type="date">
            <text:p>2019-03-18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50]));0))" office:value-type="string" office:string-value="Daily Living -- Groceries" calcext:value-type="string">
            <text:p>Daily Living -- Groceries</text:p>
          </table:table-cell>
          <table:table-cell table:formula="of:=VLOOKUP([.D50];unique_categories;2;0)" office:value-type="string" office:string-value="D01" calcext:value-type="string">
            <text:p>D01</text:p>
          </table:table-cell>
          <table:table-cell table:number-columns-repeated="1018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074420729143V</text:p>
          </table:table-cell>
          <table:table-cell table:formula="of:=INDEX(catagories;MATCH(1;ISNUMBER(SEARCH(keys;[.C51]));0))" office:value-type="string" office:string-value="Debt -- Other" calcext:value-type="string">
            <text:p>Debt -- Other</text:p>
          </table:table-cell>
          <table:table-cell table:formula="of:=VLOOKUP([.D51];unique_categories;2;0)" office:value-type="string" office:string-value="F99" calcext:value-type="string">
            <text:p>F99</text:p>
          </table:table-cell>
          <table:table-cell table:number-columns-repeated="1018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99" calcext:value-type="float">
            <text:p>-99</text:p>
          </table:table-cell>
          <table:table-cell office:value-type="string" calcext:value-type="string">
            <text:p>ANZ INTERNET BANKING BPAY TELSTRA CORP LTD <text:s text:c="13"/>{807202}</text:p>
          </table:table-cell>
          <table:table-cell table:formula="of:=INDEX(catagories;MATCH(1;ISNUMBER(SEARCH(keys;[.C52]));0))" office:value-type="string" office:string-value="Housing Expenses -- Internet/Phone" calcext:value-type="string">
            <text:p>Housing Expenses -- Internet/Phone</text:p>
          </table:table-cell>
          <table:table-cell table:formula="of:=VLOOKUP([.D52];unique_categories;2;0)" office:value-type="string" office:string-value="A04" calcext:value-type="string">
            <text:p>A04</text:p>
          </table:table-cell>
          <table:table-cell table:number-columns-repeated="1018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58" calcext:value-type="float">
            <text:p>-58</text:p>
          </table:table-cell>
          <table:table-cell office:value-type="string" calcext:value-type="string">
            <text:p>PAYMENT TO QNMU MEMBERSHIP <text:s/>1981097</text:p>
          </table:table-cell>
          <table:table-cell table:formula="of:=INDEX(catagories;MATCH(1;ISNUMBER(SEARCH(keys;[.C53]));0))" office:value-type="string" office:string-value="Daily Living -- License Fee" calcext:value-type="string">
            <text:p>Daily Living -- License Fee</text:p>
          </table:table-cell>
          <table:table-cell table:formula="of:=VLOOKUP([.D53];unique_categories;2;0)" office:value-type="string" office:string-value="D10" calcext:value-type="string">
            <text:p>D10</text:p>
          </table:table-cell>
          <table:table-cell table:number-columns-repeated="1018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55" calcext:value-type="float">
            <text:p>-55</text:p>
          </table:table-cell>
          <table:table-cell office:value-type="string" calcext:value-type="string">
            <text:p>ANZ M-BANKING PAYMENT TRANSFER 806625 TO QAHS GENERAL ACCOUNT</text:p>
          </table:table-cell>
          <table:table-cell table:formula="of:=INDEX(catagories;MATCH(1;ISNUMBER(SEARCH(keys;[.C54]));0))" office:value-type="string" office:string-value="Daily Living -- Education/Lessons" calcext:value-type="string">
            <text:p>Daily Living -- Education/Lessons</text:p>
          </table:table-cell>
          <table:table-cell table:formula="of:=VLOOKUP([.D54];unique_categories;2;0)" office:value-type="string" office:string-value="D05" calcext:value-type="string">
            <text:p>D05</text:p>
          </table:table-cell>
          <table:table-cell table:number-columns-repeated="1018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807412 <text:s/>TO <text:s/>014536587763751</text:p>
          </table:table-cell>
          <table:table-cell table:formula="of:=INDEX(catagories;MATCH(1;ISNUMBER(SEARCH(keys;[.C55]));0))" office:value-type="string" office:string-value="Saving -- Fund Transfer to " calcext:value-type="string">
            <text:p>Saving -- Fund Transfer to </text:p>
          </table:table-cell>
          <table:table-cell table:formula="of:=VLOOKUP([.D55];unique_categories;2;0)" office:value-type="string" office:string-value="G01" calcext:value-type="string">
            <text:p>G01</text:p>
          </table:table-cell>
          <table:table-cell table:number-columns-repeated="1018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807588 <text:s/>TO 4564627119604502</text:p>
          </table:table-cell>
          <table:table-cell table:formula="of:=INDEX(catagories;MATCH(1;ISNUMBER(SEARCH(keys;[.C56]));0))" office:value-type="string" office:string-value="Saving -- Fund Transfer to " calcext:value-type="string">
            <text:p>Saving -- Fund Transfer to </text:p>
          </table:table-cell>
          <table:table-cell table:formula="of:=VLOOKUP([.D56];unique_categories;2;0)" office:value-type="string" office:string-value="G01" calcext:value-type="string">
            <text:p>G01</text:p>
          </table:table-cell>
          <table:table-cell table:number-columns-repeated="1018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49.75" calcext:value-type="float">
            <text:p>-49.75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INDEX(catagories;MATCH(1;ISNUMBER(SEARCH(keys;[.C57]));0))" office:value-type="string" office:string-value="Transportation -- Fuel" calcext:value-type="string">
            <text:p>Transportation -- Fuel</text:p>
          </table:table-cell>
          <table:table-cell table:formula="of:=VLOOKUP([.D57];unique_categories;2;0)" office:value-type="string" office:string-value="B01" calcext:value-type="string">
            <text:p>B01</text:p>
          </table:table-cell>
          <table:table-cell table:number-columns-repeated="1018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EYKC17XY</text:p>
          </table:table-cell>
          <table:table-cell table:formula="of:=INDEX(catagories;MATCH(1;ISNUMBER(SEARCH(keys;[.C58]));0))" office:value-type="string" office:string-value="Medical/Health -- Health Club" calcext:value-type="string">
            <text:p>Medical/Health -- Health Club</text:p>
          </table:table-cell>
          <table:table-cell table:formula="of:=VLOOKUP([.D58];unique_categories;2;0)" office:value-type="string" office:string-value="C04" calcext:value-type="string">
            <text:p>C04</text:p>
          </table:table-cell>
          <table:table-cell table:number-columns-repeated="1018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074420729145K</text:p>
          </table:table-cell>
          <table:table-cell table:formula="of:=INDEX(catagories;MATCH(1;ISNUMBER(SEARCH(keys;[.C59]));0))" office:value-type="string" office:string-value="Debt -- Other" calcext:value-type="string">
            <text:p>Debt -- Other</text:p>
          </table:table-cell>
          <table:table-cell table:formula="of:=VLOOKUP([.D59];unique_categories;2;0)" office:value-type="string" office:string-value="F99" calcext:value-type="string">
            <text:p>F99</text:p>
          </table:table-cell>
          <table:table-cell table:number-columns-repeated="1018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13.05" calcext:value-type="float">
            <text:p>-13.05</text:p>
          </table:table-cell>
          <table:table-cell office:value-type="string" calcext:value-type="string">
            <text:p>EFTPOS COLES 4584 <text:s text:c="14"/>HELENSVALE <text:s text:c="2"/>AU</text:p>
          </table:table-cell>
          <table:table-cell table:formula="of:=INDEX(catagories;MATCH(1;ISNUMBER(SEARCH(keys;[.C60]));0))" office:value-type="string" office:string-value="Daily Living -- Groceries" calcext:value-type="string">
            <text:p>Daily Living -- Groceries</text:p>
          </table:table-cell>
          <table:table-cell table:formula="of:=VLOOKUP([.D60];unique_categories;2;0)" office:value-type="string" office:string-value="D01" calcext:value-type="string">
            <text:p>D01</text:p>
          </table:table-cell>
          <table:table-cell table:number-columns-repeated="1018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11.67" calcext:value-type="float">
            <text:p>-11.67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INDEX(catagories;MATCH(1;ISNUMBER(SEARCH(keys;[.C61]));0))" office:value-type="string" office:string-value="Daily Living -- Groceries" calcext:value-type="string">
            <text:p>Daily Living -- Groceries</text:p>
          </table:table-cell>
          <table:table-cell table:formula="of:=VLOOKUP([.D61];unique_categories;2;0)" office:value-type="string" office:string-value="D01" calcext:value-type="string">
            <text:p>D01</text:p>
          </table:table-cell>
          <table:table-cell table:number-columns-repeated="1018"/>
        </table:table-row>
        <table:table-row table:style-name="ro6">
          <table:table-cell office:value-type="date" office:date-value="2019-03-14" calcext:value-type="date">
            <text:p>2019-03-14</text:p>
          </table:table-cell>
          <table:table-cell office:value-type="float" office:value="-17.98" calcext:value-type="float">
            <text:p>-17.98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62]));0))" office:value-type="string" office:string-value="Daily Living -- Groceries" calcext:value-type="string">
            <text:p>Daily Living -- Groceries</text:p>
          </table:table-cell>
          <table:table-cell table:formula="of:=VLOOKUP([.D62];unique_categories;2;0)" office:value-type="string" office:string-value="D01" calcext:value-type="string">
            <text:p>D01</text:p>
          </table:table-cell>
          <table:table-cell table:number-columns-repeated="1018"/>
        </table:table-row>
        <table:table-row table:style-name="ro6">
          <table:table-cell office:value-type="date" office:date-value="2019-03-14" calcext:value-type="date">
            <text:p>2019-03-14</text:p>
          </table:table-cell>
          <table:table-cell office:value-type="float" office:value="-3.3" calcext:value-type="float">
            <text:p>-3.3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INDEX(catagories;MATCH(1;ISNUMBER(SEARCH(keys;[.C63]));0))" office:value-type="string" office:string-value="Daily Living -- Groceries" calcext:value-type="string">
            <text:p>Daily Living -- Groceries</text:p>
          </table:table-cell>
          <table:table-cell table:formula="of:=VLOOKUP([.D63];unique_categories;2;0)" office:value-type="string" office:string-value="D01" calcext:value-type="string">
            <text:p>D01</text:p>
          </table:table-cell>
          <table:table-cell table:number-columns-repeated="1018"/>
        </table:table-row>
        <table:table-row table:style-name="ro6">
          <table:table-cell office:value-type="date" office:date-value="2019-03-14" calcext:value-type="date">
            <text:p>2019-03-14</text:p>
          </table:table-cell>
          <table:table-cell office:value-type="float" office:value="821.1" calcext:value-type="float">
            <text:p>821.1</text:p>
          </table:table-cell>
          <table:table-cell office:value-type="string" calcext:value-type="string">
            <text:p>PAY/SALARY FROM DART LASER EMPLO GCI WAGES</text:p>
          </table:table-cell>
          <table:table-cell table:formula="of:=INDEX(catagories;MATCH(1;ISNUMBER(SEARCH(keys;[.C64]));0))" office:value-type="string" office:string-value="Miscellaneous -- Income" calcext:value-type="string">
            <text:p>Miscellaneous -- Income</text:p>
          </table:table-cell>
          <table:table-cell table:formula="of:=VLOOKUP([.D64];unique_categories;2;0)" office:value-type="string" office:string-value="H01" calcext:value-type="string">
            <text:p>H01</text:p>
          </table:table-cell>
          <table:table-cell table:number-columns-repeated="1018"/>
        </table:table-row>
        <table:table-row table:style-name="ro6">
          <table:table-cell office:value-type="date" office:date-value="2019-03-12" calcext:value-type="date">
            <text:p>2019-03-12</text:p>
          </table:table-cell>
          <table:table-cell office:value-type="float" office:value="-58.19" calcext:value-type="float">
            <text:p>-58.19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65]));0))" office:value-type="string" office:string-value="Daily Living -- Groceries" calcext:value-type="string">
            <text:p>Daily Living -- Groceries</text:p>
          </table:table-cell>
          <table:table-cell table:formula="of:=VLOOKUP([.D65];unique_categories;2;0)" office:value-type="string" office:string-value="D01" calcext:value-type="string">
            <text:p>D01</text:p>
          </table:table-cell>
          <table:table-cell table:number-columns-repeated="1018"/>
        </table:table-row>
        <table:table-row table:style-name="ro6">
          <table:table-cell office:value-type="date" office:date-value="2019-03-12" calcext:value-type="date">
            <text:p>2019-03-12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EFTPOS 7-ELEVEN 4154 <text:s text:c="11"/>PACIFIC PINESQL</text:p>
          </table:table-cell>
          <table:table-cell table:formula="of:=INDEX(catagories;MATCH(1;ISNUMBER(SEARCH(keys;[.C66]));0))" office:value-type="string" office:string-value="Transportation -- Fuel" calcext:value-type="string">
            <text:p>Transportation -- Fuel</text:p>
          </table:table-cell>
          <table:table-cell table:formula="of:=VLOOKUP([.D66];unique_categories;2;0)" office:value-type="string" office:string-value="B01" calcext:value-type="string">
            <text:p>B01</text:p>
          </table:table-cell>
          <table:table-cell table:number-columns-repeated="1018"/>
        </table:table-row>
        <table:table-row table:style-name="ro6">
          <table:table-cell office:value-type="date" office:date-value="2019-03-12" calcext:value-type="date">
            <text:p>2019-03-12</text:p>
          </table:table-cell>
          <table:table-cell office:value-type="float" office:value="-26.05" calcext:value-type="float">
            <text:p>-26.05</text:p>
          </table:table-cell>
          <table:table-cell office:value-type="string" calcext:value-type="string">
            <text:p>VISA DEBIT PURCHASE CARD 7079 K TOWN SUPERMARKET SOUTHPORT</text:p>
          </table:table-cell>
          <table:table-cell table:formula="of:=INDEX(catagories;MATCH(1;ISNUMBER(SEARCH(keys;[.C67]));0))" office:value-type="string" office:string-value="Daily Living -- Groceries" calcext:value-type="string">
            <text:p>Daily Living -- Groceries</text:p>
          </table:table-cell>
          <table:table-cell table:formula="of:=VLOOKUP([.D67];unique_categories;2;0)" office:value-type="string" office:string-value="D01" calcext:value-type="string">
            <text:p>D01</text:p>
          </table:table-cell>
          <table:table-cell table:number-columns-repeated="1018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INDEX(catagories;MATCH(1;ISNUMBER(SEARCH(keys;[.C68]));0))" office:value-type="string" office:string-value="Daily Living -- Withdraw Cash" calcext:value-type="string">
            <text:p>Daily Living -- Withdraw Cash</text:p>
          </table:table-cell>
          <table:table-cell table:formula="of:=VLOOKUP([.D68];unique_categories;2;0)" office:value-type="string" office:string-value="D13" calcext:value-type="string">
            <text:p>D13</text:p>
          </table:table-cell>
          <table:table-cell table:number-columns-repeated="1018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24.98" calcext:value-type="float">
            <text:p>-24.98</text:p>
          </table:table-cell>
          <table:table-cell office:value-type="string" calcext:value-type="string">
            <text:p>EFTPOS PACIFIC PINES CHEMM\PACIFIC PINES <text:s text:c="4"/>AU</text:p>
          </table:table-cell>
          <table:table-cell table:formula="of:=INDEX(catagories;MATCH(1;ISNUMBER(SEARCH(keys;[.C69]));0))" office:value-type="string" office:string-value="Medical/Health -- Medicine/Drugs" calcext:value-type="string">
            <text:p>Medical/Health -- Medicine/Drugs</text:p>
          </table:table-cell>
          <table:table-cell table:formula="of:=VLOOKUP([.D69];unique_categories;2;0)" office:value-type="string" office:string-value="C03" calcext:value-type="string">
            <text:p>C03</text:p>
          </table:table-cell>
          <table:table-cell table:number-columns-repeated="1018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24.92" calcext:value-type="float">
            <text:p>-24.92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INDEX(catagories;MATCH(1;ISNUMBER(SEARCH(keys;[.C70]));0))" office:value-type="string" office:string-value="Transportation -- Fuel" calcext:value-type="string">
            <text:p>Transportation -- Fuel</text:p>
          </table:table-cell>
          <table:table-cell table:formula="of:=VLOOKUP([.D70];unique_categories;2;0)" office:value-type="string" office:string-value="B01" calcext:value-type="string">
            <text:p>B01</text:p>
          </table:table-cell>
          <table:table-cell table:number-columns-repeated="1018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6.6" calcext:value-type="float">
            <text:p>-6.6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INDEX(catagories;MATCH(1;ISNUMBER(SEARCH(keys;[.C71]));0))" office:value-type="string" office:string-value="Daily Living -- Groceries" calcext:value-type="string">
            <text:p>Daily Living -- Groceries</text:p>
          </table:table-cell>
          <table:table-cell table:formula="of:=VLOOKUP([.D71];unique_categories;2;0)" office:value-type="string" office:string-value="D01" calcext:value-type="string">
            <text:p>D01</text:p>
          </table:table-cell>
          <table:table-cell table:number-columns-repeated="1018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104.95" calcext:value-type="float">
            <text:p>-104.95</text:p>
          </table:table-cell>
          <table:table-cell office:value-type="string" calcext:value-type="string">
            <text:p>EFTPOS WOOLWORTHS <text:s text:c="5"/>2713\HELENSVALE QLD <text:s text:c="2"/>AU</text:p>
          </table:table-cell>
          <table:table-cell table:formula="of:=INDEX(catagories;MATCH(1;ISNUMBER(SEARCH(keys;[.C72]));0))" office:value-type="string" office:string-value="Daily Living -- Groceries" calcext:value-type="string">
            <text:p>Daily Living -- Groceries</text:p>
          </table:table-cell>
          <table:table-cell table:formula="of:=VLOOKUP([.D72];unique_categories;2;0)" office:value-type="string" office:string-value="D01" calcext:value-type="string">
            <text:p>D01</text:p>
          </table:table-cell>
          <table:table-cell table:number-columns-repeated="1018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38.15" calcext:value-type="float">
            <text:p>-38.15</text:p>
          </table:table-cell>
          <table:table-cell office:value-type="string" calcext:value-type="string">
            <text:p>EFTPOS HELENSVALE DIS FRUIT\HELENSVALE QLD <text:s text:c="2"/>AU</text:p>
          </table:table-cell>
          <table:table-cell table:formula="of:=INDEX(catagories;MATCH(1;ISNUMBER(SEARCH(keys;[.C73]));0))" office:value-type="string" office:string-value="Daily Living -- Groceries" calcext:value-type="string">
            <text:p>Daily Living -- Groceries</text:p>
          </table:table-cell>
          <table:table-cell table:formula="of:=VLOOKUP([.D73];unique_categories;2;0)" office:value-type="string" office:string-value="D01" calcext:value-type="string">
            <text:p>D01</text:p>
          </table:table-cell>
          <table:table-cell table:number-columns-repeated="1018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2.2" calcext:value-type="float">
            <text:p>-2.2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INDEX(catagories;MATCH(1;ISNUMBER(SEARCH(keys;[.C74]));0))" office:value-type="string" office:string-value="Daily Living -- Groceries" calcext:value-type="string">
            <text:p>Daily Living -- Groceries</text:p>
          </table:table-cell>
          <table:table-cell table:formula="of:=VLOOKUP([.D74];unique_categories;2;0)" office:value-type="string" office:string-value="D01" calcext:value-type="string">
            <text:p>D01</text:p>
          </table:table-cell>
          <table:table-cell table:number-columns-repeated="1018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69.1" calcext:value-type="float">
            <text:p>-69.1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75]));0))" office:value-type="string" office:string-value="Daily Living -- Groceries" calcext:value-type="string">
            <text:p>Daily Living -- Groceries</text:p>
          </table:table-cell>
          <table:table-cell table:formula="of:=VLOOKUP([.D75];unique_categories;2;0)" office:value-type="string" office:string-value="D01" calcext:value-type="string">
            <text:p>D01</text:p>
          </table:table-cell>
          <table:table-cell table:number-columns-repeated="1018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54.28" calcext:value-type="float">
            <text:p>-54.28</text:p>
          </table:table-cell>
          <table:table-cell office:value-type="string" calcext:value-type="string">
            <text:p>EFTPOS WW PETROL <text:s text:c="6"/>2296\ROBINA QLD <text:s text:c="6"/>AU</text:p>
          </table:table-cell>
          <table:table-cell table:formula="of:=INDEX(catagories;MATCH(1;ISNUMBER(SEARCH(keys;[.C76]));0))" office:value-type="string" office:string-value="Transportation -- Fuel" calcext:value-type="string">
            <text:p>Transportation -- Fuel</text:p>
          </table:table-cell>
          <table:table-cell table:formula="of:=VLOOKUP([.D76];unique_categories;2;0)" office:value-type="string" office:string-value="B01" calcext:value-type="string">
            <text:p>B01</text:p>
          </table:table-cell>
          <table:table-cell table:number-columns-repeated="1018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EFTPOS CHIKOR PTY LTD <text:s text:c="10"/>SOUTHPORT <text:s text:c="3"/>AU</text:p>
          </table:table-cell>
          <table:table-cell table:formula="of:=INDEX(catagories;MATCH(1;ISNUMBER(SEARCH(keys;[.C77]));0))" office:value-type="string" office:string-value="Daily Living -- Dining/Eating Out" calcext:value-type="string">
            <text:p>Daily Living -- Dining/Eating Out</text:p>
          </table:table-cell>
          <table:table-cell table:formula="of:=VLOOKUP([.D77];unique_categories;2;0)" office:value-type="string" office:string-value="D06" calcext:value-type="string">
            <text:p>D06</text:p>
          </table:table-cell>
          <table:table-cell table:number-columns-repeated="1018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8.51" calcext:value-type="float">
            <text:p>-8.51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INDEX(catagories;MATCH(1;ISNUMBER(SEARCH(keys;[.C78]));0))" office:value-type="string" office:string-value="Daily Living -- Groceries" calcext:value-type="string">
            <text:p>Daily Living -- Groceries</text:p>
          </table:table-cell>
          <table:table-cell table:formula="of:=VLOOKUP([.D78];unique_categories;2;0)" office:value-type="string" office:string-value="D01" calcext:value-type="string">
            <text:p>D01</text:p>
          </table:table-cell>
          <table:table-cell table:number-columns-repeated="1018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VISA DEBIT PURCHASE CARD 7079 OFFICEWORKS 0401 SOUTHPORT</text:p>
          </table:table-cell>
          <table:table-cell table:formula="of:=INDEX(catagories;MATCH(1;ISNUMBER(SEARCH(keys;[.C79]));0))" office:value-type="string" office:string-value="Daily Living -- Office Supplies" calcext:value-type="string">
            <text:p>Daily Living -- Office Supplies</text:p>
          </table:table-cell>
          <table:table-cell table:formula="of:=VLOOKUP([.D79];unique_categories;2;0)" office:value-type="string" office:string-value="D07" calcext:value-type="string">
            <text:p>D07</text:p>
          </table:table-cell>
          <table:table-cell table:number-columns-repeated="1018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16.63" calcext:value-type="float">
            <text:p>-16.63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INDEX(catagories;MATCH(1;ISNUMBER(SEARCH(keys;[.C80]));0))" office:value-type="string" office:string-value="Daily Living -- Groceries" calcext:value-type="string">
            <text:p>Daily Living -- Groceries</text:p>
          </table:table-cell>
          <table:table-cell table:formula="of:=VLOOKUP([.D80];unique_categories;2;0)" office:value-type="string" office:string-value="D01" calcext:value-type="string">
            <text:p>D01</text:p>
          </table:table-cell>
          <table:table-cell table:number-columns-repeated="1018"/>
        </table:table-row>
        <table:table-row table:style-name="ro6">
          <table:table-cell office:value-type="date" office:date-value="2019-03-08" calcext:value-type="date">
            <text:p>2019-03-08</text:p>
          </table:table-cell>
          <table:table-cell office:value-type="float" office:value="-840" calcext:value-type="float">
            <text:p>-840</text:p>
          </table:table-cell>
          <table:table-cell office:value-type="string" calcext:value-type="string">
            <text:p>ANZ M-BANKING PAYMENT TRANSFER 327870 TO DHC <text:s/>INVESTMENT</text:p>
          </table:table-cell>
          <table:table-cell table:formula="of:=INDEX(catagories;MATCH(1;ISNUMBER(SEARCH(keys;[.C81]));0))" office:value-type="string" office:string-value="Housing Expenses -- Rent" calcext:value-type="string">
            <text:p>Housing Expenses -- Rent</text:p>
          </table:table-cell>
          <table:table-cell table:formula="of:=VLOOKUP([.D81];unique_categories;2;0)" office:value-type="string" office:string-value="A02" calcext:value-type="string">
            <text:p>A02</text:p>
          </table:table-cell>
          <table:table-cell table:number-columns-repeated="1018"/>
        </table:table-row>
        <table:table-row table:style-name="ro6">
          <table:table-cell office:value-type="date" office:date-value="2019-03-08" calcext:value-type="date">
            <text:p>2019-03-08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ANZ M-BANKING FUNDS TFER TRANSFER 328124 <text:s/>TO <text:s/>014536587763751</text:p>
          </table:table-cell>
          <table:table-cell table:formula="of:=INDEX(catagories;MATCH(1;ISNUMBER(SEARCH(keys;[.C82]));0))" office:value-type="string" office:string-value="Saving -- Fund Transfer to " calcext:value-type="string">
            <text:p>Saving -- Fund Transfer to </text:p>
          </table:table-cell>
          <table:table-cell table:formula="of:=VLOOKUP([.D82];unique_categories;2;0)" office:value-type="string" office:string-value="G01" calcext:value-type="string">
            <text:p>G01</text:p>
          </table:table-cell>
          <table:table-cell table:number-columns-repeated="1018"/>
        </table:table-row>
        <table:table-row table:style-name="ro6">
          <table:table-cell office:value-type="date" office:date-value="2019-03-08" calcext:value-type="date">
            <text:p>2019-03-08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M-BANKING FUNDS TFER TRANSFER 328320 <text:s/>TO 5468279041172986</text:p>
          </table:table-cell>
          <table:table-cell table:formula="of:=INDEX(catagories;MATCH(1;ISNUMBER(SEARCH(keys;[.C83]));0))" office:value-type="string" office:string-value="Saving -- Fund Transfer to " calcext:value-type="string">
            <text:p>Saving -- Fund Transfer to </text:p>
          </table:table-cell>
          <table:table-cell table:formula="of:=VLOOKUP([.D83];unique_categories;2;0)" office:value-type="string" office:string-value="G01" calcext:value-type="string">
            <text:p>G01</text:p>
          </table:table-cell>
          <table:table-cell table:number-columns-repeated="1018"/>
        </table:table-row>
        <table:table-row table:style-name="ro6">
          <table:table-cell office:value-type="date" office:date-value="2019-03-08" calcext:value-type="date">
            <text:p>2019-03-08</text:p>
          </table:table-cell>
          <table:table-cell office:value-type="float" office:value="-1.85" calcext:value-type="float">
            <text:p>-1.85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INDEX(catagories;MATCH(1;ISNUMBER(SEARCH(keys;[.C84]));0))" office:value-type="string" office:string-value="Daily Living -- Groceries" calcext:value-type="string">
            <text:p>Daily Living -- Groceries</text:p>
          </table:table-cell>
          <table:table-cell table:formula="of:=VLOOKUP([.D84];unique_categories;2;0)" office:value-type="string" office:string-value="D01" calcext:value-type="string">
            <text:p>D01</text:p>
          </table:table-cell>
          <table:table-cell table:number-columns-repeated="1018"/>
        </table:table-row>
        <table:table-row table:style-name="ro6">
          <table:table-cell office:value-type="date" office:date-value="2019-03-07" calcext:value-type="date">
            <text:p>2019-03-07</text:p>
          </table:table-cell>
          <table:table-cell office:value-type="float" office:value="-716.6" calcext:value-type="float">
            <text:p>-716.6</text:p>
          </table:table-cell>
          <table:table-cell office:value-type="string" calcext:value-type="string">
            <text:p>ANZ PHONE BANKING BPAY TMR REG RENEW 4817 <text:s text:c="11"/>{755996}</text:p>
          </table:table-cell>
          <table:table-cell table:formula="of:=INDEX(catagories;MATCH(1;ISNUMBER(SEARCH(keys;[.C85]));0))" office:value-type="string" office:string-value="Transportation -- Registration" calcext:value-type="string">
            <text:p>Transportation -- Registration</text:p>
          </table:table-cell>
          <table:table-cell table:formula="of:=VLOOKUP([.D85];unique_categories;2;0)" office:value-type="string" office:string-value="B03" calcext:value-type="string">
            <text:p>B03</text:p>
          </table:table-cell>
          <table:table-cell table:number-columns-repeated="1018"/>
        </table:table-row>
        <table:table-row table:style-name="ro6">
          <table:table-cell office:value-type="date" office:date-value="2019-03-07" calcext:value-type="date">
            <text:p>2019-03-07</text:p>
          </table:table-cell>
          <table:table-cell office:value-type="float" office:value="-100.63" calcext:value-type="float">
            <text:p>-100.63</text:p>
          </table:table-cell>
          <table:table-cell office:value-type="string" calcext:value-type="string">
            <text:p>PAYMENT TO VODAFONE <text:s text:c="8"/>T3 131BCD 19</text:p>
          </table:table-cell>
          <table:table-cell table:formula="of:=INDEX(catagories;MATCH(1;ISNUMBER(SEARCH(keys;[.C86]));0))" office:value-type="string" office:string-value="Daily Living -- Mobile Phone Fee" calcext:value-type="string">
            <text:p>Daily Living -- Mobile Phone Fee</text:p>
          </table:table-cell>
          <table:table-cell table:formula="of:=VLOOKUP([.D86];unique_categories;2;0)" office:value-type="string" office:string-value="D12" calcext:value-type="string">
            <text:p>D12</text:p>
          </table:table-cell>
          <table:table-cell table:number-columns-repeated="1018"/>
        </table:table-row>
        <table:table-row table:style-name="ro6">
          <table:table-cell office:value-type="date" office:date-value="2019-03-07" calcext:value-type="date">
            <text:p>2019-03-07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PHONE BANKING BPAY JUSTICE SPER <text:s text:c="17"/>{756014}</text:p>
          </table:table-cell>
          <table:table-cell table:formula="of:=INDEX(catagories;MATCH(1;ISNUMBER(SEARCH(keys;[.C87]));0))" office:value-type="string" office:string-value="Transportation -- Fines" calcext:value-type="string">
            <text:p>Transportation -- Fines</text:p>
          </table:table-cell>
          <table:table-cell table:formula="of:=VLOOKUP([.D87];unique_categories;2;0)" office:value-type="string" office:string-value="B07" calcext:value-type="string">
            <text:p>B07</text:p>
          </table:table-cell>
          <table:table-cell table:number-columns-repeated="1018"/>
        </table:table-row>
        <table:table-row table:style-name="ro6">
          <table:table-cell office:value-type="date" office:date-value="2019-03-07" calcext:value-type="date">
            <text:p>2019-03-07</text:p>
          </table:table-cell>
          <table:table-cell office:value-type="float" office:value="-15.65" calcext:value-type="float">
            <text:p>-15.65</text:p>
          </table:table-cell>
          <table:table-cell office:value-type="string" calcext:value-type="string">
            <text:p>EFTPOS WE BREW PTY LTD <text:s text:c="9"/>HELENSVALE <text:s text:c="2"/>AU</text:p>
          </table:table-cell>
          <table:table-cell table:formula="of:=INDEX(catagories;MATCH(1;ISNUMBER(SEARCH(keys;[.C88]));0))" office:value-type="string" office:string-value="Daily Living -- Groceries" calcext:value-type="string">
            <text:p>Daily Living -- Groceries</text:p>
          </table:table-cell>
          <table:table-cell table:formula="of:=VLOOKUP([.D88];unique_categories;2;0)" office:value-type="string" office:string-value="D01" calcext:value-type="string">
            <text:p>D01</text:p>
          </table:table-cell>
          <table:table-cell table:number-columns-repeated="1018"/>
        </table:table-row>
        <table:table-row table:style-name="ro6">
          <table:table-cell office:value-type="date" office:date-value="2019-03-07" calcext:value-type="date">
            <text:p>2019-03-07</text:p>
          </table:table-cell>
          <table:table-cell office:value-type="float" office:value="821.1" calcext:value-type="float">
            <text:p>821.1</text:p>
          </table:table-cell>
          <table:table-cell office:value-type="string" calcext:value-type="string">
            <text:p>PAY/SALARY FROM DART LASER EMPLO GCI WAGES</text:p>
          </table:table-cell>
          <table:table-cell table:formula="of:=INDEX(catagories;MATCH(1;ISNUMBER(SEARCH(keys;[.C89]));0))" office:value-type="string" office:string-value="Miscellaneous -- Income" calcext:value-type="string">
            <text:p>Miscellaneous -- Income</text:p>
          </table:table-cell>
          <table:table-cell table:formula="of:=VLOOKUP([.D89];unique_categories;2;0)" office:value-type="string" office:string-value="H01" calcext:value-type="string">
            <text:p>H01</text:p>
          </table:table-cell>
          <table:table-cell table:number-columns-repeated="1018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M-BANKING FUNDS TFER TRANSFER 834577 <text:s/>TO <text:s/>014536587763751</text:p>
          </table:table-cell>
          <table:table-cell table:formula="of:=INDEX(catagories;MATCH(1;ISNUMBER(SEARCH(keys;[.C90]));0))" office:value-type="string" office:string-value="Saving -- Fund Transfer to " calcext:value-type="string">
            <text:p>Saving -- Fund Transfer to </text:p>
          </table:table-cell>
          <table:table-cell table:formula="of:=VLOOKUP([.D90];unique_categories;2;0)" office:value-type="string" office:string-value="G01" calcext:value-type="string">
            <text:p>G01</text:p>
          </table:table-cell>
          <table:table-cell table:number-columns-repeated="1018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75.01" calcext:value-type="float">
            <text:p>-75.01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91]));0))" office:value-type="string" office:string-value="Daily Living -- Groceries" calcext:value-type="string">
            <text:p>Daily Living -- Groceries</text:p>
          </table:table-cell>
          <table:table-cell table:formula="of:=VLOOKUP([.D91];unique_categories;2;0)" office:value-type="string" office:string-value="D01" calcext:value-type="string">
            <text:p>D01</text:p>
          </table:table-cell>
          <table:table-cell table:number-columns-repeated="1018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INDEX(catagories;MATCH(1;ISNUMBER(SEARCH(keys;[.C92]));0))" office:value-type="string" office:string-value="Daily Living -- Withdraw Cash" calcext:value-type="string">
            <text:p>Daily Living -- Withdraw Cash</text:p>
          </table:table-cell>
          <table:table-cell table:formula="of:=VLOOKUP([.D92];unique_categories;2;0)" office:value-type="string" office:string-value="D13" calcext:value-type="string">
            <text:p>D13</text:p>
          </table:table-cell>
          <table:table-cell table:number-columns-repeated="1018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34.99" calcext:value-type="float">
            <text:p>-34.99</text:p>
          </table:table-cell>
          <table:table-cell office:value-type="string" calcext:value-type="string">
            <text:p>EFTPOS PLINE PH HELENSVALE <text:s text:c="2"/>HELENSVALE <text:s text:c="2"/>QLDAU</text:p>
          </table:table-cell>
          <table:table-cell table:formula="of:=INDEX(catagories;MATCH(1;ISNUMBER(SEARCH(keys;[.C93]));0))" office:value-type="string" office:string-value="Daily Living -- Other" calcext:value-type="string">
            <text:p>Daily Living -- Other</text:p>
          </table:table-cell>
          <table:table-cell table:formula="of:=VLOOKUP([.D93];unique_categories;2;0)" office:value-type="string" office:string-value="D99" calcext:value-type="string">
            <text:p>D99</text:p>
          </table:table-cell>
          <table:table-cell table:number-columns-repeated="1018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INDEX(catagories;MATCH(1;ISNUMBER(SEARCH(keys;[.C94]));0))" office:value-type="string" office:string-value="Daily Living -- Withdraw Cash" calcext:value-type="string">
            <text:p>Daily Living -- Withdraw Cash</text:p>
          </table:table-cell>
          <table:table-cell table:formula="of:=VLOOKUP([.D94];unique_categories;2;0)" office:value-type="string" office:string-value="D13" calcext:value-type="string">
            <text:p>D13</text:p>
          </table:table-cell>
          <table:table-cell table:number-columns-repeated="1018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14.3" calcext:value-type="float">
            <text:p>-14.3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95]));0))" office:value-type="string" office:string-value="Daily Living -- Groceries" calcext:value-type="string">
            <text:p>Daily Living -- Groceries</text:p>
          </table:table-cell>
          <table:table-cell table:formula="of:=VLOOKUP([.D95];unique_categories;2;0)" office:value-type="string" office:string-value="D01" calcext:value-type="string">
            <text:p>D01</text:p>
          </table:table-cell>
          <table:table-cell table:number-columns-repeated="1018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4.14" calcext:value-type="float">
            <text:p>-4.14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INDEX(catagories;MATCH(1;ISNUMBER(SEARCH(keys;[.C96]));0))" office:value-type="string" office:string-value="Daily Living -- Groceries" calcext:value-type="string">
            <text:p>Daily Living -- Groceries</text:p>
          </table:table-cell>
          <table:table-cell table:formula="of:=VLOOKUP([.D96];unique_categories;2;0)" office:value-type="string" office:string-value="D01" calcext:value-type="string">
            <text:p>D01</text:p>
          </table:table-cell>
          <table:table-cell table:number-columns-repeated="1018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2077.55" calcext:value-type="float">
            <text:p>2077.55</text:p>
          </table:table-cell>
          <table:table-cell office:value-type="string" calcext:value-type="string">
            <text:p>PAY/SALARY FROM QUEENSLAND HEALT SALARY 00342073</text:p>
          </table:table-cell>
          <table:table-cell table:formula="of:=INDEX(catagories;MATCH(1;ISNUMBER(SEARCH(keys;[.C97]));0))" office:value-type="string" office:string-value="Miscellaneous -- Income" calcext:value-type="string">
            <text:p>Miscellaneous -- Income</text:p>
          </table:table-cell>
          <table:table-cell table:formula="of:=VLOOKUP([.D97];unique_categories;2;0)" office:value-type="string" office:string-value="H01" calcext:value-type="string">
            <text:p>H01</text:p>
          </table:table-cell>
          <table:table-cell table:number-columns-repeated="1018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VISA DEBIT PURCHASE CARD 7079 PACIFIC PINES PRIMARY PACIFIC PINES</text:p>
          </table:table-cell>
          <table:table-cell table:formula="of:=INDEX(catagories;MATCH(1;ISNUMBER(SEARCH(keys;[.C98]));0))" office:value-type="string" office:string-value="Daily Living -- Education/Lessons" calcext:value-type="string">
            <text:p>Daily Living -- Education/Lessons</text:p>
          </table:table-cell>
          <table:table-cell table:formula="of:=VLOOKUP([.D98];unique_categories;2;0)" office:value-type="string" office:string-value="D05" calcext:value-type="string">
            <text:p>D05</text:p>
          </table:table-cell>
          <table:table-cell table:number-columns-repeated="1018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44.99" calcext:value-type="float">
            <text:p>-44.99</text:p>
          </table:table-cell>
          <table:table-cell office:value-type="string" calcext:value-type="string">
            <text:p>VISA DEBIT PURCHASE CARD 7079 BETTS BRAND DIRECT BIGGERA WATER</text:p>
          </table:table-cell>
          <table:table-cell table:formula="of:=INDEX(catagories;MATCH(1;ISNUMBER(SEARCH(keys;[.C99]));0))" office:value-type="string" office:string-value="Daily Living -- shoes" calcext:value-type="string">
            <text:p>Daily Living -- shoes</text:p>
          </table:table-cell>
          <table:table-cell table:formula="of:=VLOOKUP([.D99];unique_categories;2;0)" office:value-type="string" office:string-value="D04" calcext:value-type="string">
            <text:p>D04</text:p>
          </table:table-cell>
          <table:table-cell table:number-columns-repeated="1018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34.59" calcext:value-type="float">
            <text:p>-34.59</text:p>
          </table:table-cell>
          <table:table-cell office:value-type="string" calcext:value-type="string">
            <text:p>VISA DEBIT PURCHASE CARD 7079 HAPPY MARKET RUNCORN RUNCORN</text:p>
          </table:table-cell>
          <table:table-cell table:formula="of:=INDEX(catagories;MATCH(1;ISNUMBER(SEARCH(keys;[.C100]));0))" office:value-type="string" office:string-value="Daily Living -- Groceries" calcext:value-type="string">
            <text:p>Daily Living -- Groceries</text:p>
          </table:table-cell>
          <table:table-cell table:formula="of:=VLOOKUP([.D100];unique_categories;2;0)" office:value-type="string" office:string-value="D01" calcext:value-type="string">
            <text:p>D01</text:p>
          </table:table-cell>
          <table:table-cell table:number-columns-repeated="1018"/>
        </table:table-row>
        <table:table-row table:style-name="ro6">
          <table:table-cell office:value-type="date" office:date-value="2019-03-05" calcext:value-type="date">
            <text:p>2019-03-05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VISA DEBIT PURCHASE CARD 7079 NIKE HARBOURTOWN BIGGERA WATRS</text:p>
          </table:table-cell>
          <table:table-cell table:formula="of:=INDEX(catagories;MATCH(1;ISNUMBER(SEARCH(keys;[.C101]));0))" office:value-type="string" office:string-value="Daily Living -- shoes" calcext:value-type="string">
            <text:p>Daily Living -- shoes</text:p>
          </table:table-cell>
          <table:table-cell table:formula="of:=VLOOKUP([.D101];unique_categories;2;0)" office:value-type="string" office:string-value="D04" calcext:value-type="string">
            <text:p>D04</text:p>
          </table:table-cell>
          <table:table-cell table:number-columns-repeated="1018"/>
        </table:table-row>
        <table:table-row table:style-name="ro6">
          <table:table-cell office:value-type="date" office:date-value="2019-03-05" calcext:value-type="date">
            <text:p>2019-03-05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VISA DEBIT PURCHASE CARD 7079 MS CHARCOAL PTY. LTD. RUNCORN</text:p>
          </table:table-cell>
          <table:table-cell table:formula="of:=INDEX(catagories;MATCH(1;ISNUMBER(SEARCH(keys;[.C102]));0))" office:value-type="string" office:string-value="Daily Living -- Dining/Eating Out" calcext:value-type="string">
            <text:p>Daily Living -- Dining/Eating Out</text:p>
          </table:table-cell>
          <table:table-cell table:formula="of:=VLOOKUP([.D102];unique_categories;2;0)" office:value-type="string" office:string-value="D06" calcext:value-type="string">
            <text:p>D06</text:p>
          </table:table-cell>
          <table:table-cell table:number-columns-repeated="1018"/>
        </table:table-row>
        <table:table-row table:style-name="ro6">
          <table:table-cell office:value-type="date" office:date-value="2019-03-05" calcext:value-type="date">
            <text:p>2019-03-05</text:p>
          </table:table-cell>
          <table:table-cell office:value-type="float" office:value="-6.19" calcext:value-type="float">
            <text:p>-6.19</text:p>
          </table:table-cell>
          <table:table-cell office:value-type="string" calcext:value-type="string">
            <text:p>VISA DEBIT PURCHASE CARD 7079 IGA RUNCORN RUNCORN</text:p>
          </table:table-cell>
          <table:table-cell table:formula="of:=INDEX(catagories;MATCH(1;ISNUMBER(SEARCH(keys;[.C103]));0))" office:value-type="string" office:string-value="Daily Living -- Groceries" calcext:value-type="string">
            <text:p>Daily Living -- Groceries</text:p>
          </table:table-cell>
          <table:table-cell table:formula="of:=VLOOKUP([.D103];unique_categories;2;0)" office:value-type="string" office:string-value="D01" calcext:value-type="string">
            <text:p>D01</text:p>
          </table:table-cell>
          <table:table-cell table:number-columns-repeated="1018"/>
        </table:table-row>
        <table:table-row table:style-name="ro6">
          <table:table-cell office:value-type="date" office:date-value="2019-03-05" calcext:value-type="date">
            <text:p>2019-03-05</text:p>
          </table:table-cell>
          <table:table-cell office:value-type="float" office:value="-13.82" calcext:value-type="float">
            <text:p>-13.82</text:p>
          </table:table-cell>
          <table:table-cell office:value-type="string" calcext:value-type="string">
            <text:p>VISA DEBIT PURCHASE CARD 7079 ALDI STORES - HELENSVA HELENSVALE</text:p>
          </table:table-cell>
          <table:table-cell table:formula="of:=INDEX(catagories;MATCH(1;ISNUMBER(SEARCH(keys;[.C104]));0))" office:value-type="string" office:string-value="Daily Living -- Groceries" calcext:value-type="string">
            <text:p>Daily Living -- Groceries</text:p>
          </table:table-cell>
          <table:table-cell table:formula="of:=VLOOKUP([.D104];unique_categories;2;0)" office:value-type="string" office:string-value="D01" calcext:value-type="string">
            <text:p>D01</text:p>
          </table:table-cell>
          <table:table-cell table:number-columns-repeated="1018"/>
        </table:table-row>
        <table:table-row table:style-name="ro6">
          <table:table-cell office:value-type="date" office:date-value="2019-03-04" calcext:value-type="date">
            <text:p>2019-03-04</text:p>
          </table:table-cell>
          <table:table-cell office:value-type="float" office:value="-48.85" calcext:value-type="float">
            <text:p>-48.85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INDEX(catagories;MATCH(1;ISNUMBER(SEARCH(keys;[.C105]));0))" office:value-type="string" office:string-value="Daily Living -- Groceries" calcext:value-type="string">
            <text:p>Daily Living -- Groceries</text:p>
          </table:table-cell>
          <table:table-cell table:formula="of:=VLOOKUP([.D105];unique_categories;2;0)" office:value-type="string" office:string-value="D01" calcext:value-type="string">
            <text:p>D01</text:p>
          </table:table-cell>
          <table:table-cell table:number-columns-repeated="1018"/>
        </table:table-row>
        <table:table-row table:style-name="ro6">
          <table:table-cell office:value-type="date" office:date-value="2019-03-04" calcext:value-type="date">
            <text:p>2019-03-04</text:p>
          </table:table-cell>
          <table:table-cell office:value-type="float" office:value="-56.79" calcext:value-type="float">
            <text:p>-56.79</text:p>
          </table:table-cell>
          <table:table-cell office:value-type="string" calcext:value-type="string">
            <text:p>EFTPOS HANARO TRADING <text:s text:c="4"/>\SUNNYBANK <text:s text:c="8"/>AU</text:p>
          </table:table-cell>
          <table:table-cell table:formula="of:=INDEX(catagories;MATCH(1;ISNUMBER(SEARCH(keys;[.C106]));0))" office:value-type="string" office:string-value="Daily Living -- Groceries" calcext:value-type="string">
            <text:p>Daily Living -- Groceries</text:p>
          </table:table-cell>
          <table:table-cell table:formula="of:=VLOOKUP([.D106];unique_categories;2;0)" office:value-type="string" office:string-value="D01" calcext:value-type="string">
            <text:p>D01</text:p>
          </table:table-cell>
          <table:table-cell table:number-columns-repeated="1018"/>
        </table:table-row>
        <table:table-row table:style-name="ro6">
          <table:table-cell office:value-type="date" office:date-value="2019-03-04" calcext:value-type="date">
            <text:p>2019-03-04</text:p>
          </table:table-cell>
          <table:table-cell office:value-type="float" office:value="-66.6" calcext:value-type="float">
            <text:p>-66.6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107]));0))" office:value-type="string" office:string-value="Daily Living -- Groceries" calcext:value-type="string">
            <text:p>Daily Living -- Groceries</text:p>
          </table:table-cell>
          <table:table-cell table:formula="of:=VLOOKUP([.D107];unique_categories;2;0)" office:value-type="string" office:string-value="D01" calcext:value-type="string">
            <text:p>D01</text:p>
          </table:table-cell>
          <table:table-cell table:number-columns-repeated="1018"/>
        </table:table-row>
        <table:table-row table:style-name="ro6">
          <table:table-cell office:value-type="date" office:date-value="2019-03-04" calcext:value-type="date">
            <text:p>2019-03-04</text:p>
          </table:table-cell>
          <table:table-cell office:value-type="float" office:value="-25.4" calcext:value-type="float">
            <text:p>-25.4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108]));0))" office:value-type="string" office:string-value="Daily Living -- Groceries" calcext:value-type="string">
            <text:p>Daily Living -- Groceries</text:p>
          </table:table-cell>
          <table:table-cell table:formula="of:=VLOOKUP([.D108];unique_categories;2;0)" office:value-type="string" office:string-value="D01" calcext:value-type="string">
            <text:p>D01</text:p>
          </table:table-cell>
          <table:table-cell table:number-columns-repeated="1018"/>
        </table:table-row>
        <table:table-row table:style-name="ro6">
          <table:table-cell office:value-type="date" office:date-value="2019-03-04" calcext:value-type="date">
            <text:p>2019-03-04</text:p>
          </table:table-cell>
          <table:table-cell office:value-type="float" office:value="-53" calcext:value-type="float">
            <text:p>-53</text:p>
          </table:table-cell>
          <table:table-cell office:value-type="string" calcext:value-type="string">
            <text:p>VISA DEBIT PURCHASE CARD 7079 KMART 1179 HELENSVALE</text:p>
          </table:table-cell>
          <table:table-cell table:formula="of:=INDEX(catagories;MATCH(1;ISNUMBER(SEARCH(keys;[.C109]));0))" office:value-type="string" office:string-value="Daily Living -- Groceries" calcext:value-type="string">
            <text:p>Daily Living -- Groceries</text:p>
          </table:table-cell>
          <table:table-cell table:formula="of:=VLOOKUP([.D109];unique_categories;2;0)" office:value-type="string" office:string-value="D01" calcext:value-type="string">
            <text:p>D01</text:p>
          </table:table-cell>
          <table:table-cell table:number-columns-repeated="1018"/>
        </table:table-row>
        <table:table-row table:style-name="ro6">
          <table:table-cell office:value-type="date" office:date-value="2019-03-04" calcext:value-type="date">
            <text:p>2019-03-04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VISA DEBIT PURCHASE CARD 7079 ALDI STORES - HELENSVA HELENSVALE</text:p>
          </table:table-cell>
          <table:table-cell table:formula="of:=INDEX(catagories;MATCH(1;ISNUMBER(SEARCH(keys;[.C110]));0))" office:value-type="string" office:string-value="Daily Living -- Groceries" calcext:value-type="string">
            <text:p>Daily Living -- Groceries</text:p>
          </table:table-cell>
          <table:table-cell table:formula="of:=VLOOKUP([.D110];unique_categories;2;0)" office:value-type="string" office:string-value="D01" calcext:value-type="string">
            <text:p>D01</text:p>
          </table:table-cell>
          <table:table-cell table:number-columns-repeated="1018"/>
        </table:table-row>
        <table:table-row table:style-name="ro6">
          <table:table-cell office:value-type="date" office:date-value="2019-03-01" calcext:value-type="date">
            <text:p>2019-03-01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M-BANKING FUNDS TFER TRANSFER 815147 <text:s/>TO <text:s/>014536587763751</text:p>
          </table:table-cell>
          <table:table-cell table:formula="of:=INDEX(catagories;MATCH(1;ISNUMBER(SEARCH(keys;[.C111]));0))" office:value-type="string" office:string-value="Saving -- Fund Transfer to " calcext:value-type="string">
            <text:p>Saving -- Fund Transfer to </text:p>
          </table:table-cell>
          <table:table-cell table:formula="of:=VLOOKUP([.D111];unique_categories;2;0)" office:value-type="string" office:string-value="G01" calcext:value-type="string">
            <text:p>G01</text:p>
          </table:table-cell>
          <table:table-cell table:number-columns-repeated="1018"/>
        </table:table-row>
        <table:table-row table:style-name="ro6">
          <table:table-cell office:value-type="date" office:date-value="2019-03-01" calcext:value-type="date">
            <text:p>2019-03-01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060420729143V</text:p>
          </table:table-cell>
          <table:table-cell table:formula="of:=INDEX(catagories;MATCH(1;ISNUMBER(SEARCH(keys;[.C112]));0))" office:value-type="string" office:string-value="Debt -- Other" calcext:value-type="string">
            <text:p>Debt -- Other</text:p>
          </table:table-cell>
          <table:table-cell table:formula="of:=VLOOKUP([.D112];unique_categories;2;0)" office:value-type="string" office:string-value="F99" calcext:value-type="string">
            <text:p>F99</text:p>
          </table:table-cell>
          <table:table-cell table:number-columns-repeated="1018"/>
        </table:table-row>
        <table:table-row table:style-name="ro6">
          <table:table-cell office:value-type="date" office:date-value="2019-03-01" calcext:value-type="date">
            <text:p>2019-03-01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M-BANKING FUNDS TFER TRANSFER 815333 <text:s/>TO 5468279041172986</text:p>
          </table:table-cell>
          <table:table-cell table:formula="of:=INDEX(catagories;MATCH(1;ISNUMBER(SEARCH(keys;[.C113]));0))" office:value-type="string" office:string-value="Saving -- Fund Transfer to " calcext:value-type="string">
            <text:p>Saving -- Fund Transfer to </text:p>
          </table:table-cell>
          <table:table-cell table:formula="of:=VLOOKUP([.D113];unique_categories;2;0)" office:value-type="string" office:string-value="G01" calcext:value-type="string">
            <text:p>G01</text:p>
          </table:table-cell>
          <table:table-cell table:number-columns-repeated="1018"/>
        </table:table-row>
        <table:table-row table:style-name="ro6">
          <table:table-cell office:value-type="date" office:date-value="2019-03-01" calcext:value-type="date">
            <text:p>2019-03-01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D3YE1L15</text:p>
          </table:table-cell>
          <table:table-cell table:formula="of:=INDEX(catagories;MATCH(1;ISNUMBER(SEARCH(keys;[.C114]));0))" office:value-type="string" office:string-value="Medical/Health -- Health Club" calcext:value-type="string">
            <text:p>Medical/Health -- Health Club</text:p>
          </table:table-cell>
          <table:table-cell table:formula="of:=VLOOKUP([.D114];unique_categories;2;0)" office:value-type="string" office:string-value="C04" calcext:value-type="string">
            <text:p>C04</text:p>
          </table:table-cell>
          <table:table-cell table:number-columns-repeated="1018"/>
        </table:table-row>
        <table:table-row table:style-name="ro6">
          <table:table-cell office:value-type="date" office:date-value="2019-03-01" calcext:value-type="date">
            <text:p>2019-03-0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060420729145K</text:p>
          </table:table-cell>
          <table:table-cell table:formula="of:=INDEX(catagories;MATCH(1;ISNUMBER(SEARCH(keys;[.C115]));0))" office:value-type="string" office:string-value="Debt -- Other" calcext:value-type="string">
            <text:p>Debt -- Other</text:p>
          </table:table-cell>
          <table:table-cell table:formula="of:=VLOOKUP([.D115];unique_categories;2;0)" office:value-type="string" office:string-value="F99" calcext:value-type="string">
            <text:p>F99</text:p>
          </table:table-cell>
          <table:table-cell table:number-columns-repeated="1018"/>
        </table:table-row>
        <table:table-row table:style-name="ro6" table:number-rows-repeated="1048460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  <table:database-ranges>
        <table:database-range table:name="catagories" table:target-range-address="Keywords.B2:Keywords.B42" table:on-update-keep-styles="true" table:on-update-keep-size="false" table:orientation="column"/>
        <table:database-range table:name="code" table:target-range-address="Keywords.C2:Keywords.C42" table:on-update-keep-styles="true" table:on-update-keep-size="false" table:orientation="column"/>
        <table:database-range table:name="keys" table:target-range-address="Keywords.A2:Keywords.A42" table:on-update-keep-styles="true" table:on-update-keep-size="false" table:orientation="column"/>
        <table:database-range table:name="unique_categories" table:target-range-address="Keywords.H2:Keywords.I24" table:on-update-keep-styles="true" table:on-update-keep-size="false" table:orientation="column"/>
        <table:database-range table:name="__Anonymous_Sheet_DB__0" table:target-range-address="category_lists.D1:category_lists.E5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0" loext:min-decimal-places="0" number:min-integer-digits="2"/>
    </number:number-style>
    <number:number-style style:name="N114">
      <number:number number:decimal-places="1" loext:min-decimal-places="1" number:min-integer-digits="1"/>
    </number:number-style>
    <number:date-style style:name="N115">
      <number:year number:style="long"/>
      <number:text>-</number:text>
      <number:month number:style="long"/>
      <number:text>-</number:text>
      <number:day number:style="long"/>
      <number:text> </number:text>
    </number:date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2">00/00/0000</text:date>, <text:time style:data-style-name="N2" text:time-value="21:25:55.4179519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06:13:10</meta:creation-date>
    <meta:initial-creator>Moon</meta:initial-creator>
    <dc:language>en-AU</dc:language>
    <dc:date>2019-04-22T22:14:13.597167736</dc:date>
    <meta:editing-cycles>17</meta:editing-cycles>
    <meta:editing-duration>PT4H3M49S</meta:editing-duration>
    <meta:generator>LibreOffice/6.2.2.2$Linux_X86_64 LibreOffice_project/20$Build-2</meta:generator>
    <meta:document-statistic meta:table-count="4" meta:cell-count="119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